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--- 69 ---</text:p>
          </table:table-cell>
          <table:table-cell office:value-type="string" calcext:value-type="string">
            <text:p>u16</text:p>
          </table:table-cell>
          <table:table-cell table:style-name="Default" office:value-type="string" calcext:value-type="string">
            <text:p>erro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NT([.A2]*65535)" office:value-type="float" office:value="0" calcext:value-type="float">
            <text:p>0</text:p>
          </table:table-cell>
          <table:table-cell table:number-columns-repeated="13"/>
          <table:table-cell table:formula="of:=MIN([.P3:.P121])" office:value-type="float" office:value="-0.0447149010833024" calcext:value-type="float">
            <text:p>-0.0447149010833024</text:p>
          </table:table-cell>
        </table:table-row>
        <table:table-row table:style-name="ro1">
          <table:table-cell office:value-type="float" office:value="0.00916666630655527" calcext:value-type="float">
            <text:p>0.00916666630655527</text:p>
          </table:table-cell>
          <table:table-cell table:formula="of:=INT([.A3]*65535)" office:value-type="float" office:value="600" calcext:value-type="float">
            <text:p>600</text:p>
          </table:table-cell>
          <table:table-cell table:formula="of:=([.B3]/65535-[.A3])/[.A3]" office:value-type="percentage" office:value="-0.00122761843412695" calcext:value-type="percentage">
            <text:p>-0.12%</text:p>
          </table:table-cell>
          <table:table-cell table:formula="of:=[.A3]" office:value-type="float" office:value="0.00916666630655527" calcext:value-type="float">
            <text:p>0.00916666630655527</text:p>
          </table:table-cell>
          <table:table-cell table:formula="of:=[.D3]*48000" office:value-type="float" office:value="439.999982714653" calcext:value-type="float">
            <text:p>439.999982714653</text:p>
          </table:table-cell>
          <table:table-cell table:formula="of:=INT([.D3]*65535)/65535*48000" office:value-type="float" office:value="439.459830624857" calcext:value-type="float">
            <text:p>439.459830624857</text:p>
          </table:table-cell>
          <table:table-cell table:style-name="ce2" table:formula="of:=([.F3]-[.E3])/[.E3]" office:value-type="float" office:value="-0.00122761843412693" calcext:value-type="float">
            <text:p>-0.0012276184341269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(440 / 32) * POWER(2; ([.L3] - 9)/12)" office:value-type="float" office:value="13.75" calcext:value-type="float">
            <text:p>13.75</text:p>
          </table:table-cell>
          <table:table-cell table:formula="of:= (1/  (48000) * [.M3])" office:value-type="float" office:value="0.000286458333333333" calcext:value-type="float">
            <text:p>0.000286458333333333</text:p>
          </table:table-cell>
          <table:table-cell table:formula="of:=INT([.N3]*65535)" office:value-type="float" office:value="18" calcext:value-type="float">
            <text:p>18</text:p>
          </table:table-cell>
          <table:table-cell table:formula="of:=([.O3]/65535 - [.N3]) / [.N3]" office:value-type="float" office:value="-0.0411785513639485" calcext:value-type="float">
            <text:p>-0.0411785513639485</text:p>
          </table:table-cell>
        </table:table-row>
        <table:table-row table:style-name="ro1">
          <table:table-cell office:value-type="float" office:value="0.0183333326131105" calcext:value-type="float">
            <text:p>0.0183333326131105</text:p>
          </table:table-cell>
          <table:table-cell table:formula="of:=INT([.A4]*65535)" office:value-type="float" office:value="1201" calcext:value-type="float">
            <text:p>1201</text:p>
          </table:table-cell>
          <table:table-cell table:formula="of:=([.B4]/65535-[.A4])/[.A4]" office:value-type="percentage" office:value="-0.000395308116155393" calcext:value-type="percentage">
            <text:p>-0.04%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formula="of:=(440 / 32) * POWER(2; ([.L4] - 9)/12)" office:value-type="float" office:value="14.5676175474403" calcext:value-type="float">
            <text:p>14.5676175474403</text:p>
          </table:table-cell>
          <table:table-cell table:formula="of:= (1/  (48000) * [.M4])" office:value-type="float" office:value="0.00030349203223834" calcext:value-type="float">
            <text:p>0.00030349203223834</text:p>
          </table:table-cell>
          <table:table-cell table:formula="of:=INT([.N4]*65535)" office:value-type="float" office:value="19" calcext:value-type="float">
            <text:p>19</text:p>
          </table:table-cell>
          <table:table-cell table:formula="of:=([.O4]/65535 - [.N4]) / [.N4]" office:value-type="float" office:value="-0.0447149010833024" calcext:value-type="float">
            <text:p>-0.0447149010833024</text:p>
          </table:table-cell>
        </table:table-row>
        <table:table-row table:style-name="ro1">
          <table:table-cell office:value-type="float" office:value="0.0274999998509884" calcext:value-type="float">
            <text:p>0.0274999998509884</text:p>
          </table:table-cell>
          <table:table-cell table:formula="of:=INT([.A5]*65535)" office:value-type="float" office:value="1802" calcext:value-type="float">
            <text:p>1802</text:p>
          </table:table-cell>
          <table:table-cell table:formula="of:=([.B5]/65535-[.A5])/[.A5]" office:value-type="percentage" office:value="-0.000117905205782031" calcext:value-type="percentage">
            <text:p>-0.01%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formula="of:=(440 / 32) * POWER(2; ([.L5] - 9)/12)" office:value-type="float" office:value="15.4338531642539" calcext:value-type="float">
            <text:p>15.4338531642539</text:p>
          </table:table-cell>
          <table:table-cell table:formula="of:= (1/  (48000) * [.M5])" office:value-type="float" office:value="0.000321538607588623" calcext:value-type="float">
            <text:p>0.000321538607588623</text:p>
          </table:table-cell>
          <table:table-cell table:formula="of:=INT([.N5]*65535)" office:value-type="float" office:value="21" calcext:value-type="float">
            <text:p>21</text:p>
          </table:table-cell>
          <table:table-cell table:formula="of:=([.O5]/65535 - [.N5]) / [.N5]" office:value-type="float" office:value="-0.00341840056545834" calcext:value-type="float">
            <text:p>-0.00341840056545834</text:p>
          </table:table-cell>
        </table:table-row>
        <table:table-row table:style-name="ro1">
          <table:table-cell office:value-type="float" office:value="0.0366666652262211" calcext:value-type="float">
            <text:p>0.0366666652262211</text:p>
          </table:table-cell>
          <table:table-cell table:formula="of:=INT([.A6]*65535)" office:value-type="float" office:value="2402" calcext:value-type="float">
            <text:p>2402</text:p>
          </table:table-cell>
          <table:table-cell table:formula="of:=([.B6]/65535-[.A6])/[.A6]" office:value-type="percentage" office:value="-0.000395308116155393" calcext:value-type="percentage">
            <text:p>-0.04%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formula="of:=(440 / 32) * POWER(2; ([.L6] - 9)/12)" office:value-type="float" office:value="16.3515978312874" calcext:value-type="float">
            <text:p>16.3515978312874</text:p>
          </table:table-cell>
          <table:table-cell table:formula="of:= (1/  (48000) * [.M6])" office:value-type="float" office:value="0.000340658288151821" calcext:value-type="float">
            <text:p>0.000340658288151821</text:p>
          </table:table-cell>
          <table:table-cell table:formula="of:=INT([.N6]*65535)" office:value-type="float" office:value="22" calcext:value-type="float">
            <text:p>22</text:p>
          </table:table-cell>
          <table:table-cell table:formula="of:=([.O6]/65535 - [.N6]) / [.N6]" office:value-type="float" office:value="-0.0145594767454752" calcext:value-type="float">
            <text:p>-0.0145594767454752</text:p>
          </table:table-cell>
        </table:table-row>
        <table:table-row table:style-name="ro1">
          <table:table-cell office:value-type="float" office:value="0.0458333306014538" calcext:value-type="float">
            <text:p>0.0458333306014538</text:p>
          </table:table-cell>
          <table:table-cell table:formula="of:=INT([.A7]*65535)" office:value-type="float" office:value="3003" calcext:value-type="float">
            <text:p>3003</text:p>
          </table:table-cell>
          <table:table-cell table:formula="of:=([.B7]/65535-[.A7])/[.A7]" office:value-type="percentage" office:value="-0.000228825737444818" calcext:value-type="percentage">
            <text:p>-0.02%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formula="of:=(440 / 32) * POWER(2; ([.L7] - 9)/12)" office:value-type="float" office:value="17.3239144360545" calcext:value-type="float">
            <text:p>17.3239144360545</text:p>
          </table:table-cell>
          <table:table-cell table:formula="of:= (1/  (48000) * [.M7])" office:value-type="float" office:value="0.000360914884084469" calcext:value-type="float">
            <text:p>0.000360914884084469</text:p>
          </table:table-cell>
          <table:table-cell table:formula="of:=INT([.N7]*65535)" office:value-type="float" office:value="23" calcext:value-type="float">
            <text:p>23</text:p>
          </table:table-cell>
          <table:table-cell table:formula="of:=([.O7]/65535 - [.N7]) / [.N7]" office:value-type="float" office:value="-0.0275892763073764" calcext:value-type="float">
            <text:p>-0.0275892763073764</text:p>
          </table:table-cell>
        </table:table-row>
        <table:table-row table:style-name="ro1">
          <table:table-cell office:value-type="float" office:value="0.0549999959766865" calcext:value-type="float">
            <text:p>0.0549999959766865</text:p>
          </table:table-cell>
          <table:table-cell table:formula="of:=INT([.A8]*65535)" office:value-type="float" office:value="3604" calcext:value-type="float">
            <text:p>3604</text:p>
          </table:table-cell>
          <table:table-cell table:formula="of:=([.B8]/65535-[.A8])/[.A8]" office:value-type="percentage" office:value="-0.000117837481212216" calcext:value-type="percentage">
            <text:p>-0.01%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formula="of:=(440 / 32) * POWER(2; ([.L8] - 9)/12)" office:value-type="float" office:value="18.354047994838" calcext:value-type="float">
            <text:p>18.354047994838</text:p>
          </table:table-cell>
          <table:table-cell table:formula="of:= (1/  (48000) * [.M8])" office:value-type="float" office:value="0.000382375999892458" calcext:value-type="float">
            <text:p>0.000382375999892458</text:p>
          </table:table-cell>
          <table:table-cell table:formula="of:=INT([.N8]*65535)" office:value-type="float" office:value="25" calcext:value-type="float">
            <text:p>25</text:p>
          </table:table-cell>
          <table:table-cell table:formula="of:=([.O8]/65535 - [.N8]) / [.N8]" office:value-type="float" office:value="-0.00235488753295303" calcext:value-type="float">
            <text:p>-0.00235488753295303</text:p>
          </table:table-cell>
        </table:table-row>
        <table:table-row table:style-name="ro1">
          <table:table-cell office:value-type="float" office:value="0.0641666650772095" calcext:value-type="float">
            <text:p>0.0641666650772095</text:p>
          </table:table-cell>
          <table:table-cell table:formula="of:=INT([.A9]*65535)" office:value-type="float" office:value="4205" calcext:value-type="float">
            <text:p>4205</text:p>
          </table:table-cell>
          <table:table-cell table:formula="of:=([.B9]/65535-[.A9])/[.A9]" office:value-type="percentage" office:value="-0.0000386182077258243" calcext:value-type="percentage">
            <text:p>0.00%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formula="of:=(440 / 32) * POWER(2; ([.L9] - 9)/12)" office:value-type="float" office:value="19.4454364826301" calcext:value-type="float">
            <text:p>19.4454364826301</text:p>
          </table:table-cell>
          <table:table-cell table:formula="of:= (1/  (48000) * [.M9])" office:value-type="float" office:value="0.000405113260054793" calcext:value-type="float">
            <text:p>0.000405113260054793</text:p>
          </table:table-cell>
          <table:table-cell table:formula="of:=INT([.N9]*65535)" office:value-type="float" office:value="26" calcext:value-type="float">
            <text:p>26</text:p>
          </table:table-cell>
          <table:table-cell table:formula="of:=([.O9]/65535 - [.N9]) / [.N9]" office:value-type="float" office:value="-0.0206823413767117" calcext:value-type="float">
            <text:p>-0.0206823413767117</text:p>
          </table:table-cell>
        </table:table-row>
        <table:table-row table:style-name="ro1">
          <table:table-cell office:value-type="float" office:value="0.0733333304524422" calcext:value-type="float">
            <text:p>0.0733333304524422</text:p>
          </table:table-cell>
          <table:table-cell table:formula="of:=INT([.A10]*65535)" office:value-type="float" office:value="4805" calcext:value-type="float">
            <text:p>4805</text:p>
          </table:table-cell>
          <table:table-cell table:formula="of:=([.B10]/65535-[.A10])/[.A10]" office:value-type="percentage" office:value="-0.000187230536662503" calcext:value-type="percentage">
            <text:p>-0.02%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(440 / 32) * POWER(2; ([.L10] - 9)/12)" office:value-type="float" office:value="20.6017223070544" calcext:value-type="float">
            <text:p>20.6017223070544</text:p>
          </table:table-cell>
          <table:table-cell table:formula="of:= (1/  (48000) * [.M10])" office:value-type="float" office:value="0.000429202548063633" calcext:value-type="float">
            <text:p>0.000429202548063633</text:p>
          </table:table-cell>
          <table:table-cell table:formula="of:=INT([.N10]*65535)" office:value-type="float" office:value="28" calcext:value-type="float">
            <text:p>28</text:p>
          </table:table-cell>
          <table:table-cell table:formula="of:=([.O10]/65535 - [.N10]) / [.N10]" office:value-type="float" office:value="-0.00454315792142914" calcext:value-type="float">
            <text:p>-0.00454315792142914</text:p>
          </table:table-cell>
        </table:table-row>
        <table:table-row table:style-name="ro1">
          <table:table-cell office:value-type="float" office:value="0.0824999958276749" calcext:value-type="float">
            <text:p>0.0824999958276749</text:p>
          </table:table-cell>
          <table:table-cell table:formula="of:=INT([.A11]*65535)" office:value-type="float" office:value="5406" calcext:value-type="float">
            <text:p>5406</text:p>
          </table:table-cell>
          <table:table-cell table:formula="of:=([.B11]/65535-[.A11])/[.A11]" office:value-type="percentage" office:value="-0.00011786005606984" calcext:value-type="percentage">
            <text:p>-0.01%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formula="of:=(440 / 32) * POWER(2; ([.L11] - 9)/12)" office:value-type="float" office:value="21.8267644645627" calcext:value-type="float">
            <text:p>21.8267644645627</text:p>
          </table:table-cell>
          <table:table-cell table:formula="of:= (1/  (48000) * [.M11])" office:value-type="float" office:value="0.00045472425967839" calcext:value-type="float">
            <text:p>0.00045472425967839</text:p>
          </table:table-cell>
          <table:table-cell table:formula="of:=INT([.N11]*65535)" office:value-type="float" office:value="29" calcext:value-type="float">
            <text:p>29</text:p>
          </table:table-cell>
          <table:table-cell table:formula="of:=([.O11]/65535 - [.N11]) / [.N11]" office:value-type="float" office:value="-0.0268572094280427" calcext:value-type="float">
            <text:p>-0.0268572094280427</text:p>
          </table:table-cell>
        </table:table-row>
        <table:table-row table:style-name="ro1">
          <table:table-cell office:value-type="float" office:value="0.0916666612029076" calcext:value-type="float">
            <text:p>0.0916666612029076</text:p>
          </table:table-cell>
          <table:table-cell table:formula="of:=INT([.A12]*65535)" office:value-type="float" office:value="6007" calcext:value-type="float">
            <text:p>6007</text:p>
          </table:table-cell>
          <table:table-cell table:formula="of:=([.B12]/65535-[.A12])/[.A12]" office:value-type="percentage" office:value="-0.0000623636704680357" calcext:value-type="percentage">
            <text:p>-0.01%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formula="of:=(440 / 32) * POWER(2; ([.L12] - 9)/12)" office:value-type="float" office:value="23.1246514194772" calcext:value-type="float">
            <text:p>23.1246514194772</text:p>
          </table:table-cell>
          <table:table-cell table:formula="of:= (1/  (48000) * [.M12])" office:value-type="float" office:value="0.000481763571239107" calcext:value-type="float">
            <text:p>0.000481763571239107</text:p>
          </table:table-cell>
          <table:table-cell table:formula="of:=INT([.N12]*65535)" office:value-type="float" office:value="31" calcext:value-type="float">
            <text:p>31</text:p>
          </table:table-cell>
          <table:table-cell table:formula="of:=([.O12]/65535 - [.N12]) / [.N12]" office:value-type="float" office:value="-0.0181290013669038" calcext:value-type="float">
            <text:p>-0.0181290013669038</text:p>
          </table:table-cell>
        </table:table-row>
        <table:table-row table:style-name="ro1">
          <table:table-cell office:value-type="float" office:value="0.10083332657814" calcext:value-type="float">
            <text:p>0.10083332657814</text:p>
          </table:table-cell>
          <table:table-cell table:formula="of:=INT([.A13]*65535)" office:value-type="float" office:value="6608" calcext:value-type="float">
            <text:p>6608</text:p>
          </table:table-cell>
          <table:table-cell table:formula="of:=([.B13]/65535-[.A13])/[.A13]" office:value-type="percentage" office:value="-0.0000169575360481253" calcext:value-type="percentage">
            <text:p>0.00%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formula="of:=(440 / 32) * POWER(2; ([.L13] - 9)/12)" office:value-type="float" office:value="24.4997147488593" calcext:value-type="float">
            <text:p>24.4997147488593</text:p>
          </table:table-cell>
          <table:table-cell table:formula="of:= (1/  (48000) * [.M13])" office:value-type="float" office:value="0.000510410723934569" calcext:value-type="float">
            <text:p>0.000510410723934569</text:p>
          </table:table-cell>
          <table:table-cell table:formula="of:=INT([.N13]*65535)" office:value-type="float" office:value="33" calcext:value-type="float">
            <text:p>33</text:p>
          </table:table-cell>
          <table:table-cell table:formula="of:=([.O13]/65535 - [.N13]) / [.N13]" office:value-type="float" office:value="-0.0134460367342656" calcext:value-type="float">
            <text:p>-0.0134460367342656</text:p>
          </table:table-cell>
        </table:table-row>
        <table:table-row table:style-name="ro1">
          <table:table-cell office:value-type="float" office:value="0.109999991953373" calcext:value-type="float">
            <text:p>0.109999991953373</text:p>
          </table:table-cell>
          <table:table-cell table:formula="of:=INT([.A14]*65535)" office:value-type="float" office:value="7208" calcext:value-type="float">
            <text:p>7208</text:p>
          </table:table-cell>
          <table:table-cell table:formula="of:=([.B14]/65535-[.A14])/[.A14]" office:value-type="percentage" office:value="-0.000117837481212216" calcext:value-type="percentage">
            <text:p>-0.01%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(440 / 32) * POWER(2; ([.L14] - 9)/12)" office:value-type="float" office:value="25.9565435987466" calcext:value-type="float">
            <text:p>25.9565435987466</text:p>
          </table:table-cell>
          <table:table-cell table:formula="of:= (1/  (48000) * [.M14])" office:value-type="float" office:value="0.000540761324973887" calcext:value-type="float">
            <text:p>0.000540761324973887</text:p>
          </table:table-cell>
          <table:table-cell table:formula="of:=INT([.N14]*65535)" office:value-type="float" office:value="35" calcext:value-type="float">
            <text:p>35</text:p>
          </table:table-cell>
          <table:table-cell table:formula="of:=([.O14]/65535 - [.N14]) / [.N14]" office:value-type="float" office:value="-0.0123817260597092" calcext:value-type="float">
            <text:p>-0.0123817260597092</text:p>
          </table:table-cell>
        </table:table-row>
        <table:table-row table:style-name="ro1">
          <table:table-cell office:value-type="float" office:value="0.119166657328606" calcext:value-type="float">
            <text:p>0.119166657328606</text:p>
          </table:table-cell>
          <table:table-cell table:formula="of:=INT([.A15]*65535)" office:value-type="float" office:value="7809" calcext:value-type="float">
            <text:p>7809</text:p>
          </table:table-cell>
          <table:table-cell table:formula="of:=([.B15]/65535-[.A15])/[.A15]" office:value-type="percentage" office:value="-0.0000751496895527819" calcext:value-type="percentage">
            <text:p>-0.01%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formula="of:=(440 / 32) * POWER(2; ([.L15] - 9)/12)" office:value-type="float" office:value="27.5" calcext:value-type="float">
            <text:p>27.5</text:p>
          </table:table-cell>
          <table:table-cell table:formula="of:= (1/  (48000) * [.M15])" office:value-type="float" office:value="0.000572916666666667" calcext:value-type="float">
            <text:p>0.000572916666666667</text:p>
          </table:table-cell>
          <table:table-cell table:formula="of:=INT([.N15]*65535)" office:value-type="float" office:value="37" calcext:value-type="float">
            <text:p>37</text:p>
          </table:table-cell>
          <table:table-cell table:formula="of:=([.O15]/65535 - [.N15]) / [.N15]" office:value-type="float" office:value="-0.0145446222351692" calcext:value-type="float">
            <text:p>-0.0145446222351692</text:p>
          </table:table-cell>
        </table:table-row>
        <table:table-row table:style-name="ro1">
          <table:table-cell office:value-type="float" office:value="0.128333330154419" calcext:value-type="float">
            <text:p>0.128333330154419</text:p>
          </table:table-cell>
          <table:table-cell table:formula="of:=INT([.A16]*65535)" office:value-type="float" office:value="8410" calcext:value-type="float">
            <text:p>8410</text:p>
          </table:table-cell>
          <table:table-cell table:formula="of:=([.B16]/65535-[.A16])/[.A16]" office:value-type="percentage" office:value="-0.0000386182077258243" calcext:value-type="percentage">
            <text:p>0.00%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formula="of:=(440 / 32) * POWER(2; ([.L16] - 9)/12)" office:value-type="float" office:value="29.1352350948806" calcext:value-type="float">
            <text:p>29.1352350948806</text:p>
          </table:table-cell>
          <table:table-cell table:formula="of:= (1/  (48000) * [.M16])" office:value-type="float" office:value="0.000606984064476679" calcext:value-type="float">
            <text:p>0.000606984064476679</text:p>
          </table:table-cell>
          <table:table-cell table:formula="of:=INT([.N16]*65535)" office:value-type="float" office:value="39" calcext:value-type="float">
            <text:p>39</text:p>
          </table:table-cell>
          <table:table-cell table:formula="of:=([.O16]/65535 - [.N16]) / [.N16]" office:value-type="float" office:value="-0.0195758195328626" calcext:value-type="float">
            <text:p>-0.0195758195328626</text:p>
          </table:table-cell>
        </table:table-row>
        <table:table-row table:style-name="ro1">
          <table:table-cell office:value-type="float" office:value="0.137500002980232" calcext:value-type="float">
            <text:p>0.137500002980232</text:p>
          </table:table-cell>
          <table:table-cell table:formula="of:=INT([.A17]*65535)" office:value-type="float" office:value="9011" calcext:value-type="float">
            <text:p>9011</text:p>
          </table:table-cell>
          <table:table-cell table:formula="of:=([.B17]/65535-[.A17])/[.A17]" office:value-type="percentage" office:value="-0.00000695759330935234" calcext:value-type="percentage">
            <text:p>0.00%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formula="of:=(440 / 32) * POWER(2; ([.L17] - 9)/12)" office:value-type="float" office:value="30.8677063285078" calcext:value-type="float">
            <text:p>30.8677063285078</text:p>
          </table:table-cell>
          <table:table-cell table:formula="of:= (1/  (48000) * [.M17])" office:value-type="float" office:value="0.000643077215177245" calcext:value-type="float">
            <text:p>0.000643077215177245</text:p>
          </table:table-cell>
          <table:table-cell table:formula="of:=INT([.N17]*65535)" office:value-type="float" office:value="42" calcext:value-type="float">
            <text:p>42</text:p>
          </table:table-cell>
          <table:table-cell table:formula="of:=([.O17]/65535 - [.N17]) / [.N17]" office:value-type="float" office:value="-0.00341840056545834" calcext:value-type="float">
            <text:p>-0.00341840056545834</text:p>
          </table:table-cell>
        </table:table-row>
        <table:table-row table:style-name="ro1">
          <table:table-cell office:value-type="float" office:value="0.146666675806046" calcext:value-type="float">
            <text:p>0.146666675806046</text:p>
          </table:table-cell>
          <table:table-cell table:formula="of:=INT([.A18]*65535)" office:value-type="float" office:value="9611" calcext:value-type="float">
            <text:p>9611</text:p>
          </table:table-cell>
          <table:table-cell table:formula="of:=([.B18]/65535-[.A18])/[.A18]" office:value-type="percentage" office:value="-0.0000832933372838659" calcext:value-type="percentage">
            <text:p>-0.01%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formula="of:=(440 / 32) * POWER(2; ([.L18] - 9)/12)" office:value-type="float" office:value="32.7031956625748" calcext:value-type="float">
            <text:p>32.7031956625748</text:p>
          </table:table-cell>
          <table:table-cell table:formula="of:= (1/  (48000) * [.M18])" office:value-type="float" office:value="0.000681316576303642" calcext:value-type="float">
            <text:p>0.000681316576303642</text:p>
          </table:table-cell>
          <table:table-cell table:formula="of:=INT([.N18]*65535)" office:value-type="float" office:value="44" calcext:value-type="float">
            <text:p>44</text:p>
          </table:table-cell>
          <table:table-cell table:formula="of:=([.O18]/65535 - [.N18]) / [.N18]" office:value-type="float" office:value="-0.0145594767454752" calcext:value-type="float">
            <text:p>-0.0145594767454752</text:p>
          </table:table-cell>
        </table:table-row>
        <table:table-row table:style-name="ro1">
          <table:table-cell office:value-type="float" office:value="0.155833348631859" calcext:value-type="float">
            <text:p>0.155833348631859</text:p>
          </table:table-cell>
          <table:table-cell table:formula="of:=INT([.A19]*65535)" office:value-type="float" office:value="10212" calcext:value-type="float">
            <text:p>10212</text:p>
          </table:table-cell>
          <table:table-cell table:formula="of:=([.B19]/65535-[.A19])/[.A19]" office:value-type="percentage" office:value="-0.0000527295528659728" calcext:value-type="percentage">
            <text:p>-0.01%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(440 / 32) * POWER(2; ([.L19] - 9)/12)" office:value-type="float" office:value="34.647828872109" calcext:value-type="float">
            <text:p>34.647828872109</text:p>
          </table:table-cell>
          <table:table-cell table:formula="of:= (1/  (48000) * [.M19])" office:value-type="float" office:value="0.000721829768168938" calcext:value-type="float">
            <text:p>0.000721829768168938</text:p>
          </table:table-cell>
          <table:table-cell table:formula="of:=INT([.N19]*65535)" office:value-type="float" office:value="47" calcext:value-type="float">
            <text:p>47</text:p>
          </table:table-cell>
          <table:table-cell table:formula="of:=([.O19]/65535 - [.N19]) / [.N19]" office:value-type="float" office:value="-0.00644991274884099" calcext:value-type="float">
            <text:p>-0.00644991274884099</text:p>
          </table:table-cell>
        </table:table-row>
        <table:table-row table:style-name="ro1">
          <table:table-cell office:value-type="float" office:value="0.165000021457672" calcext:value-type="float">
            <text:p>0.165000021457672</text:p>
          </table:table-cell>
          <table:table-cell table:formula="of:=INT([.A20]*65535)" office:value-type="float" office:value="10813" calcext:value-type="float">
            <text:p>10813</text:p>
          </table:table-cell>
          <table:table-cell table:formula="of:=([.B20]/65535-[.A20])/[.A20]" office:value-type="percentage" office:value="-0.000025561746334657" calcext:value-type="percentage">
            <text:p>0.00%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formula="of:=(440 / 32) * POWER(2; ([.L20] - 9)/12)" office:value-type="float" office:value="36.708095989676" calcext:value-type="float">
            <text:p>36.708095989676</text:p>
          </table:table-cell>
          <table:table-cell table:formula="of:= (1/  (48000) * [.M20])" office:value-type="float" office:value="0.000764751999784916" calcext:value-type="float">
            <text:p>0.000764751999784916</text:p>
          </table:table-cell>
          <table:table-cell table:formula="of:=INT([.N20]*65535)" office:value-type="float" office:value="50" calcext:value-type="float">
            <text:p>50</text:p>
          </table:table-cell>
          <table:table-cell table:formula="of:=([.O20]/65535 - [.N20]) / [.N20]" office:value-type="float" office:value="-0.00235488753295331" calcext:value-type="float">
            <text:p>-0.00235488753295331</text:p>
          </table:table-cell>
        </table:table-row>
        <table:table-row table:style-name="ro1">
          <table:table-cell office:value-type="float" office:value="0.174166694283485" calcext:value-type="float">
            <text:p>0.174166694283485</text:p>
          </table:table-cell>
          <table:table-cell table:formula="of:=INT([.A21]*65535)" office:value-type="float" office:value="11414" calcext:value-type="float">
            <text:p>11414</text:p>
          </table:table-cell>
          <table:table-cell table:formula="of:=([.B21]/65535-[.A21])/[.A21]" office:value-type="percentage" office:value="-0.00000125371037993848" calcext:value-type="percentage">
            <text:p>0.00%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formula="of:=(440 / 32) * POWER(2; ([.L21] - 9)/12)" office:value-type="float" office:value="38.8908729652601" calcext:value-type="float">
            <text:p>38.8908729652601</text:p>
          </table:table-cell>
          <table:table-cell table:formula="of:= (1/  (48000) * [.M21])" office:value-type="float" office:value="0.000810226520109586" calcext:value-type="float">
            <text:p>0.000810226520109586</text:p>
          </table:table-cell>
          <table:table-cell table:formula="of:=INT([.N21]*65535)" office:value-type="float" office:value="53" calcext:value-type="float">
            <text:p>53</text:p>
          </table:table-cell>
          <table:table-cell table:formula="of:=([.O21]/65535 - [.N21]) / [.N21]" office:value-type="float" office:value="-0.0018493094801102" calcext:value-type="float">
            <text:p>-0.0018493094801102</text:p>
          </table:table-cell>
        </table:table-row>
        <table:table-row table:style-name="ro1">
          <table:table-cell office:value-type="float" office:value="0.183333367109299" calcext:value-type="float">
            <text:p>0.183333367109299</text:p>
          </table:table-cell>
          <table:table-cell table:formula="of:=INT([.A22]*65535)" office:value-type="float" office:value="12014" calcext:value-type="float">
            <text:p>12014</text:p>
          </table:table-cell>
          <table:table-cell table:formula="of:=([.B22]/65535-[.A22])/[.A22]" office:value-type="percentage" office:value="-0.0000626074923997061" calcext:value-type="percentage">
            <text:p>-0.01%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formula="of:=(440 / 32) * POWER(2; ([.L22] - 9)/12)" office:value-type="float" office:value="41.2034446141087" calcext:value-type="float">
            <text:p>41.2034446141087</text:p>
          </table:table-cell>
          <table:table-cell table:formula="of:= (1/  (48000) * [.M22])" office:value-type="float" office:value="0.000858405096127265" calcext:value-type="float">
            <text:p>0.000858405096127265</text:p>
          </table:table-cell>
          <table:table-cell table:formula="of:=INT([.N22]*65535)" office:value-type="float" office:value="56" calcext:value-type="float">
            <text:p>56</text:p>
          </table:table-cell>
          <table:table-cell table:formula="of:=([.O22]/65535 - [.N22]) / [.N22]" office:value-type="float" office:value="-0.00454315792142914" calcext:value-type="float">
            <text:p>-0.00454315792142914</text:p>
          </table:table-cell>
        </table:table-row>
        <table:table-row table:style-name="ro1">
          <table:table-cell office:value-type="float" office:value="0.192500039935112" calcext:value-type="float">
            <text:p>0.192500039935112</text:p>
          </table:table-cell>
          <table:table-cell table:formula="of:=INT([.A23]*65535)" office:value-type="float" office:value="12615" calcext:value-type="float">
            <text:p>12615</text:p>
          </table:table-cell>
          <table:table-cell table:formula="of:=([.B23]/65535-[.A23])/[.A23]" office:value-type="percentage" office:value="-0.0000388504245980932" calcext:value-type="percentage">
            <text:p>0.00%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formula="of:=(440 / 32) * POWER(2; ([.L23] - 9)/12)" office:value-type="float" office:value="43.6535289291255" calcext:value-type="float">
            <text:p>43.6535289291255</text:p>
          </table:table-cell>
          <table:table-cell table:formula="of:= (1/  (48000) * [.M23])" office:value-type="float" office:value="0.000909448519356781" calcext:value-type="float">
            <text:p>0.000909448519356781</text:p>
          </table:table-cell>
          <table:table-cell table:formula="of:=INT([.N23]*65535)" office:value-type="float" office:value="59" calcext:value-type="float">
            <text:p>59</text:p>
          </table:table-cell>
          <table:table-cell table:formula="of:=([.O23]/65535 - [.N23]) / [.N23]" office:value-type="float" office:value="-0.0100788854526641" calcext:value-type="float">
            <text:p>-0.0100788854526641</text:p>
          </table:table-cell>
        </table:table-row>
        <table:table-row table:style-name="ro1">
          <table:table-cell office:value-type="float" office:value="0.201666712760925" calcext:value-type="float">
            <text:p>0.201666712760925</text:p>
          </table:table-cell>
          <table:table-cell table:formula="of:=INT([.A24]*65535)" office:value-type="float" office:value="13216" calcext:value-type="float">
            <text:p>13216</text:p>
          </table:table-cell>
          <table:table-cell table:formula="of:=([.B24]/65535-[.A24])/[.A24]" office:value-type="percentage" office:value="-0.0000172530911906249" calcext:value-type="percentage">
            <text:p>0.00%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formula="of:=(440 / 32) * POWER(2; ([.L24] - 9)/12)" office:value-type="float" office:value="46.2493028389543" calcext:value-type="float">
            <text:p>46.2493028389543</text:p>
          </table:table-cell>
          <table:table-cell table:formula="of:= (1/  (48000) * [.M24])" office:value-type="float" office:value="0.000963527142478215" calcext:value-type="float">
            <text:p>0.000963527142478215</text:p>
          </table:table-cell>
          <table:table-cell table:formula="of:=INT([.N24]*65535)" office:value-type="float" office:value="63" calcext:value-type="float">
            <text:p>63</text:p>
          </table:table-cell>
          <table:table-cell table:formula="of:=([.O24]/65535 - [.N24]) / [.N24]" office:value-type="float" office:value="-0.00229237235669262" calcext:value-type="float">
            <text:p>-0.00229237235669262</text:p>
          </table:table-cell>
        </table:table-row>
        <table:table-row table:style-name="ro1">
          <table:table-cell office:value-type="float" office:value="0.210833385586739" calcext:value-type="float">
            <text:p>0.210833385586739</text:p>
          </table:table-cell>
          <table:table-cell table:formula="of:=INT([.A25]*65535)" office:value-type="float" office:value="13816" calcext:value-type="float">
            <text:p>13816</text:p>
          </table:table-cell>
          <table:table-cell table:formula="of:=([.B25]/65535-[.A25])/[.A25]" office:value-type="percentage" office:value="-0.0000699085770491467" calcext:value-type="percentage">
            <text:p>-0.01%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formula="of:=(440 / 32) * POWER(2; ([.L25] - 9)/12)" office:value-type="float" office:value="48.9994294977187" calcext:value-type="float">
            <text:p>48.9994294977187</text:p>
          </table:table-cell>
          <table:table-cell table:formula="of:= (1/  (48000) * [.M25])" office:value-type="float" office:value="0.00102082144786914" calcext:value-type="float">
            <text:p>0.00102082144786914</text:p>
          </table:table-cell>
          <table:table-cell table:formula="of:=INT([.N25]*65535)" office:value-type="float" office:value="66" calcext:value-type="float">
            <text:p>66</text:p>
          </table:table-cell>
          <table:table-cell table:formula="of:=([.O25]/65535 - [.N25]) / [.N25]" office:value-type="float" office:value="-0.0134460367342656" calcext:value-type="float">
            <text:p>-0.0134460367342656</text:p>
          </table:table-cell>
        </table:table-row>
        <table:table-row table:style-name="ro1">
          <table:table-cell office:value-type="float" office:value="0.220000058412552" calcext:value-type="float">
            <text:p>0.220000058412552</text:p>
          </table:table-cell>
          <table:table-cell table:formula="of:=INT([.A26]*65535)" office:value-type="float" office:value="14417" calcext:value-type="float">
            <text:p>14417</text:p>
          </table:table-cell>
          <table:table-cell table:formula="of:=([.B26]/65535-[.A26])/[.A26]" office:value-type="percentage" office:value="-0.0000488169319456828" calcext:value-type="percentage">
            <text:p>0.00%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table:formula="of:=(440 / 32) * POWER(2; ([.L26] - 9)/12)" office:value-type="float" office:value="51.9130871974931" calcext:value-type="float">
            <text:p>51.9130871974931</text:p>
          </table:table-cell>
          <table:table-cell table:formula="of:= (1/  (48000) * [.M26])" office:value-type="float" office:value="0.00108152264994777" calcext:value-type="float">
            <text:p>0.00108152264994777</text:p>
          </table:table-cell>
          <table:table-cell table:formula="of:=INT([.N26]*65535)" office:value-type="float" office:value="70" calcext:value-type="float">
            <text:p>70</text:p>
          </table:table-cell>
          <table:table-cell table:formula="of:=([.O26]/65535 - [.N26]) / [.N26]" office:value-type="float" office:value="-0.0123817260597092" calcext:value-type="float">
            <text:p>-0.0123817260597092</text:p>
          </table:table-cell>
        </table:table-row>
        <table:table-row table:style-name="ro1">
          <table:table-cell office:value-type="float" office:value="0.229166731238365" calcext:value-type="float">
            <text:p>0.229166731238365</text:p>
          </table:table-cell>
          <table:table-cell table:formula="of:=INT([.A27]*65535)" office:value-type="float" office:value="15018" calcext:value-type="float">
            <text:p>15018</text:p>
          </table:table-cell>
          <table:table-cell table:formula="of:=([.B27]/65535-[.A27])/[.A27]" office:value-type="percentage" office:value="-0.0000294126191087905" calcext:value-type="percentage">
            <text:p>0.00%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formula="of:=(440 / 32) * POWER(2; ([.L27] - 9)/12)" office:value-type="float" office:value="55" calcext:value-type="float">
            <text:p>55</text:p>
          </table:table-cell>
          <table:table-cell table:formula="of:= (1/  (48000) * [.M27])" office:value-type="float" office:value="0.00114583333333333" calcext:value-type="float">
            <text:p>0.00114583333333333</text:p>
          </table:table-cell>
          <table:table-cell table:formula="of:=INT([.N27]*65535)" office:value-type="float" office:value="75" calcext:value-type="float">
            <text:p>75</text:p>
          </table:table-cell>
          <table:table-cell table:formula="of:=([.O27]/65535 - [.N27]) / [.N27]" office:value-type="float" office:value="-0.00122765767077962" calcext:value-type="float">
            <text:p>-0.00122765767077962</text:p>
          </table:table-cell>
        </table:table-row>
        <table:table-row table:style-name="ro1">
          <table:table-cell office:value-type="float" office:value="0.238333404064178" calcext:value-type="float">
            <text:p>0.238333404064178</text:p>
          </table:table-cell>
          <table:table-cell table:formula="of:=INT([.A28]*65535)" office:value-type="float" office:value="15619" calcext:value-type="float">
            <text:p>15619</text:p>
          </table:table-cell>
          <table:table-cell table:formula="of:=([.B28]/65535-[.A28])/[.A28]" office:value-type="percentage" office:value="-0.0000115009462807132" calcext:value-type="percentage">
            <text:p>0.00%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formula="of:=(440 / 32) * POWER(2; ([.L28] - 9)/12)" office:value-type="float" office:value="58.2704701897612" calcext:value-type="float">
            <text:p>58.2704701897612</text:p>
          </table:table-cell>
          <table:table-cell table:formula="of:= (1/  (48000) * [.M28])" office:value-type="float" office:value="0.00121396812895336" calcext:value-type="float">
            <text:p>0.00121396812895336</text:p>
          </table:table-cell>
          <table:table-cell table:formula="of:=INT([.N28]*65535)" office:value-type="float" office:value="79" calcext:value-type="float">
            <text:p>79</text:p>
          </table:table-cell>
          <table:table-cell table:formula="of:=([.O28]/65535 - [.N28]) / [.N28]" office:value-type="float" office:value="-0.00700627875764326" calcext:value-type="float">
            <text:p>-0.00700627875764326</text:p>
          </table:table-cell>
        </table:table-row>
        <table:table-row table:style-name="ro1">
          <table:table-cell office:value-type="float" office:value="0.247500076889992" calcext:value-type="float">
            <text:p>0.247500076889992</text:p>
          </table:table-cell>
          <table:table-cell table:formula="of:=INT([.A29]*65535)" office:value-type="float" office:value="16219" calcext:value-type="float">
            <text:p>16219</text:p>
          </table:table-cell>
          <table:table-cell table:formula="of:=([.B29]/65535-[.A29])/[.A29]" office:value-type="percentage" office:value="-0.0000565686590825175" calcext:value-type="percentage">
            <text:p>-0.01%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table:formula="of:=(440 / 32) * POWER(2; ([.L29] - 9)/12)" office:value-type="float" office:value="61.7354126570155" calcext:value-type="float">
            <text:p>61.7354126570155</text:p>
          </table:table-cell>
          <table:table-cell table:formula="of:= (1/  (48000) * [.M29])" office:value-type="float" office:value="0.00128615443035449" calcext:value-type="float">
            <text:p>0.00128615443035449</text:p>
          </table:table-cell>
          <table:table-cell table:formula="of:=INT([.N29]*65535)" office:value-type="float" office:value="84" calcext:value-type="float">
            <text:p>84</text:p>
          </table:table-cell>
          <table:table-cell table:formula="of:=([.O29]/65535 - [.N29]) / [.N29]" office:value-type="float" office:value="-0.003418400565458" calcext:value-type="float">
            <text:p>-0.003418400565458</text:p>
          </table:table-cell>
        </table:table-row>
        <table:table-row table:style-name="ro1">
          <table:table-cell office:value-type="float" office:value="0.256666749715805" calcext:value-type="float">
            <text:p>0.256666749715805</text:p>
          </table:table-cell>
          <table:table-cell table:formula="of:=INT([.A30]*65535)" office:value-type="float" office:value="16820" calcext:value-type="float">
            <text:p>16820</text:p>
          </table:table-cell>
          <table:table-cell table:formula="of:=([.B30]/65535-[.A30])/[.A30]" office:value-type="percentage" office:value="-0.0000389665329939989" calcext:value-type="percentage">
            <text:p>0.00%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table:formula="of:=(440 / 32) * POWER(2; ([.L30] - 9)/12)" office:value-type="float" office:value="65.4063913251497" calcext:value-type="float">
            <text:p>65.4063913251497</text:p>
          </table:table-cell>
          <table:table-cell table:formula="of:= (1/  (48000) * [.M30])" office:value-type="float" office:value="0.00136263315260728" calcext:value-type="float">
            <text:p>0.00136263315260728</text:p>
          </table:table-cell>
          <table:table-cell table:formula="of:=INT([.N30]*65535)" office:value-type="float" office:value="89" calcext:value-type="float">
            <text:p>89</text:p>
          </table:table-cell>
          <table:table-cell table:formula="of:=([.O30]/65535 - [.N30]) / [.N30]" office:value-type="float" office:value="-0.00336128898121931" calcext:value-type="float">
            <text:p>-0.00336128898121931</text:p>
          </table:table-cell>
        </table:table-row>
        <table:table-row table:style-name="ro1">
          <table:table-cell office:value-type="float" office:value="0.265833407640457" calcext:value-type="float">
            <text:p>0.265833407640457</text:p>
          </table:table-cell>
          <table:table-cell table:formula="of:=INT([.A31]*65535)" office:value-type="float" office:value="17421" calcext:value-type="float">
            <text:p>17421</text:p>
          </table:table-cell>
          <table:table-cell table:formula="of:=([.B31]/65535-[.A31])/[.A31]" office:value-type="percentage" office:value="-0.0000225222938002145" calcext:value-type="percentage">
            <text:p>0.00%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formula="of:=(440 / 32) * POWER(2; ([.L31] - 9)/12)" office:value-type="float" office:value="69.295657744218" calcext:value-type="float">
            <text:p>69.295657744218</text:p>
          </table:table-cell>
          <table:table-cell table:formula="of:= (1/  (48000) * [.M31])" office:value-type="float" office:value="0.00144365953633788" calcext:value-type="float">
            <text:p>0.00144365953633788</text:p>
          </table:table-cell>
          <table:table-cell table:formula="of:=INT([.N31]*65535)" office:value-type="float" office:value="94" calcext:value-type="float">
            <text:p>94</text:p>
          </table:table-cell>
          <table:table-cell table:formula="of:=([.O31]/65535 - [.N31]) / [.N31]" office:value-type="float" office:value="-0.00644991274884129" calcext:value-type="float">
            <text:p>-0.00644991274884129</text:p>
          </table:table-cell>
        </table:table-row>
        <table:table-row table:style-name="ro1">
          <table:table-cell office:value-type="float" office:value="0.275000065565109" calcext:value-type="float">
            <text:p>0.275000065565109</text:p>
          </table:table-cell>
          <table:table-cell table:formula="of:=INT([.A32]*65535)" office:value-type="float" office:value="18022" calcext:value-type="float">
            <text:p>18022</text:p>
          </table:table-cell>
          <table:table-cell table:formula="of:=([.B32]/65535-[.A32])/[.A32]" office:value-type="percentage" office:value="-0.00000717433591247874" calcext:value-type="percentage">
            <text:p>0.00%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table:formula="of:=(440 / 32) * POWER(2; ([.L32] - 9)/12)" office:value-type="float" office:value="73.4161919793519" calcext:value-type="float">
            <text:p>73.4161919793519</text:p>
          </table:table-cell>
          <table:table-cell table:formula="of:= (1/  (48000) * [.M32])" office:value-type="float" office:value="0.00152950399956983" calcext:value-type="float">
            <text:p>0.00152950399956983</text:p>
          </table:table-cell>
          <table:table-cell table:formula="of:=INT([.N32]*65535)" office:value-type="float" office:value="100" calcext:value-type="float">
            <text:p>100</text:p>
          </table:table-cell>
          <table:table-cell table:formula="of:=([.O32]/65535 - [.N32]) / [.N32]" office:value-type="float" office:value="-0.00235488753295289" calcext:value-type="float">
            <text:p>-0.00235488753295289</text:p>
          </table:table-cell>
        </table:table-row>
        <table:table-row table:style-name="ro1">
          <table:table-cell office:value-type="float" office:value="0.284166723489761" calcext:value-type="float">
            <text:p>0.284166723489761</text:p>
          </table:table-cell>
          <table:table-cell table:formula="of:=INT([.A33]*65535)" office:value-type="float" office:value="18622" calcext:value-type="float">
            <text:p>18622</text:p>
          </table:table-cell>
          <table:table-cell table:formula="of:=([.B33]/65535-[.A33])/[.A33]" office:value-type="percentage" office:value="-0.000046513994736168" calcext:value-type="percentage">
            <text:p>0.00%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table:formula="of:=(440 / 32) * POWER(2; ([.L33] - 9)/12)" office:value-type="float" office:value="77.7817459305202" calcext:value-type="float">
            <text:p>77.7817459305202</text:p>
          </table:table-cell>
          <table:table-cell table:formula="of:= (1/  (48000) * [.M33])" office:value-type="float" office:value="0.00162045304021917" calcext:value-type="float">
            <text:p>0.00162045304021917</text:p>
          </table:table-cell>
          <table:table-cell table:formula="of:=INT([.N33]*65535)" office:value-type="float" office:value="106" calcext:value-type="float">
            <text:p>106</text:p>
          </table:table-cell>
          <table:table-cell table:formula="of:=([.O33]/65535 - [.N33]) / [.N33]" office:value-type="float" office:value="-0.00184930948010993" calcext:value-type="float">
            <text:p>-0.00184930948010993</text:p>
          </table:table-cell>
        </table:table-row>
        <table:table-row table:style-name="ro1">
          <table:table-cell office:value-type="float" office:value="0.293333381414413" calcext:value-type="float">
            <text:p>0.293333381414413</text:p>
          </table:table-cell>
          <table:table-cell table:formula="of:=INT([.A34]*65535)" office:value-type="float" office:value="19223" calcext:value-type="float">
            <text:p>19223</text:p>
          </table:table-cell>
          <table:table-cell table:formula="of:=([.B34]/65535-[.A34])/[.A34]" office:value-type="percentage" office:value="-0.0000313755433280251" calcext:value-type="percentage">
            <text:p>0.00%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formula="of:=(440 / 32) * POWER(2; ([.L34] - 9)/12)" office:value-type="float" office:value="82.4068892282175" calcext:value-type="float">
            <text:p>82.4068892282175</text:p>
          </table:table-cell>
          <table:table-cell table:formula="of:= (1/  (48000) * [.M34])" office:value-type="float" office:value="0.00171681019225453" calcext:value-type="float">
            <text:p>0.00171681019225453</text:p>
          </table:table-cell>
          <table:table-cell table:formula="of:=INT([.N34]*65535)" office:value-type="float" office:value="112" calcext:value-type="float">
            <text:p>112</text:p>
          </table:table-cell>
          <table:table-cell table:formula="of:=([.O34]/65535 - [.N34]) / [.N34]" office:value-type="float" office:value="-0.00454315792142939" calcext:value-type="float">
            <text:p>-0.00454315792142939</text:p>
          </table:table-cell>
        </table:table-row>
        <table:table-row table:style-name="ro1">
          <table:table-cell office:value-type="float" office:value="0.302500039339066" calcext:value-type="float">
            <text:p>0.302500039339066</text:p>
          </table:table-cell>
          <table:table-cell table:formula="of:=INT([.A35]*65535)" office:value-type="float" office:value="19824" calcext:value-type="float">
            <text:p>19824</text:p>
          </table:table-cell>
          <table:table-cell table:formula="of:=([.B35]/65535-[.A35])/[.A35]" office:value-type="percentage" office:value="-0.0000171545728292955" calcext:value-type="percentage">
            <text:p>0.00%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formula="of:=(440 / 32) * POWER(2; ([.L35] - 9)/12)" office:value-type="float" office:value="87.307057858251" calcext:value-type="float">
            <text:p>87.307057858251</text:p>
          </table:table-cell>
          <table:table-cell table:formula="of:= (1/  (48000) * [.M35])" office:value-type="float" office:value="0.00181889703871356" calcext:value-type="float">
            <text:p>0.00181889703871356</text:p>
          </table:table-cell>
          <table:table-cell table:formula="of:=INT([.N35]*65535)" office:value-type="float" office:value="119" calcext:value-type="float">
            <text:p>119</text:p>
          </table:table-cell>
          <table:table-cell table:formula="of:=([.O35]/65535 - [.N35]) / [.N35]" office:value-type="float" office:value="-0.00168972346497469" calcext:value-type="float">
            <text:p>-0.00168972346497469</text:p>
          </table:table-cell>
        </table:table-row>
        <table:table-row table:style-name="ro1">
          <table:table-cell office:value-type="float" office:value="0.311666697263718" calcext:value-type="float">
            <text:p>0.311666697263718</text:p>
          </table:table-cell>
          <table:table-cell table:formula="of:=INT([.A36]*65535)" office:value-type="float" office:value="20425" calcext:value-type="float">
            <text:p>20425</text:p>
          </table:table-cell>
          <table:table-cell table:formula="of:=([.B36]/65535-[.A36])/[.A36]" office:value-type="percentage" office:value="-0.00000377012912688492" calcext:value-type="percentage">
            <text:p>0.00%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formula="of:=(440 / 32) * POWER(2; ([.L36] - 9)/12)" office:value-type="float" office:value="92.4986056779086" calcext:value-type="float">
            <text:p>92.4986056779086</text:p>
          </table:table-cell>
          <table:table-cell table:formula="of:= (1/  (48000) * [.M36])" office:value-type="float" office:value="0.00192705428495643" calcext:value-type="float">
            <text:p>0.00192705428495643</text:p>
          </table:table-cell>
          <table:table-cell table:formula="of:=INT([.N36]*65535)" office:value-type="float" office:value="126" calcext:value-type="float">
            <text:p>126</text:p>
          </table:table-cell>
          <table:table-cell table:formula="of:=([.O36]/65535 - [.N36]) / [.N36]" office:value-type="float" office:value="-0.0022923723566925" calcext:value-type="float">
            <text:p>-0.0022923723566925</text:p>
          </table:table-cell>
        </table:table-row>
        <table:table-row table:style-name="ro1">
          <table:table-cell office:value-type="float" office:value="0.32083335518837" calcext:value-type="float">
            <text:p>0.32083335518837</text:p>
          </table:table-cell>
          <table:table-cell table:formula="of:=INT([.A37]*65535)" office:value-type="float" office:value="21025" calcext:value-type="float">
            <text:p>21025</text:p>
          </table:table-cell>
          <table:table-cell table:formula="of:=([.B37]/65535-[.A37])/[.A37]" office:value-type="percentage" office:value="-0.0000387110944875589" calcext:value-type="percentage">
            <text:p>0.00%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table:formula="of:=(440 / 32) * POWER(2; ([.L37] - 9)/12)" office:value-type="float" office:value="97.9988589954373" calcext:value-type="float">
            <text:p>97.9988589954373</text:p>
          </table:table-cell>
          <table:table-cell table:formula="of:= (1/  (48000) * [.M37])" office:value-type="float" office:value="0.00204164289573828" calcext:value-type="float">
            <text:p>0.00204164289573828</text:p>
          </table:table-cell>
          <table:table-cell table:formula="of:=INT([.N37]*65535)" office:value-type="float" office:value="133" calcext:value-type="float">
            <text:p>133</text:p>
          </table:table-cell>
          <table:table-cell table:formula="of:=([.O37]/65535 - [.N37]) / [.N37]" office:value-type="float" office:value="-0.00597214307316179" calcext:value-type="float">
            <text:p>-0.00597214307316179</text:p>
          </table:table-cell>
        </table:table-row>
        <table:table-row table:style-name="ro1">
          <table:table-cell office:value-type="float" office:value="0.330000013113022" calcext:value-type="float">
            <text:p>0.330000013113022</text:p>
          </table:table-cell>
          <table:table-cell table:formula="of:=INT([.A38]*65535)" office:value-type="float" office:value="21626" calcext:value-type="float">
            <text:p>21626</text:p>
          </table:table-cell>
          <table:table-cell table:formula="of:=([.B38]/65535-[.A38])/[.A38]" office:value-type="percentage" office:value="-0.000025471438578887" calcext:value-type="percentage">
            <text:p>0.00%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table:formula="of:=(440 / 32) * POWER(2; ([.L38] - 9)/12)" office:value-type="float" office:value="103.826174394986" calcext:value-type="float">
            <text:p>103.826174394986</text:p>
          </table:table-cell>
          <table:table-cell table:formula="of:= (1/  (48000) * [.M38])" office:value-type="float" office:value="0.00216304529989555" calcext:value-type="float">
            <text:p>0.00216304529989555</text:p>
          </table:table-cell>
          <table:table-cell table:formula="of:=INT([.N38]*65535)" office:value-type="float" office:value="141" calcext:value-type="float">
            <text:p>141</text:p>
          </table:table-cell>
          <table:table-cell table:formula="of:=([.O38]/65535 - [.N38]) / [.N38]" office:value-type="float" office:value="-0.00532730981727853" calcext:value-type="float">
            <text:p>-0.00532730981727853</text:p>
          </table:table-cell>
        </table:table-row>
        <table:table-row table:style-name="ro1">
          <table:table-cell office:value-type="float" office:value="0.339166671037674" calcext:value-type="float">
            <text:p>0.339166671037674</text:p>
          </table:table-cell>
          <table:table-cell table:formula="of:=INT([.A39]*65535)" office:value-type="float" office:value="22227" calcext:value-type="float">
            <text:p>22227</text:p>
          </table:table-cell>
          <table:table-cell table:formula="of:=([.B39]/65535-[.A39])/[.A39]" office:value-type="percentage" office:value="-0.0000129474390544691" calcext:value-type="percentage">
            <text:p>0.00%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formula="of:=(440 / 32) * POWER(2; ([.L39] - 9)/12)" office:value-type="float" office:value="110" calcext:value-type="float">
            <text:p>110</text:p>
          </table:table-cell>
          <table:table-cell table:formula="of:= (1/  (48000) * [.M39])" office:value-type="float" office:value="0.00229166666666667" calcext:value-type="float">
            <text:p>0.00229166666666667</text:p>
          </table:table-cell>
          <table:table-cell table:formula="of:=INT([.N39]*65535)" office:value-type="float" office:value="150" calcext:value-type="float">
            <text:p>150</text:p>
          </table:table-cell>
          <table:table-cell table:formula="of:=([.O39]/65535 - [.N39]) / [.N39]" office:value-type="float" office:value="-0.00122765767077962" calcext:value-type="float">
            <text:p>-0.00122765767077962</text:p>
          </table:table-cell>
        </table:table-row>
        <table:table-row table:style-name="ro1">
          <table:table-cell office:value-type="float" office:value="0.348333328962326" calcext:value-type="float">
            <text:p>0.348333328962326</text:p>
          </table:table-cell>
          <table:table-cell table:formula="of:=INT([.A40]*65535)" office:value-type="float" office:value="22828" calcext:value-type="float">
            <text:p>22828</text:p>
          </table:table-cell>
          <table:table-cell table:formula="of:=([.B40]/65535-[.A40])/[.A40]" office:value-type="percentage" office:value="-0.00000108259677956613" calcext:value-type="percentage">
            <text:p>0.00%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formula="of:=(440 / 32) * POWER(2; ([.L40] - 9)/12)" office:value-type="float" office:value="116.540940379523" calcext:value-type="float">
            <text:p>116.540940379523</text:p>
          </table:table-cell>
          <table:table-cell table:formula="of:= (1/  (48000) * [.M40])" office:value-type="float" office:value="0.00242793625790672" calcext:value-type="float">
            <text:p>0.00242793625790672</text:p>
          </table:table-cell>
          <table:table-cell table:formula="of:=INT([.N40]*65535)" office:value-type="float" office:value="159" calcext:value-type="float">
            <text:p>159</text:p>
          </table:table-cell>
          <table:table-cell table:formula="of:=([.O40]/65535 - [.N40]) / [.N40]" office:value-type="float" office:value="-0.000721508370033605" calcext:value-type="float">
            <text:p>-0.000721508370033605</text:p>
          </table:table-cell>
        </table:table-row>
        <table:table-row table:style-name="ro1">
          <table:table-cell office:value-type="float" office:value="0.357502222061157" calcext:value-type="float">
            <text:p>0.357502222061157</text:p>
          </table:table-cell>
          <table:table-cell table:formula="of:=INT([.A41]*65535)" office:value-type="float" office:value="23428" calcext:value-type="float">
            <text:p>23428</text:p>
          </table:table-cell>
          <table:table-cell table:formula="of:=([.B41]/65535-[.A41])/[.A41]" office:value-type="percentage" office:value="-0.0000387607810479018" calcext:value-type="percentage">
            <text:p>0.00%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table:formula="of:=(440 / 32) * POWER(2; ([.L41] - 9)/12)" office:value-type="float" office:value="123.470825314031" calcext:value-type="float">
            <text:p>123.470825314031</text:p>
          </table:table-cell>
          <table:table-cell table:formula="of:= (1/  (48000) * [.M41])" office:value-type="float" office:value="0.00257230886070898" calcext:value-type="float">
            <text:p>0.00257230886070898</text:p>
          </table:table-cell>
          <table:table-cell table:formula="of:=INT([.N41]*65535)" office:value-type="float" office:value="168" calcext:value-type="float">
            <text:p>168</text:p>
          </table:table-cell>
          <table:table-cell table:formula="of:=([.O41]/65535 - [.N41]) / [.N41]" office:value-type="float" office:value="-0.003418400565458" calcext:value-type="float">
            <text:p>-0.003418400565458</text:p>
          </table:table-cell>
        </table:table-row>
        <table:table-row table:style-name="ro1">
          <table:table-cell office:value-type="float" office:value="0.366671115159988" calcext:value-type="float">
            <text:p>0.366671115159988</text:p>
          </table:table-cell>
          <table:table-cell table:formula="of:=INT([.A42]*65535)" office:value-type="float" office:value="24029" calcext:value-type="float">
            <text:p>24029</text:p>
          </table:table-cell>
          <table:table-cell table:formula="of:=([.B42]/65535-[.A42])/[.A42]" office:value-type="percentage" office:value="-0.000032939612014" calcext:value-type="percentage">
            <text:p>0.00%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table:formula="of:=(440 / 32) * POWER(2; ([.L42] - 9)/12)" office:value-type="float" office:value="130.812782650299" calcext:value-type="float">
            <text:p>130.812782650299</text:p>
          </table:table-cell>
          <table:table-cell table:formula="of:= (1/  (48000) * [.M42])" office:value-type="float" office:value="0.00272526630521457" calcext:value-type="float">
            <text:p>0.00272526630521457</text:p>
          </table:table-cell>
          <table:table-cell table:formula="of:=INT([.N42]*65535)" office:value-type="float" office:value="178" calcext:value-type="float">
            <text:p>178</text:p>
          </table:table-cell>
          <table:table-cell table:formula="of:=([.O42]/65535 - [.N42]) / [.N42]" office:value-type="float" office:value="-0.00336128898121931" calcext:value-type="float">
            <text:p>-0.00336128898121931</text:p>
          </table:table-cell>
        </table:table-row>
        <table:table-row table:style-name="ro1">
          <table:table-cell office:value-type="float" office:value="0.37584000825882" calcext:value-type="float">
            <text:p>0.37584000825882</text:p>
          </table:table-cell>
          <table:table-cell table:formula="of:=INT([.A43]*65535)" office:value-type="float" office:value="24630" calcext:value-type="float">
            <text:p>24630</text:p>
          </table:table-cell>
          <table:table-cell table:formula="of:=([.B43]/65535-[.A43])/[.A43]" office:value-type="percentage" office:value="-0.00002740246636974" calcext:value-type="percentage">
            <text:p>0.00%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table:formula="of:=(440 / 32) * POWER(2; ([.L43] - 9)/12)" office:value-type="float" office:value="138.591315488436" calcext:value-type="float">
            <text:p>138.591315488436</text:p>
          </table:table-cell>
          <table:table-cell table:formula="of:= (1/  (48000) * [.M43])" office:value-type="float" office:value="0.00288731907267575" calcext:value-type="float">
            <text:p>0.00288731907267575</text:p>
          </table:table-cell>
          <table:table-cell table:formula="of:=INT([.N43]*65535)" office:value-type="float" office:value="189" calcext:value-type="float">
            <text:p>189</text:p>
          </table:table-cell>
          <table:table-cell table:formula="of:=([.O43]/65535 - [.N43]) / [.N43]" office:value-type="float" office:value="-0.00116507185920748" calcext:value-type="float">
            <text:p>-0.00116507185920748</text:p>
          </table:table-cell>
        </table:table-row>
        <table:table-row table:style-name="ro1">
          <table:table-cell office:value-type="float" office:value="0.385008901357651" calcext:value-type="float">
            <text:p>0.385008901357651</text:p>
          </table:table-cell>
          <table:table-cell table:formula="of:=INT([.A44]*65535)" office:value-type="float" office:value="25231" calcext:value-type="float">
            <text:p>25231</text:p>
          </table:table-cell>
          <table:table-cell table:formula="of:=([.B44]/65535-[.A44])/[.A44]" office:value-type="percentage" office:value="-0.0000221290522719758" calcext:value-type="percentage">
            <text:p>0.00%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formula="of:=(440 / 32) * POWER(2; ([.L44] - 9)/12)" office:value-type="float" office:value="146.832383958704" calcext:value-type="float">
            <text:p>146.832383958704</text:p>
          </table:table-cell>
          <table:table-cell table:formula="of:= (1/  (48000) * [.M44])" office:value-type="float" office:value="0.00305900799913966" calcext:value-type="float">
            <text:p>0.00305900799913966</text:p>
          </table:table-cell>
          <table:table-cell table:formula="of:=INT([.N44]*65535)" office:value-type="float" office:value="200" calcext:value-type="float">
            <text:p>200</text:p>
          </table:table-cell>
          <table:table-cell table:formula="of:=([.O44]/65535 - [.N44]) / [.N44]" office:value-type="float" office:value="-0.00235488753295289" calcext:value-type="float">
            <text:p>-0.00235488753295289</text:p>
          </table:table-cell>
        </table:table-row>
        <table:table-row table:style-name="ro1">
          <table:table-cell office:value-type="float" office:value="0.394177794456482" calcext:value-type="float">
            <text:p>0.394177794456482</text:p>
          </table:table-cell>
          <table:table-cell table:formula="of:=INT([.A45]*65535)" office:value-type="float" office:value="25832" calcext:value-type="float">
            <text:p>25832</text:p>
          </table:table-cell>
          <table:table-cell table:formula="of:=([.B45]/65535-[.A45])/[.A45]" office:value-type="percentage" office:value="-0.000017100965896047" calcext:value-type="percentage">
            <text:p>0.00%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formula="of:=(440 / 32) * POWER(2; ([.L45] - 9)/12)" office:value-type="float" office:value="155.56349186104" calcext:value-type="float">
            <text:p>155.56349186104</text:p>
          </table:table-cell>
          <table:table-cell table:formula="of:= (1/  (48000) * [.M45])" office:value-type="float" office:value="0.00324090608043834" calcext:value-type="float">
            <text:p>0.00324090608043834</text:p>
          </table:table-cell>
          <table:table-cell table:formula="of:=INT([.N45]*65535)" office:value-type="float" office:value="212" calcext:value-type="float">
            <text:p>212</text:p>
          </table:table-cell>
          <table:table-cell table:formula="of:=([.O45]/65535 - [.N45]) / [.N45]" office:value-type="float" office:value="-0.0018493094801102" calcext:value-type="float">
            <text:p>-0.0018493094801102</text:p>
          </table:table-cell>
        </table:table-row>
        <table:table-row table:style-name="ro1">
          <table:table-cell office:value-type="float" office:value="0.403346687555313" calcext:value-type="float">
            <text:p>0.403346687555313</text:p>
          </table:table-cell>
          <table:table-cell table:formula="of:=INT([.A46]*65535)" office:value-type="float" office:value="26433" calcext:value-type="float">
            <text:p>26433</text:p>
          </table:table-cell>
          <table:table-cell table:formula="of:=([.B46]/65535-[.A46])/[.A46]" office:value-type="percentage" office:value="-0.0000123014768428047" calcext:value-type="percentage">
            <text:p>0.00%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table:formula="of:=(440 / 32) * POWER(2; ([.L46] - 9)/12)" office:value-type="float" office:value="164.813778456435" calcext:value-type="float">
            <text:p>164.813778456435</text:p>
          </table:table-cell>
          <table:table-cell table:formula="of:= (1/  (48000) * [.M46])" office:value-type="float" office:value="0.00343362038450906" calcext:value-type="float">
            <text:p>0.00343362038450906</text:p>
          </table:table-cell>
          <table:table-cell table:formula="of:=INT([.N46]*65535)" office:value-type="float" office:value="225" calcext:value-type="float">
            <text:p>225</text:p>
          </table:table-cell>
          <table:table-cell table:formula="of:=([.O46]/65535 - [.N46]) / [.N46]" office:value-type="float" office:value="-0.0000991541621500738" calcext:value-type="float">
            <text:p>-9.91541621500738E-05</text:p>
          </table:table-cell>
        </table:table-row>
        <table:table-row table:style-name="ro1">
          <table:table-cell office:value-type="float" office:value="0.412515580654144" calcext:value-type="float">
            <text:p>0.412515580654144</text:p>
          </table:table-cell>
          <table:table-cell table:formula="of:=INT([.A47]*65535)" office:value-type="float" office:value="27034" calcext:value-type="float">
            <text:p>27034</text:p>
          </table:table-cell>
          <table:table-cell table:formula="of:=([.B47]/65535-[.A47])/[.A47]" office:value-type="percentage" office:value="-0.00000771534216525002" calcext:value-type="percentage">
            <text:p>0.00%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table:formula="of:=(440 / 32) * POWER(2; ([.L47] - 9)/12)" office:value-type="float" office:value="174.614115716502" calcext:value-type="float">
            <text:p>174.614115716502</text:p>
          </table:table-cell>
          <table:table-cell table:formula="of:= (1/  (48000) * [.M47])" office:value-type="float" office:value="0.00363779407742712" calcext:value-type="float">
            <text:p>0.00363779407742712</text:p>
          </table:table-cell>
          <table:table-cell table:formula="of:=INT([.N47]*65535)" office:value-type="float" office:value="238" calcext:value-type="float">
            <text:p>238</text:p>
          </table:table-cell>
          <table:table-cell table:formula="of:=([.O47]/65535 - [.N47]) / [.N47]" office:value-type="float" office:value="-0.00168972346497481" calcext:value-type="float">
            <text:p>-0.00168972346497481</text:p>
          </table:table-cell>
        </table:table-row>
        <table:table-row table:style-name="ro1">
          <table:table-cell office:value-type="float" office:value="0.421684473752975" calcext:value-type="float">
            <text:p>0.421684473752975</text:p>
          </table:table-cell>
          <table:table-cell table:formula="of:=INT([.A48]*65535)" office:value-type="float" office:value="27635" calcext:value-type="float">
            <text:p>27635</text:p>
          </table:table-cell>
          <table:table-cell table:formula="of:=([.B48]/65535-[.A48])/[.A48]" office:value-type="percentage" office:value="-0.00000332864465545896" calcext:value-type="percentage">
            <text:p>0.00%</text:p>
          </table:table-cell>
          <table:table-cell table:number-columns-repeated="8"/>
          <table:table-cell office:value-type="float" office:value="54" calcext:value-type="float">
            <text:p>54</text:p>
          </table:table-cell>
          <table:table-cell table:formula="of:=(440 / 32) * POWER(2; ([.L48] - 9)/12)" office:value-type="float" office:value="184.997211355817" calcext:value-type="float">
            <text:p>184.997211355817</text:p>
          </table:table-cell>
          <table:table-cell table:formula="of:= (1/  (48000) * [.M48])" office:value-type="float" office:value="0.00385410856991286" calcext:value-type="float">
            <text:p>0.00385410856991286</text:p>
          </table:table-cell>
          <table:table-cell table:formula="of:=INT([.N48]*65535)" office:value-type="float" office:value="252" calcext:value-type="float">
            <text:p>252</text:p>
          </table:table-cell>
          <table:table-cell table:formula="of:=([.O48]/65535 - [.N48]) / [.N48]" office:value-type="float" office:value="-0.0022923723566925" calcext:value-type="float">
            <text:p>-0.0022923723566925</text:p>
          </table:table-cell>
        </table:table-row>
        <table:table-row table:style-name="ro1">
          <table:table-cell office:value-type="float" office:value="0.430853366851807" calcext:value-type="float">
            <text:p>0.430853366851807</text:p>
          </table:table-cell>
          <table:table-cell table:formula="of:=INT([.A49]*65535)" office:value-type="float" office:value="28235" calcext:value-type="float">
            <text:p>28235</text:p>
          </table:table-cell>
          <table:table-cell table:formula="of:=([.B49]/65535-[.A49])/[.A49]" office:value-type="percentage" office:value="-0.0000345444639133291" calcext:value-type="percentage">
            <text:p>0.00%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table:formula="of:=(440 / 32) * POWER(2; ([.L49] - 9)/12)" office:value-type="float" office:value="195.997717990875" calcext:value-type="float">
            <text:p>195.997717990875</text:p>
          </table:table-cell>
          <table:table-cell table:formula="of:= (1/  (48000) * [.M49])" office:value-type="float" office:value="0.00408328579147656" calcext:value-type="float">
            <text:p>0.00408328579147656</text:p>
          </table:table-cell>
          <table:table-cell table:formula="of:=INT([.N49]*65535)" office:value-type="float" office:value="267" calcext:value-type="float">
            <text:p>267</text:p>
          </table:table-cell>
          <table:table-cell table:formula="of:=([.O49]/65535 - [.N49]) / [.N49]" office:value-type="float" office:value="-0.00223519624260978" calcext:value-type="float">
            <text:p>-0.00223519624260978</text:p>
          </table:table-cell>
        </table:table-row>
        <table:table-row table:style-name="ro1">
          <table:table-cell office:value-type="float" office:value="0.440022259950638" calcext:value-type="float">
            <text:p>0.440022259950638</text:p>
          </table:table-cell>
          <table:table-cell table:formula="of:=INT([.A50]*65535)" office:value-type="float" office:value="28836" calcext:value-type="float">
            <text:p>28836</text:p>
          </table:table-cell>
          <table:table-cell table:formula="of:=([.B50]/65535-[.A50])/[.A50]" office:value-type="percentage" office:value="-0.0000297815331007993" calcext:value-type="percentage">
            <text:p>0.00%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table:formula="of:=(440 / 32) * POWER(2; ([.L50] - 9)/12)" office:value-type="float" office:value="207.652348789973" calcext:value-type="float">
            <text:p>207.652348789973</text:p>
          </table:table-cell>
          <table:table-cell table:formula="of:= (1/  (48000) * [.M50])" office:value-type="float" office:value="0.0043260905997911" calcext:value-type="float">
            <text:p>0.0043260905997911</text:p>
          </table:table-cell>
          <table:table-cell table:formula="of:=INT([.N50]*65535)" office:value-type="float" office:value="283" calcext:value-type="float">
            <text:p>283</text:p>
          </table:table-cell>
          <table:table-cell table:formula="of:=([.O50]/65535 - [.N50]) / [.N50]" office:value-type="float" office:value="-0.00180010169606322" calcext:value-type="float">
            <text:p>-0.00180010169606322</text:p>
          </table:table-cell>
        </table:table-row>
        <table:table-row table:style-name="ro1">
          <table:table-cell office:value-type="float" office:value="0.449191153049469" calcext:value-type="float">
            <text:p>0.449191153049469</text:p>
          </table:table-cell>
          <table:table-cell table:formula="of:=INT([.A51]*65535)" office:value-type="float" office:value="29437" calcext:value-type="float">
            <text:p>29437</text:p>
          </table:table-cell>
          <table:table-cell table:formula="of:=([.B51]/65535-[.A51])/[.A51]" office:value-type="percentage" office:value="-0.0000252130442452537" calcext:value-type="percentage">
            <text:p>0.00%</text:p>
          </table:table-cell>
          <table:table-cell table:number-columns-repeated="8"/>
          <table:table-cell office:value-type="float" office:value="57" calcext:value-type="float">
            <text:p>57</text:p>
          </table:table-cell>
          <table:table-cell table:formula="of:=(440 / 32) * POWER(2; ([.L51] - 9)/12)" office:value-type="float" office:value="220" calcext:value-type="float">
            <text:p>220</text:p>
          </table:table-cell>
          <table:table-cell table:formula="of:= (1/  (48000) * [.M51])" office:value-type="float" office:value="0.00458333333333333" calcext:value-type="float">
            <text:p>0.00458333333333333</text:p>
          </table:table-cell>
          <table:table-cell table:formula="of:=INT([.N51]*65535)" office:value-type="float" office:value="300" calcext:value-type="float">
            <text:p>300</text:p>
          </table:table-cell>
          <table:table-cell table:formula="of:=([.O51]/65535 - [.N51]) / [.N51]" office:value-type="float" office:value="-0.00122765767077962" calcext:value-type="float">
            <text:p>-0.00122765767077962</text:p>
          </table:table-cell>
        </table:table-row>
        <table:table-row table:style-name="ro1">
          <table:table-cell office:value-type="float" office:value="0.4583600461483" calcext:value-type="float">
            <text:p>0.4583600461483</text:p>
          </table:table-cell>
          <table:table-cell table:formula="of:=INT([.A52]*65535)" office:value-type="float" office:value="30038" calcext:value-type="float">
            <text:p>30038</text:p>
          </table:table-cell>
          <table:table-cell table:formula="of:=([.B52]/65535-[.A52])/[.A52]" office:value-type="percentage" office:value="-0.0000208273286759901" calcext:value-type="percentage">
            <text:p>0.00%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table:formula="of:=(440 / 32) * POWER(2; ([.L52] - 9)/12)" office:value-type="float" office:value="233.081880759045" calcext:value-type="float">
            <text:p>233.081880759045</text:p>
          </table:table-cell>
          <table:table-cell table:formula="of:= (1/  (48000) * [.M52])" office:value-type="float" office:value="0.00485587251581344" calcext:value-type="float">
            <text:p>0.00485587251581344</text:p>
          </table:table-cell>
          <table:table-cell table:formula="of:=INT([.N52]*65535)" office:value-type="float" office:value="318" calcext:value-type="float">
            <text:p>318</text:p>
          </table:table-cell>
          <table:table-cell table:formula="of:=([.O52]/65535 - [.N52]) / [.N52]" office:value-type="float" office:value="-0.00072150837003307" calcext:value-type="float">
            <text:p>-0.00072150837003307</text:p>
          </table:table-cell>
        </table:table-row>
        <table:table-row table:style-name="ro1">
          <table:table-cell office:value-type="float" office:value="0.467528939247131" calcext:value-type="float">
            <text:p>0.467528939247131</text:p>
          </table:table-cell>
          <table:table-cell table:formula="of:=INT([.A53]*65535)" office:value-type="float" office:value="30639" calcext:value-type="float">
            <text:p>30639</text:p>
          </table:table-cell>
          <table:table-cell table:formula="of:=([.B53]/65535-[.A53])/[.A53]" office:value-type="percentage" office:value="-0.0000166136330773126" calcext:value-type="percentage">
            <text:p>0.00%</text:p>
          </table:table-cell>
          <table:table-cell table:number-columns-repeated="8"/>
          <table:table-cell office:value-type="float" office:value="59" calcext:value-type="float">
            <text:p>59</text:p>
          </table:table-cell>
          <table:table-cell table:formula="of:=(440 / 32) * POWER(2; ([.L53] - 9)/12)" office:value-type="float" office:value="246.941650628062" calcext:value-type="float">
            <text:p>246.941650628062</text:p>
          </table:table-cell>
          <table:table-cell table:formula="of:= (1/  (48000) * [.M53])" office:value-type="float" office:value="0.00514461772141796" calcext:value-type="float">
            <text:p>0.00514461772141796</text:p>
          </table:table-cell>
          <table:table-cell table:formula="of:=INT([.N53]*65535)" office:value-type="float" office:value="337" calcext:value-type="float">
            <text:p>337</text:p>
          </table:table-cell>
          <table:table-cell table:formula="of:=([.O53]/65535 - [.N53]) / [.N53]" office:value-type="float" office:value="-0.000452383900474764" calcext:value-type="float">
            <text:p>-0.000452383900474764</text:p>
          </table:table-cell>
        </table:table-row>
        <table:table-row table:style-name="ro1">
          <table:table-cell office:value-type="float" office:value="0.476697832345963" calcext:value-type="float">
            <text:p>0.476697832345963</text:p>
          </table:table-cell>
          <table:table-cell table:formula="of:=INT([.A54]*65535)" office:value-type="float" office:value="31240" calcext:value-type="float">
            <text:p>31240</text:p>
          </table:table-cell>
          <table:table-cell table:formula="of:=([.B54]/65535-[.A54])/[.A54]" office:value-type="percentage" office:value="-0.0000125620314588202" calcext:value-type="percentage">
            <text:p>0.00%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formula="of:=(440 / 32) * POWER(2; ([.L54] - 9)/12)" office:value-type="float" office:value="261.625565300599" calcext:value-type="float">
            <text:p>261.625565300599</text:p>
          </table:table-cell>
          <table:table-cell table:formula="of:= (1/  (48000) * [.M54])" office:value-type="float" office:value="0.00545053261042914" calcext:value-type="float">
            <text:p>0.00545053261042914</text:p>
          </table:table-cell>
          <table:table-cell table:formula="of:=INT([.N54]*65535)" office:value-type="float" office:value="357" calcext:value-type="float">
            <text:p>357</text:p>
          </table:table-cell>
          <table:table-cell table:formula="of:=([.O54]/65535 - [.N54]) / [.N54]" office:value-type="float" office:value="-0.000561742040155329" calcext:value-type="float">
            <text:p>-0.000561742040155329</text:p>
          </table:table-cell>
        </table:table-row>
        <table:table-row table:style-name="ro1">
          <table:table-cell office:value-type="float" office:value="0.485866725444794" calcext:value-type="float">
            <text:p>0.485866725444794</text:p>
          </table:table-cell>
          <table:table-cell table:formula="of:=INT([.A55]*65535)" office:value-type="float" office:value="31841" calcext:value-type="float">
            <text:p>31841</text:p>
          </table:table-cell>
          <table:table-cell table:formula="of:=([.B55]/65535-[.A55])/[.A55]" office:value-type="percentage" office:value="-0.00000866334709191665" calcext:value-type="percentage">
            <text:p>0.00%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table:formula="of:=(440 / 32) * POWER(2; ([.L55] - 9)/12)" office:value-type="float" office:value="277.182630976872" calcext:value-type="float">
            <text:p>277.182630976872</text:p>
          </table:table-cell>
          <table:table-cell table:formula="of:= (1/  (48000) * [.M55])" office:value-type="float" office:value="0.0057746381453515" calcext:value-type="float">
            <text:p>0.0057746381453515</text:p>
          </table:table-cell>
          <table:table-cell table:formula="of:=INT([.N55]*65535)" office:value-type="float" office:value="378" calcext:value-type="float">
            <text:p>378</text:p>
          </table:table-cell>
          <table:table-cell table:formula="of:=([.O55]/65535 - [.N55]) / [.N55]" office:value-type="float" office:value="-0.00116507185920718" calcext:value-type="float">
            <text:p>-0.00116507185920718</text:p>
          </table:table-cell>
        </table:table-row>
        <table:table-row table:style-name="ro1">
          <table:table-cell office:value-type="float" office:value="0.495035618543625" calcext:value-type="float">
            <text:p>0.495035618543625</text:p>
          </table:table-cell>
          <table:table-cell table:formula="of:=INT([.A56]*65535)" office:value-type="float" office:value="32442" calcext:value-type="float">
            <text:p>32442</text:p>
          </table:table-cell>
          <table:table-cell table:formula="of:=([.B56]/65535-[.A56])/[.A56]" office:value-type="percentage" office:value="-0.00000490908312152373" calcext:value-type="percentage">
            <text:p>0.00%</text:p>
          </table:table-cell>
          <table:table-cell table:number-columns-repeated="8"/>
          <table:table-cell office:value-type="float" office:value="62" calcext:value-type="float">
            <text:p>62</text:p>
          </table:table-cell>
          <table:table-cell table:formula="of:=(440 / 32) * POWER(2; ([.L56] - 9)/12)" office:value-type="float" office:value="293.664767917408" calcext:value-type="float">
            <text:p>293.664767917408</text:p>
          </table:table-cell>
          <table:table-cell table:formula="of:= (1/  (48000) * [.M56])" office:value-type="float" office:value="0.00611801599827933" calcext:value-type="float">
            <text:p>0.00611801599827933</text:p>
          </table:table-cell>
          <table:table-cell table:formula="of:=INT([.N56]*65535)" office:value-type="float" office:value="400" calcext:value-type="float">
            <text:p>400</text:p>
          </table:table-cell>
          <table:table-cell table:formula="of:=([.O56]/65535 - [.N56]) / [.N56]" office:value-type="float" office:value="-0.00235488753295331" calcext:value-type="float">
            <text:p>-0.00235488753295331</text:p>
          </table:table-cell>
        </table:table-row>
        <table:table-row table:style-name="ro1">
          <table:table-cell office:value-type="float" office:value="0.504204571247101" calcext:value-type="float">
            <text:p>0.504204571247101</text:p>
          </table:table-cell>
          <table:table-cell table:formula="of:=INT([.A57]*65535)" office:value-type="float" office:value="33043" calcext:value-type="float">
            <text:p>33043</text:p>
          </table:table-cell>
          <table:table-cell table:formula="of:=([.B57]/65535-[.A57])/[.A57]" office:value-type="percentage" office:value="-0.00000140957579821804" calcext:value-type="percentage">
            <text:p>0.00%</text:p>
          </table:table-cell>
          <table:table-cell table:number-columns-repeated="8"/>
          <table:table-cell office:value-type="float" office:value="63" calcext:value-type="float">
            <text:p>63</text:p>
          </table:table-cell>
          <table:table-cell table:formula="of:=(440 / 32) * POWER(2; ([.L57] - 9)/12)" office:value-type="float" office:value="311.126983722081" calcext:value-type="float">
            <text:p>311.126983722081</text:p>
          </table:table-cell>
          <table:table-cell table:formula="of:= (1/  (48000) * [.M57])" office:value-type="float" office:value="0.00648181216087668" calcext:value-type="float">
            <text:p>0.00648181216087668</text:p>
          </table:table-cell>
          <table:table-cell table:formula="of:=INT([.N57]*65535)" office:value-type="float" office:value="424" calcext:value-type="float">
            <text:p>424</text:p>
          </table:table-cell>
          <table:table-cell table:formula="of:=([.O57]/65535 - [.N57]) / [.N57]" office:value-type="float" office:value="-0.00184930948010993" calcext:value-type="float">
            <text:p>-0.00184930948010993</text:p>
          </table:table-cell>
        </table:table-row>
        <table:table-row table:style-name="ro1">
          <table:table-cell office:value-type="float" office:value="0.513373494148254" calcext:value-type="float">
            <text:p>0.513373494148254</text:p>
          </table:table-cell>
          <table:table-cell table:formula="of:=INT([.A58]*65535)" office:value-type="float" office:value="33643" calcext:value-type="float">
            <text:p>33643</text:p>
          </table:table-cell>
          <table:table-cell table:formula="of:=([.B58]/65535-[.A58])/[.A58]" office:value-type="percentage" office:value="-0.0000277000621551725" calcext:value-type="percentage">
            <text:p>0.00%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table:formula="of:=(440 / 32) * POWER(2; ([.L58] - 9)/12)" office:value-type="float" office:value="329.62755691287" calcext:value-type="float">
            <text:p>329.62755691287</text:p>
          </table:table-cell>
          <table:table-cell table:formula="of:= (1/  (48000) * [.M58])" office:value-type="float" office:value="0.00686724076901812" calcext:value-type="float">
            <text:p>0.00686724076901812</text:p>
          </table:table-cell>
          <table:table-cell table:formula="of:=INT([.N58]*65535)" office:value-type="float" office:value="450" calcext:value-type="float">
            <text:p>450</text:p>
          </table:table-cell>
          <table:table-cell table:formula="of:=([.O58]/65535 - [.N58]) / [.N58]" office:value-type="float" office:value="-0.0000991541621496949" calcext:value-type="float">
            <text:p>-9.91541621496949E-05</text:p>
          </table:table-cell>
        </table:table-row>
        <table:table-row table:style-name="ro1">
          <table:table-cell office:value-type="float" office:value="0.522542417049408" calcext:value-type="float">
            <text:p>0.522542417049408</text:p>
          </table:table-cell>
          <table:table-cell table:formula="of:=INT([.A59]*65535)" office:value-type="float" office:value="34244" calcext:value-type="float">
            <text:p>34244</text:p>
          </table:table-cell>
          <table:table-cell table:formula="of:=([.B59]/65535-[.A59])/[.A59]" office:value-type="percentage" office:value="-0.0000238664241002316" calcext:value-type="percentage">
            <text:p>0.00%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table:formula="of:=(440 / 32) * POWER(2; ([.L59] - 9)/12)" office:value-type="float" office:value="349.228231433004" calcext:value-type="float">
            <text:p>349.228231433004</text:p>
          </table:table-cell>
          <table:table-cell table:formula="of:= (1/  (48000) * [.M59])" office:value-type="float" office:value="0.00727558815485425" calcext:value-type="float">
            <text:p>0.00727558815485425</text:p>
          </table:table-cell>
          <table:table-cell table:formula="of:=INT([.N59]*65535)" office:value-type="float" office:value="476" calcext:value-type="float">
            <text:p>476</text:p>
          </table:table-cell>
          <table:table-cell table:formula="of:=([.O59]/65535 - [.N59]) / [.N59]" office:value-type="float" office:value="-0.00168972346497505" calcext:value-type="float">
            <text:p>-0.00168972346497505</text:p>
          </table:table-cell>
        </table:table-row>
        <table:table-row table:style-name="ro1">
          <table:table-cell office:value-type="float" office:value="0.531711339950562" calcext:value-type="float">
            <text:p>0.531711339950562</text:p>
          </table:table-cell>
          <table:table-cell table:formula="of:=INT([.A60]*65535)" office:value-type="float" office:value="34845" calcext:value-type="float">
            <text:p>34845</text:p>
          </table:table-cell>
          <table:table-cell table:formula="of:=([.B60]/65535-[.A60])/[.A60]" office:value-type="percentage" office:value="-0.0000201650018893819" calcext:value-type="percentage">
            <text:p>0.00%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table:formula="of:=(440 / 32) * POWER(2; ([.L60] - 9)/12)" office:value-type="float" office:value="369.994422711634" calcext:value-type="float">
            <text:p>369.994422711634</text:p>
          </table:table-cell>
          <table:table-cell table:formula="of:= (1/  (48000) * [.M60])" office:value-type="float" office:value="0.00770821713982572" calcext:value-type="float">
            <text:p>0.00770821713982572</text:p>
          </table:table-cell>
          <table:table-cell table:formula="of:=INT([.N60]*65535)" office:value-type="float" office:value="505" calcext:value-type="float">
            <text:p>505</text:p>
          </table:table-cell>
          <table:table-cell table:formula="of:=([.O60]/65535 - [.N60]) / [.N60]" office:value-type="float" office:value="-0.000312793730416106" calcext:value-type="float">
            <text:p>-0.000312793730416106</text:p>
          </table:table-cell>
        </table:table-row>
        <table:table-row table:style-name="ro1">
          <table:table-cell office:value-type="float" office:value="0.540880262851715" calcext:value-type="float">
            <text:p>0.540880262851715</text:p>
          </table:table-cell>
          <table:table-cell table:formula="of:=INT([.A61]*65535)" office:value-type="float" office:value="35446" calcext:value-type="float">
            <text:p>35446</text:p>
          </table:table-cell>
          <table:table-cell table:formula="of:=([.B61]/65535-[.A61])/[.A61]" office:value-type="percentage" office:value="-0.0000165890716116153" calcext:value-type="percentage">
            <text:p>0.00%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table:formula="of:=(440 / 32) * POWER(2; ([.L61] - 9)/12)" office:value-type="float" office:value="391.995435981749" calcext:value-type="float">
            <text:p>391.995435981749</text:p>
          </table:table-cell>
          <table:table-cell table:formula="of:= (1/  (48000) * [.M61])" office:value-type="float" office:value="0.00816657158295311" calcext:value-type="float">
            <text:p>0.00816657158295311</text:p>
          </table:table-cell>
          <table:table-cell table:formula="of:=INT([.N61]*65535)" office:value-type="float" office:value="535" calcext:value-type="float">
            <text:p>535</text:p>
          </table:table-cell>
          <table:table-cell table:formula="of:=([.O61]/65535 - [.N61]) / [.N61]" office:value-type="float" office:value="-0.00036672282733356" calcext:value-type="float">
            <text:p>-0.00036672282733356</text:p>
          </table:table-cell>
        </table:table-row>
        <table:table-row table:style-name="ro1">
          <table:table-cell office:value-type="float" office:value="0.550049185752869" calcext:value-type="float">
            <text:p>0.550049185752869</text:p>
          </table:table-cell>
          <table:table-cell table:formula="of:=INT([.A62]*65535)" office:value-type="float" office:value="36047" calcext:value-type="float">
            <text:p>36047</text:p>
          </table:table-cell>
          <table:table-cell table:formula="of:=([.B62]/65535-[.A62])/[.A62]" office:value-type="percentage" office:value="-0.0000131323576868966" calcext:value-type="percentage">
            <text:p>0.00%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table:formula="of:=(440 / 32) * POWER(2; ([.L62] - 9)/12)" office:value-type="float" office:value="415.304697579945" calcext:value-type="float">
            <text:p>415.304697579945</text:p>
          </table:table-cell>
          <table:table-cell table:formula="of:= (1/  (48000) * [.M62])" office:value-type="float" office:value="0.00865218119958219" calcext:value-type="float">
            <text:p>0.00865218119958219</text:p>
          </table:table-cell>
          <table:table-cell table:formula="of:=INT([.N62]*65535)" office:value-type="float" office:value="567" calcext:value-type="float">
            <text:p>567</text:p>
          </table:table-cell>
          <table:table-cell table:formula="of:=([.O62]/65535 - [.N62]) / [.N62]" office:value-type="float" office:value="-0.0000364976354557604" calcext:value-type="float">
            <text:p>-3.64976354557604E-05</text:p>
          </table:table-cell>
        </table:table-row>
        <table:table-row table:style-name="ro1">
          <table:table-cell office:value-type="float" office:value="0.559218108654022" calcext:value-type="float">
            <text:p>0.559218108654022</text:p>
          </table:table-cell>
          <table:table-cell table:formula="of:=INT([.A63]*65535)" office:value-type="float" office:value="36648" calcext:value-type="float">
            <text:p>36648</text:p>
          </table:table-cell>
          <table:table-cell table:formula="of:=([.B63]/65535-[.A63])/[.A63]" office:value-type="percentage" office:value="-0.00000978899611265496" calcext:value-type="percentage">
            <text:p>0.00%</text:p>
          </table:table-cell>
          <table:table-cell table:number-columns-repeated="8"/>
          <table:table-cell office:value-type="float" office:value="69" calcext:value-type="float">
            <text:p>69</text:p>
          </table:table-cell>
          <table:table-cell table:formula="of:=(440 / 32) * POWER(2; ([.L63] - 9)/12)" office:value-type="float" office:value="440" calcext:value-type="float">
            <text:p>440</text:p>
          </table:table-cell>
          <table:table-cell table:formula="of:= (1/  (48000) * [.M63])" office:value-type="float" office:value="0.00916666666666667" calcext:value-type="float">
            <text:p>0.00916666666666667</text:p>
          </table:table-cell>
          <table:table-cell table:formula="of:=INT([.N63]*65535)" office:value-type="float" office:value="600" calcext:value-type="float">
            <text:p>600</text:p>
          </table:table-cell>
          <table:table-cell table:formula="of:=([.O63]/65535 - [.N63]) / [.N63]" office:value-type="float" office:value="-0.00122765767077962" calcext:value-type="float">
            <text:p>-0.00122765767077962</text:p>
          </table:table-cell>
        </table:table-row>
        <table:table-row table:style-name="ro1">
          <table:table-cell office:value-type="float" office:value="0.568387031555176" calcext:value-type="float">
            <text:p>0.568387031555176</text:p>
          </table:table-cell>
          <table:table-cell table:formula="of:=INT([.A64]*65535)" office:value-type="float" office:value="37249" calcext:value-type="float">
            <text:p>37249</text:p>
          </table:table-cell>
          <table:table-cell table:formula="of:=([.B64]/65535-[.A64])/[.A64]" office:value-type="percentage" office:value="-0.00000655350126584731" calcext:value-type="percentage">
            <text:p>0.00%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formula="of:=(440 / 32) * POWER(2; ([.L64] - 9)/12)" office:value-type="float" office:value="466.16376151809" calcext:value-type="float">
            <text:p>466.16376151809</text:p>
          </table:table-cell>
          <table:table-cell table:formula="of:= (1/  (48000) * [.M64])" office:value-type="float" office:value="0.00971174503162687" calcext:value-type="float">
            <text:p>0.00971174503162687</text:p>
          </table:table-cell>
          <table:table-cell table:formula="of:=INT([.N64]*65535)" office:value-type="float" office:value="636" calcext:value-type="float">
            <text:p>636</text:p>
          </table:table-cell>
          <table:table-cell table:formula="of:=([.O64]/65535 - [.N64]) / [.N64]" office:value-type="float" office:value="-0.00072150837003307" calcext:value-type="float">
            <text:p>-0.00072150837003307</text:p>
          </table:table-cell>
        </table:table-row>
        <table:table-row table:style-name="ro1">
          <table:table-cell office:value-type="float" office:value="0.577555954456329" calcext:value-type="float">
            <text:p>0.577555954456329</text:p>
          </table:table-cell>
          <table:table-cell table:formula="of:=INT([.A65]*65535)" office:value-type="float" office:value="37850" calcext:value-type="float">
            <text:p>37850</text:p>
          </table:table-cell>
          <table:table-cell table:formula="of:=([.B65]/65535-[.A65])/[.A65]" office:value-type="percentage" office:value="-0.00000342073586912518" calcext:value-type="percentage">
            <text:p>0.00%</text:p>
          </table:table-cell>
          <table:table-cell table:number-columns-repeated="8"/>
          <table:table-cell office:value-type="float" office:value="71" calcext:value-type="float">
            <text:p>71</text:p>
          </table:table-cell>
          <table:table-cell table:formula="of:=(440 / 32) * POWER(2; ([.L65] - 9)/12)" office:value-type="float" office:value="493.883301256124" calcext:value-type="float">
            <text:p>493.883301256124</text:p>
          </table:table-cell>
          <table:table-cell table:formula="of:= (1/  (48000) * [.M65])" office:value-type="float" office:value="0.0102892354428359" calcext:value-type="float">
            <text:p>0.0102892354428359</text:p>
          </table:table-cell>
          <table:table-cell table:formula="of:=INT([.N65]*65535)" office:value-type="float" office:value="674" calcext:value-type="float">
            <text:p>674</text:p>
          </table:table-cell>
          <table:table-cell table:formula="of:=([.O65]/65535 - [.N65]) / [.N65]" office:value-type="float" office:value="-0.000452383900474595" calcext:value-type="float">
            <text:p>-0.000452383900474595</text:p>
          </table:table-cell>
        </table:table-row>
        <table:table-row table:style-name="ro1">
          <table:table-cell office:value-type="float" office:value="0.586724877357483" calcext:value-type="float">
            <text:p>0.586724877357483</text:p>
          </table:table-cell>
          <table:table-cell table:formula="of:=INT([.A66]*65535)" office:value-type="float" office:value="38451" calcext:value-type="float">
            <text:p>38451</text:p>
          </table:table-cell>
          <table:table-cell table:formula="of:=([.B66]/65535-[.A66])/[.A66]" office:value-type="percentage" office:value="-0.00000038588377195089" calcext:value-type="percentage">
            <text:p>0.00%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table:formula="of:=(440 / 32) * POWER(2; ([.L66] - 9)/12)" office:value-type="float" office:value="523.251130601197" calcext:value-type="float">
            <text:p>523.251130601197</text:p>
          </table:table-cell>
          <table:table-cell table:formula="of:= (1/  (48000) * [.M66])" office:value-type="float" office:value="0.0109010652208583" calcext:value-type="float">
            <text:p>0.0109010652208583</text:p>
          </table:table-cell>
          <table:table-cell table:formula="of:=INT([.N66]*65535)" office:value-type="float" office:value="714" calcext:value-type="float">
            <text:p>714</text:p>
          </table:table-cell>
          <table:table-cell table:formula="of:=([.O66]/65535 - [.N66]) / [.N66]" office:value-type="float" office:value="-0.000561742040155329" calcext:value-type="float">
            <text:p>-0.000561742040155329</text:p>
          </table:table-cell>
        </table:table-row>
        <table:table-row table:style-name="ro1">
          <table:table-cell office:value-type="float" office:value="0.595893800258637" calcext:value-type="float">
            <text:p>0.595893800258637</text:p>
          </table:table-cell>
          <table:table-cell table:formula="of:=INT([.A67]*65535)" office:value-type="float" office:value="39051" calcext:value-type="float">
            <text:p>39051</text:p>
          </table:table-cell>
          <table:table-cell table:formula="of:=([.B67]/65535-[.A67])/[.A67]" office:value-type="percentage" office:value="-0.000023051373816197" calcext:value-type="percentage">
            <text:p>0.00%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table:formula="of:=(440 / 32) * POWER(2; ([.L67] - 9)/12)" office:value-type="float" office:value="554.365261953744" calcext:value-type="float">
            <text:p>554.365261953744</text:p>
          </table:table-cell>
          <table:table-cell table:formula="of:= (1/  (48000) * [.M67])" office:value-type="float" office:value="0.011549276290703" calcext:value-type="float">
            <text:p>0.011549276290703</text:p>
          </table:table-cell>
          <table:table-cell table:formula="of:=INT([.N67]*65535)" office:value-type="float" office:value="756" calcext:value-type="float">
            <text:p>756</text:p>
          </table:table-cell>
          <table:table-cell table:formula="of:=([.O67]/65535 - [.N67]) / [.N67]" office:value-type="float" office:value="-0.00116507185920703" calcext:value-type="float">
            <text:p>-0.00116507185920703</text:p>
          </table:table-cell>
        </table:table-row>
        <table:table-row table:style-name="ro1">
          <table:table-cell office:value-type="float" office:value="0.60506272315979" calcext:value-type="float">
            <text:p>0.60506272315979</text:p>
          </table:table-cell>
          <table:table-cell table:formula="of:=INT([.A68]*65535)" office:value-type="float" office:value="39652" calcext:value-type="float">
            <text:p>39652</text:p>
          </table:table-cell>
          <table:table-cell table:formula="of:=([.B68]/65535-[.A68])/[.A68]" office:value-type="percentage" office:value="-0.0000198110237579419" calcext:value-type="percentage">
            <text:p>0.00%</text:p>
          </table:table-cell>
          <table:table-cell table:number-columns-repeated="8"/>
          <table:table-cell office:value-type="float" office:value="74" calcext:value-type="float">
            <text:p>74</text:p>
          </table:table-cell>
          <table:table-cell table:formula="of:=(440 / 32) * POWER(2; ([.L68] - 9)/12)" office:value-type="float" office:value="587.329535834815" calcext:value-type="float">
            <text:p>587.329535834815</text:p>
          </table:table-cell>
          <table:table-cell table:formula="of:= (1/  (48000) * [.M68])" office:value-type="float" office:value="0.0122360319965587" calcext:value-type="float">
            <text:p>0.0122360319965587</text:p>
          </table:table-cell>
          <table:table-cell table:formula="of:=INT([.N68]*65535)" office:value-type="float" office:value="801" calcext:value-type="float">
            <text:p>801</text:p>
          </table:table-cell>
          <table:table-cell table:formula="of:=([.O68]/65535 - [.N68]) / [.N68]" office:value-type="float" office:value="-0.00110783114236951" calcext:value-type="float">
            <text:p>-0.00110783114236951</text:p>
          </table:table-cell>
        </table:table-row>
        <table:table-row table:style-name="ro1">
          <table:table-cell office:value-type="float" office:value="0.614231646060944" calcext:value-type="float">
            <text:p>0.614231646060944</text:p>
          </table:table-cell>
          <table:table-cell table:formula="of:=INT([.A69]*65535)" office:value-type="float" office:value="40253" calcext:value-type="float">
            <text:p>40253</text:p>
          </table:table-cell>
          <table:table-cell table:formula="of:=([.B69]/65535-[.A69])/[.A69]" office:value-type="percentage" office:value="-0.0000166674141395254" calcext:value-type="percentage">
            <text:p>0.00%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table:formula="of:=(440 / 32) * POWER(2; ([.L69] - 9)/12)" office:value-type="float" office:value="622.253967444162" calcext:value-type="float">
            <text:p>622.253967444162</text:p>
          </table:table-cell>
          <table:table-cell table:formula="of:= (1/  (48000) * [.M69])" office:value-type="float" office:value="0.0129636243217534" calcext:value-type="float">
            <text:p>0.0129636243217534</text:p>
          </table:table-cell>
          <table:table-cell table:formula="of:=INT([.N69]*65535)" office:value-type="float" office:value="849" calcext:value-type="float">
            <text:p>849</text:p>
          </table:table-cell>
          <table:table-cell table:formula="of:=([.O69]/65535 - [.N69]) / [.N69]" office:value-type="float" office:value="-0.000672244986572598" calcext:value-type="float">
            <text:p>-0.000672244986572598</text:p>
          </table:table-cell>
        </table:table-row>
        <table:table-row table:style-name="ro1">
          <table:table-cell office:value-type="float" office:value="0.623400568962097" calcext:value-type="float">
            <text:p>0.623400568962097</text:p>
          </table:table-cell>
          <table:table-cell table:formula="of:=INT([.A70]*65535)" office:value-type="float" office:value="40854" calcext:value-type="float">
            <text:p>40854</text:p>
          </table:table-cell>
          <table:table-cell table:formula="of:=([.B70]/65535-[.A70])/[.A70]" office:value-type="percentage" office:value="-0.0000136162764106553" calcext:value-type="percentage">
            <text:p>0.00%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table:formula="of:=(440 / 32) * POWER(2; ([.L70] - 9)/12)" office:value-type="float" office:value="659.25511382574" calcext:value-type="float">
            <text:p>659.25511382574</text:p>
          </table:table-cell>
          <table:table-cell table:formula="of:= (1/  (48000) * [.M70])" office:value-type="float" office:value="0.0137344815380362" calcext:value-type="float">
            <text:p>0.0137344815380362</text:p>
          </table:table-cell>
          <table:table-cell table:formula="of:=INT([.N70]*65535)" office:value-type="float" office:value="900" calcext:value-type="float">
            <text:p>900</text:p>
          </table:table-cell>
          <table:table-cell table:formula="of:=([.O70]/65535 - [.N70]) / [.N70]" office:value-type="float" office:value="-0.0000991541621496949" calcext:value-type="float">
            <text:p>-9.91541621496949E-05</text:p>
          </table:table-cell>
        </table:table-row>
        <table:table-row table:style-name="ro1">
          <table:table-cell office:value-type="float" office:value="0.632569491863251" calcext:value-type="float">
            <text:p>0.632569491863251</text:p>
          </table:table-cell>
          <table:table-cell table:formula="of:=INT([.A71]*65535)" office:value-type="float" office:value="41455" calcext:value-type="float">
            <text:p>41455</text:p>
          </table:table-cell>
          <table:table-cell table:formula="of:=([.B71]/65535-[.A71])/[.A71]" office:value-type="percentage" office:value="-0.0000106535895064192" calcext:value-type="percentage">
            <text:p>0.00%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 table:formula="of:=(440 / 32) * POWER(2; ([.L71] - 9)/12)" office:value-type="float" office:value="698.456462866008" calcext:value-type="float">
            <text:p>698.456462866008</text:p>
          </table:table-cell>
          <table:table-cell table:formula="of:= (1/  (48000) * [.M71])" office:value-type="float" office:value="0.0145511763097085" calcext:value-type="float">
            <text:p>0.0145511763097085</text:p>
          </table:table-cell>
          <table:table-cell table:formula="of:=INT([.N71]*65535)" office:value-type="float" office:value="953" calcext:value-type="float">
            <text:p>953</text:p>
          </table:table-cell>
          <table:table-cell table:formula="of:=([.O71]/65535 - [.N71]) / [.N71]" office:value-type="float" office:value="-0.000641078216513892" calcext:value-type="float">
            <text:p>-0.000641078216513892</text:p>
          </table:table-cell>
        </table:table-row>
        <table:table-row table:style-name="ro1">
          <table:table-cell office:value-type="float" office:value="0.641738414764404" calcext:value-type="float">
            <text:p>0.641738414764404</text:p>
          </table:table-cell>
          <table:table-cell table:formula="of:=INT([.A72]*65535)" office:value-type="float" office:value="42056" calcext:value-type="float">
            <text:p>42056</text:p>
          </table:table-cell>
          <table:table-cell table:formula="of:=([.B72]/65535-[.A72])/[.A72]" office:value-type="percentage" office:value="-0.00000777556216790245" calcext:value-type="percentage">
            <text:p>0.00%</text:p>
          </table:table-cell>
          <table:table-cell table:number-columns-repeated="8"/>
          <table:table-cell office:value-type="float" office:value="78" calcext:value-type="float">
            <text:p>78</text:p>
          </table:table-cell>
          <table:table-cell table:formula="of:=(440 / 32) * POWER(2; ([.L72] - 9)/12)" office:value-type="float" office:value="739.988845423269" calcext:value-type="float">
            <text:p>739.988845423269</text:p>
          </table:table-cell>
          <table:table-cell table:formula="of:= (1/  (48000) * [.M72])" office:value-type="float" office:value="0.0154164342796514" calcext:value-type="float">
            <text:p>0.0154164342796514</text:p>
          </table:table-cell>
          <table:table-cell table:formula="of:=INT([.N72]*65535)" office:value-type="float" office:value="1010" calcext:value-type="float">
            <text:p>1010</text:p>
          </table:table-cell>
          <table:table-cell table:formula="of:=([.O72]/65535 - [.N72]) / [.N72]" office:value-type="float" office:value="-0.000312793730416219" calcext:value-type="float">
            <text:p>-0.000312793730416219</text:p>
          </table:table-cell>
        </table:table-row>
        <table:table-row table:style-name="ro1">
          <table:table-cell office:value-type="float" office:value="0.650907337665558" calcext:value-type="float">
            <text:p>0.650907337665558</text:p>
          </table:table-cell>
          <table:table-cell table:formula="of:=INT([.A73]*65535)" office:value-type="float" office:value="42657" calcext:value-type="float">
            <text:p>42657</text:p>
          </table:table-cell>
          <table:table-cell table:formula="of:=([.B73]/65535-[.A73])/[.A73]" office:value-type="percentage" office:value="-0.00000497861675703586" calcext:value-type="percentage">
            <text:p>0.00%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 table:formula="of:=(440 / 32) * POWER(2; ([.L73] - 9)/12)" office:value-type="float" office:value="783.990871963498" calcext:value-type="float">
            <text:p>783.990871963498</text:p>
          </table:table-cell>
          <table:table-cell table:formula="of:= (1/  (48000) * [.M73])" office:value-type="float" office:value="0.0163331431659062" calcext:value-type="float">
            <text:p>0.0163331431659062</text:p>
          </table:table-cell>
          <table:table-cell table:formula="of:=INT([.N73]*65535)" office:value-type="float" office:value="1070" calcext:value-type="float">
            <text:p>1070</text:p>
          </table:table-cell>
          <table:table-cell table:formula="of:=([.O73]/65535 - [.N73]) / [.N73]" office:value-type="float" office:value="-0.00036672282733356" calcext:value-type="float">
            <text:p>-0.00036672282733356</text:p>
          </table:table-cell>
        </table:table-row>
        <table:table-row table:style-name="ro1">
          <table:table-cell office:value-type="float" office:value="0.660076260566711" calcext:value-type="float">
            <text:p>0.660076260566711</text:p>
          </table:table-cell>
          <table:table-cell table:formula="of:=INT([.A74]*65535)" office:value-type="float" office:value="43258" calcext:value-type="float">
            <text:p>43258</text:p>
          </table:table-cell>
          <table:table-cell table:formula="of:=([.B74]/65535-[.A74])/[.A74]" office:value-type="percentage" office:value="-0.00000225937441886865" calcext:value-type="percentage">
            <text:p>0.00%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table:formula="of:=(440 / 32) * POWER(2; ([.L74] - 9)/12)" office:value-type="float" office:value="830.609395159891" calcext:value-type="float">
            <text:p>830.609395159891</text:p>
          </table:table-cell>
          <table:table-cell table:formula="of:= (1/  (48000) * [.M74])" office:value-type="float" office:value="0.0173043623991644" calcext:value-type="float">
            <text:p>0.0173043623991644</text:p>
          </table:table-cell>
          <table:table-cell table:formula="of:=INT([.N74]*65535)" office:value-type="float" office:value="1134" calcext:value-type="float">
            <text:p>1134</text:p>
          </table:table-cell>
          <table:table-cell table:formula="of:=([.O74]/65535 - [.N74]) / [.N74]" office:value-type="float" office:value="-0.0000364976354559609" calcext:value-type="float">
            <text:p>-3.64976354559609E-05</text:p>
          </table:table-cell>
        </table:table-row>
        <table:table-row table:style-name="ro1">
          <table:table-cell office:value-type="float" office:value="0.669245183467865" calcext:value-type="float">
            <text:p>0.669245183467865</text:p>
          </table:table-cell>
          <table:table-cell table:formula="of:=INT([.A75]*65535)" office:value-type="float" office:value="43858" calcext:value-type="float">
            <text:p>43858</text:p>
          </table:table-cell>
          <table:table-cell table:formula="of:=([.B75]/65535-[.A75])/[.A75]" office:value-type="percentage" office:value="-0.0000224149876964951" calcext:value-type="percentage">
            <text:p>0.00%</text:p>
          </table:table-cell>
          <table:table-cell table:number-columns-repeated="8"/>
          <table:table-cell office:value-type="float" office:value="81" calcext:value-type="float">
            <text:p>81</text:p>
          </table:table-cell>
          <table:table-cell table:formula="of:=(440 / 32) * POWER(2; ([.L75] - 9)/12)" office:value-type="float" office:value="880" calcext:value-type="float">
            <text:p>880</text:p>
          </table:table-cell>
          <table:table-cell table:formula="of:= (1/  (48000) * [.M75])" office:value-type="float" office:value="0.0183333333333333" calcext:value-type="float">
            <text:p>0.0183333333333333</text:p>
          </table:table-cell>
          <table:table-cell table:formula="of:=INT([.N75]*65535)" office:value-type="float" office:value="1201" calcext:value-type="float">
            <text:p>1201</text:p>
          </table:table-cell>
          <table:table-cell table:formula="of:=([.O75]/65535 - [.N75]) / [.N75]" office:value-type="float" office:value="-0.000395347385505277" calcext:value-type="float">
            <text:p>-0.000395347385505277</text:p>
          </table:table-cell>
        </table:table-row>
        <table:table-row table:style-name="ro1">
          <table:table-cell office:value-type="float" office:value="0.678414106369019" calcext:value-type="float">
            <text:p>0.678414106369019</text:p>
          </table:table-cell>
          <table:table-cell table:formula="of:=INT([.A76]*65535)" office:value-type="float" office:value="44459" calcext:value-type="float">
            <text:p>44459</text:p>
          </table:table-cell>
          <table:table-cell table:formula="of:=([.B76]/65535-[.A76])/[.A76]" office:value-type="percentage" office:value="-0.0000195335911619431" calcext:value-type="percentage">
            <text:p>0.00%</text:p>
          </table:table-cell>
          <table:table-cell table:number-columns-repeated="8"/>
          <table:table-cell office:value-type="float" office:value="82" calcext:value-type="float">
            <text:p>82</text:p>
          </table:table-cell>
          <table:table-cell table:formula="of:=(440 / 32) * POWER(2; ([.L76] - 9)/12)" office:value-type="float" office:value="932.32752303618" calcext:value-type="float">
            <text:p>932.32752303618</text:p>
          </table:table-cell>
          <table:table-cell table:formula="of:= (1/  (48000) * [.M76])" office:value-type="float" office:value="0.0194234900632537" calcext:value-type="float">
            <text:p>0.0194234900632537</text:p>
          </table:table-cell>
          <table:table-cell table:formula="of:=INT([.N76]*65535)" office:value-type="float" office:value="1272" calcext:value-type="float">
            <text:p>1272</text:p>
          </table:table-cell>
          <table:table-cell table:formula="of:=([.O76]/65535 - [.N76]) / [.N76]" office:value-type="float" office:value="-0.00072150837003307" calcext:value-type="float">
            <text:p>-0.00072150837003307</text:p>
          </table:table-cell>
        </table:table-row>
        <table:table-row table:style-name="ro1">
          <table:table-cell office:value-type="float" office:value="0.687583029270172" calcext:value-type="float">
            <text:p>0.687583029270172</text:p>
          </table:table-cell>
          <table:table-cell table:formula="of:=INT([.A77]*65535)" office:value-type="float" office:value="45060" calcext:value-type="float">
            <text:p>45060</text:p>
          </table:table-cell>
          <table:table-cell table:formula="of:=([.B77]/65535-[.A77])/[.A77]" office:value-type="percentage" office:value="-0.0000167290414999978" calcext:value-type="percentage">
            <text:p>0.00%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table:formula="of:=(440 / 32) * POWER(2; ([.L77] - 9)/12)" office:value-type="float" office:value="987.766602512249" calcext:value-type="float">
            <text:p>987.766602512249</text:p>
          </table:table-cell>
          <table:table-cell table:formula="of:= (1/  (48000) * [.M77])" office:value-type="float" office:value="0.0205784708856718" calcext:value-type="float">
            <text:p>0.0205784708856718</text:p>
          </table:table-cell>
          <table:table-cell table:formula="of:=INT([.N77]*65535)" office:value-type="float" office:value="1348" calcext:value-type="float">
            <text:p>1348</text:p>
          </table:table-cell>
          <table:table-cell table:formula="of:=([.O77]/65535 - [.N77]) / [.N77]" office:value-type="float" office:value="-0.000452383900474764" calcext:value-type="float">
            <text:p>-0.000452383900474764</text:p>
          </table:table-cell>
        </table:table-row>
        <table:table-row table:style-name="ro1">
          <table:table-cell office:value-type="float" office:value="0.696751952171326" calcext:value-type="float">
            <text:p>0.696751952171326</text:p>
          </table:table-cell>
          <table:table-cell table:formula="of:=INT([.A78]*65535)" office:value-type="float" office:value="45661" calcext:value-type="float">
            <text:p>45661</text:p>
          </table:table-cell>
          <table:table-cell table:formula="of:=([.B78]/65535-[.A78])/[.A78]" office:value-type="percentage" office:value="-0.0000139983049060826" calcext:value-type="percentage">
            <text:p>0.00%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table:formula="of:=(440 / 32) * POWER(2; ([.L78] - 9)/12)" office:value-type="float" office:value="1046.50226120239" calcext:value-type="float">
            <text:p>1046.50226120239</text:p>
          </table:table-cell>
          <table:table-cell table:formula="of:= (1/  (48000) * [.M78])" office:value-type="float" office:value="0.0218021304417166" calcext:value-type="float">
            <text:p>0.0218021304417166</text:p>
          </table:table-cell>
          <table:table-cell table:formula="of:=INT([.N78]*65535)" office:value-type="float" office:value="1428" calcext:value-type="float">
            <text:p>1428</text:p>
          </table:table-cell>
          <table:table-cell table:formula="of:=([.O78]/65535 - [.N78]) / [.N78]" office:value-type="float" office:value="-0.000561742040155329" calcext:value-type="float">
            <text:p>-0.000561742040155329</text:p>
          </table:table-cell>
        </table:table-row>
        <table:table-row table:style-name="ro1">
          <table:table-cell office:value-type="float" office:value="0.705923080444336" calcext:value-type="float">
            <text:p>0.705923080444336</text:p>
          </table:table-cell>
          <table:table-cell table:formula="of:=INT([.A79]*65535)" office:value-type="float" office:value="46262" calcext:value-type="float">
            <text:p>46262</text:p>
          </table:table-cell>
          <table:table-cell table:formula="of:=([.B79]/65535-[.A79])/[.A79]" office:value-type="percentage" office:value="-0.0000144625663175685" calcext:value-type="percentage">
            <text:p>0.00%</text:p>
          </table:table-cell>
          <table:table-cell table:number-columns-repeated="8"/>
          <table:table-cell office:value-type="float" office:value="85" calcext:value-type="float">
            <text:p>85</text:p>
          </table:table-cell>
          <table:table-cell table:formula="of:=(440 / 32) * POWER(2; ([.L79] - 9)/12)" office:value-type="float" office:value="1108.73052390749" calcext:value-type="float">
            <text:p>1108.73052390749</text:p>
          </table:table-cell>
          <table:table-cell table:formula="of:= (1/  (48000) * [.M79])" office:value-type="float" office:value="0.023098552581406" calcext:value-type="float">
            <text:p>0.023098552581406</text:p>
          </table:table-cell>
          <table:table-cell table:formula="of:=INT([.N79]*65535)" office:value-type="float" office:value="1513" calcext:value-type="float">
            <text:p>1513</text:p>
          </table:table-cell>
          <table:table-cell table:formula="of:=([.O79]/65535 - [.N79]) / [.N79]" office:value-type="float" office:value="-0.000504466748002807" calcext:value-type="float">
            <text:p>-0.000504466748002807</text:p>
          </table:table-cell>
        </table:table-row>
        <table:table-row table:style-name="ro1">
          <table:table-cell office:value-type="float" office:value="0.715094208717346" calcext:value-type="float">
            <text:p>0.715094208717346</text:p>
          </table:table-cell>
          <table:table-cell table:formula="of:=INT([.A80]*65535)" office:value-type="float" office:value="46863" calcext:value-type="float">
            <text:p>46863</text:p>
          </table:table-cell>
          <table:table-cell table:formula="of:=([.B80]/65535-[.A80])/[.A80]" office:value-type="percentage" office:value="-0.0000149149193655143" calcext:value-type="percentage">
            <text:p>0.00%</text:p>
          </table:table-cell>
          <table:table-cell table:number-columns-repeated="8"/>
          <table:table-cell office:value-type="float" office:value="86" calcext:value-type="float">
            <text:p>86</text:p>
          </table:table-cell>
          <table:table-cell table:formula="of:=(440 / 32) * POWER(2; ([.L80] - 9)/12)" office:value-type="float" office:value="1174.65907166963" calcext:value-type="float">
            <text:p>1174.65907166963</text:p>
          </table:table-cell>
          <table:table-cell table:formula="of:= (1/  (48000) * [.M80])" office:value-type="float" office:value="0.0244720639931173" calcext:value-type="float">
            <text:p>0.0244720639931173</text:p>
          </table:table-cell>
          <table:table-cell table:formula="of:=INT([.N80]*65535)" office:value-type="float" office:value="1603" calcext:value-type="float">
            <text:p>1603</text:p>
          </table:table-cell>
          <table:table-cell table:formula="of:=([.O80]/65535 - [.N80]) / [.N80]" office:value-type="float" office:value="-0.000484302947077608" calcext:value-type="float">
            <text:p>-0.000484302947077608</text:p>
          </table:table-cell>
        </table:table-row>
        <table:table-row table:style-name="ro1">
          <table:table-cell office:value-type="float" office:value="0.724265336990356" calcext:value-type="float">
            <text:p>0.724265336990356</text:p>
          </table:table-cell>
          <table:table-cell table:formula="of:=INT([.A81]*65535)" office:value-type="float" office:value="47464" calcext:value-type="float">
            <text:p>47464</text:p>
          </table:table-cell>
          <table:table-cell table:formula="of:=([.B81]/65535-[.A81])/[.A81]" office:value-type="percentage" office:value="-0.000015355816424569" calcext:value-type="percentage">
            <text:p>0.00%</text:p>
          </table:table-cell>
          <table:table-cell table:number-columns-repeated="8"/>
          <table:table-cell office:value-type="float" office:value="87" calcext:value-type="float">
            <text:p>87</text:p>
          </table:table-cell>
          <table:table-cell table:formula="of:=(440 / 32) * POWER(2; ([.L81] - 9)/12)" office:value-type="float" office:value="1244.50793488832" calcext:value-type="float">
            <text:p>1244.50793488832</text:p>
          </table:table-cell>
          <table:table-cell table:formula="of:= (1/  (48000) * [.M81])" office:value-type="float" office:value="0.0259272486435067" calcext:value-type="float">
            <text:p>0.0259272486435067</text:p>
          </table:table-cell>
          <table:table-cell table:formula="of:=INT([.N81]*65535)" office:value-type="float" office:value="1699" calcext:value-type="float">
            <text:p>1699</text:p>
          </table:table-cell>
          <table:table-cell table:formula="of:=([.O81]/65535 - [.N81]) / [.N81]" office:value-type="float" office:value="-0.0000837127398035298" calcext:value-type="float">
            <text:p>-8.37127398035298E-05</text:p>
          </table:table-cell>
        </table:table-row>
        <table:table-row table:style-name="ro1">
          <table:table-cell office:value-type="float" office:value="0.733436465263367" calcext:value-type="float">
            <text:p>0.733436465263367</text:p>
          </table:table-cell>
          <table:table-cell table:formula="of:=INT([.A82]*65535)" office:value-type="float" office:value="48065" calcext:value-type="float">
            <text:p>48065</text:p>
          </table:table-cell>
          <table:table-cell table:formula="of:=([.B82]/65535-[.A82])/[.A82]" office:value-type="percentage" office:value="-0.0000157856872429735" calcext:value-type="percentage">
            <text:p>0.00%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table:formula="of:=(440 / 32) * POWER(2; ([.L82] - 9)/12)" office:value-type="float" office:value="1318.51022765148" calcext:value-type="float">
            <text:p>1318.51022765148</text:p>
          </table:table-cell>
          <table:table-cell table:formula="of:= (1/  (48000) * [.M82])" office:value-type="float" office:value="0.0274689630760725" calcext:value-type="float">
            <text:p>0.0274689630760725</text:p>
          </table:table-cell>
          <table:table-cell table:formula="of:=INT([.N82]*65535)" office:value-type="float" office:value="1800" calcext:value-type="float">
            <text:p>1800</text:p>
          </table:table-cell>
          <table:table-cell table:formula="of:=([.O82]/65535 - [.N82]) / [.N82]" office:value-type="float" office:value="-0.0000991541621496949" calcext:value-type="float">
            <text:p>-9.91541621496949E-05</text:p>
          </table:table-cell>
        </table:table-row>
        <table:table-row table:style-name="ro1">
          <table:table-cell office:value-type="float" office:value="0.742607593536377" calcext:value-type="float">
            <text:p>0.742607593536377</text:p>
          </table:table-cell>
          <table:table-cell table:formula="of:=INT([.A83]*65535)" office:value-type="float" office:value="48666" calcext:value-type="float">
            <text:p>48666</text:p>
          </table:table-cell>
          <table:table-cell table:formula="of:=([.B83]/65535-[.A83])/[.A83]" office:value-type="percentage" office:value="-0.0000162049403394311" calcext:value-type="percentage">
            <text:p>0.00%</text:p>
          </table:table-cell>
          <table:table-cell table:number-columns-repeated="8"/>
          <table:table-cell office:value-type="float" office:value="89" calcext:value-type="float">
            <text:p>89</text:p>
          </table:table-cell>
          <table:table-cell table:formula="of:=(440 / 32) * POWER(2; ([.L83] - 9)/12)" office:value-type="float" office:value="1396.91292573202" calcext:value-type="float">
            <text:p>1396.91292573202</text:p>
          </table:table-cell>
          <table:table-cell table:formula="of:= (1/  (48000) * [.M83])" office:value-type="float" office:value="0.029102352619417" calcext:value-type="float">
            <text:p>0.029102352619417</text:p>
          </table:table-cell>
          <table:table-cell table:formula="of:=INT([.N83]*65535)" office:value-type="float" office:value="1907" calcext:value-type="float">
            <text:p>1907</text:p>
          </table:table-cell>
          <table:table-cell table:formula="of:=([.O83]/65535 - [.N83]) / [.N83]" office:value-type="float" office:value="-0.000116755592283313" calcext:value-type="float">
            <text:p>-0.000116755592283313</text:p>
          </table:table-cell>
        </table:table-row>
        <table:table-row table:style-name="ro1">
          <table:table-cell office:value-type="float" office:value="0.751778721809387" calcext:value-type="float">
            <text:p>0.751778721809387</text:p>
          </table:table-cell>
          <table:table-cell table:formula="of:=INT([.A84]*65535)" office:value-type="float" office:value="49267" calcext:value-type="float">
            <text:p>49267</text:p>
          </table:table-cell>
          <table:table-cell table:formula="of:=([.B84]/65535-[.A84])/[.A84]" office:value-type="percentage" office:value="-0.0000166139642986189" calcext:value-type="percentage">
            <text:p>0.00%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 table:formula="of:=(440 / 32) * POWER(2; ([.L84] - 9)/12)" office:value-type="float" office:value="1479.97769084654" calcext:value-type="float">
            <text:p>1479.97769084654</text:p>
          </table:table-cell>
          <table:table-cell table:formula="of:= (1/  (48000) * [.M84])" office:value-type="float" office:value="0.0308328685593029" calcext:value-type="float">
            <text:p>0.0308328685593029</text:p>
          </table:table-cell>
          <table:table-cell table:formula="of:=INT([.N84]*65535)" office:value-type="float" office:value="2020" calcext:value-type="float">
            <text:p>2020</text:p>
          </table:table-cell>
          <table:table-cell table:formula="of:=([.O84]/65535 - [.N84]) / [.N84]" office:value-type="float" office:value="-0.000312793730416106" calcext:value-type="float">
            <text:p>-0.000312793730416106</text:p>
          </table:table-cell>
        </table:table-row>
        <table:table-row table:style-name="ro1">
          <table:table-cell office:value-type="float" office:value="0.760949850082398" calcext:value-type="float">
            <text:p>0.760949850082398</text:p>
          </table:table-cell>
          <table:table-cell table:formula="of:=INT([.A85]*65535)" office:value-type="float" office:value="49868" calcext:value-type="float">
            <text:p>49868</text:p>
          </table:table-cell>
          <table:table-cell table:formula="of:=([.B85]/65535-[.A85])/[.A85]" office:value-type="percentage" office:value="-0.0000170131289715579" calcext:value-type="percentage">
            <text:p>0.00%</text:p>
          </table:table-cell>
          <table:table-cell table:number-columns-repeated="8"/>
          <table:table-cell office:value-type="float" office:value="91" calcext:value-type="float">
            <text:p>91</text:p>
          </table:table-cell>
          <table:table-cell table:formula="of:=(440 / 32) * POWER(2; ([.L85] - 9)/12)" office:value-type="float" office:value="1567.981743927" calcext:value-type="float">
            <text:p>1567.981743927</text:p>
          </table:table-cell>
          <table:table-cell table:formula="of:= (1/  (48000) * [.M85])" office:value-type="float" office:value="0.0326662863318124" calcext:value-type="float">
            <text:p>0.0326662863318124</text:p>
          </table:table-cell>
          <table:table-cell table:formula="of:=INT([.N85]*65535)" office:value-type="float" office:value="2140" calcext:value-type="float">
            <text:p>2140</text:p>
          </table:table-cell>
          <table:table-cell table:formula="of:=([.O85]/65535 - [.N85]) / [.N85]" office:value-type="float" office:value="-0.00036672282733356" calcext:value-type="float">
            <text:p>-0.00036672282733356</text:p>
          </table:table-cell>
        </table:table-row>
        <table:table-row table:style-name="ro1">
          <table:table-cell office:value-type="float" office:value="0.770120978355408" calcext:value-type="float">
            <text:p>0.770120978355408</text:p>
          </table:table-cell>
          <table:table-cell table:formula="of:=INT([.A86]*65535)" office:value-type="float" office:value="50469" calcext:value-type="float">
            <text:p>50469</text:p>
          </table:table-cell>
          <table:table-cell table:formula="of:=([.B86]/65535-[.A86])/[.A86]" office:value-type="percentage" office:value="-0.0000174027865915119" calcext:value-type="percentage">
            <text:p>0.00%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table:formula="of:=(440 / 32) * POWER(2; ([.L86] - 9)/12)" office:value-type="float" office:value="1661.21879031978" calcext:value-type="float">
            <text:p>1661.21879031978</text:p>
          </table:table-cell>
          <table:table-cell table:formula="of:= (1/  (48000) * [.M86])" office:value-type="float" office:value="0.0346087247983288" calcext:value-type="float">
            <text:p>0.0346087247983288</text:p>
          </table:table-cell>
          <table:table-cell table:formula="of:=INT([.N86]*65535)" office:value-type="float" office:value="2268" calcext:value-type="float">
            <text:p>2268</text:p>
          </table:table-cell>
          <table:table-cell table:formula="of:=([.O86]/65535 - [.N86]) / [.N86]" office:value-type="float" office:value="-0.0000364976354559609" calcext:value-type="float">
            <text:p>-3.64976354559609E-05</text:p>
          </table:table-cell>
        </table:table-row>
        <table:table-row table:style-name="ro1">
          <table:table-cell office:value-type="float" office:value="0.779292106628418" calcext:value-type="float">
            <text:p>0.779292106628418</text:p>
          </table:table-cell>
          <table:table-cell table:formula="of:=INT([.A87]*65535)" office:value-type="float" office:value="51070" calcext:value-type="float">
            <text:p>51070</text:p>
          </table:table-cell>
          <table:table-cell table:formula="of:=([.B87]/65535-[.A87])/[.A87]" office:value-type="percentage" office:value="-0.0000177832728110904" calcext:value-type="percentage">
            <text:p>0.00%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table:formula="of:=(440 / 32) * POWER(2; ([.L87] - 9)/12)" office:value-type="float" office:value="1760" calcext:value-type="float">
            <text:p>1760</text:p>
          </table:table-cell>
          <table:table-cell table:formula="of:= (1/  (48000) * [.M87])" office:value-type="float" office:value="0.0366666666666667" calcext:value-type="float">
            <text:p>0.0366666666666667</text:p>
          </table:table-cell>
          <table:table-cell table:formula="of:=INT([.N87]*65535)" office:value-type="float" office:value="2402" calcext:value-type="float">
            <text:p>2402</text:p>
          </table:table-cell>
          <table:table-cell table:formula="of:=([.O87]/65535 - [.N87]) / [.N87]" office:value-type="float" office:value="-0.000395347385505277" calcext:value-type="float">
            <text:p>-0.000395347385505277</text:p>
          </table:table-cell>
        </table:table-row>
        <table:table-row table:style-name="ro1">
          <table:table-cell office:value-type="float" office:value="0.788463234901428" calcext:value-type="float">
            <text:p>0.788463234901428</text:p>
          </table:table-cell>
          <table:table-cell table:formula="of:=INT([.A88]*65535)" office:value-type="float" office:value="51671" calcext:value-type="float">
            <text:p>51671</text:p>
          </table:table-cell>
          <table:table-cell table:formula="of:=([.B88]/65535-[.A88])/[.A88]" office:value-type="percentage" office:value="-0.0000181549076657063" calcext:value-type="percentage">
            <text:p>0.00%</text:p>
          </table:table-cell>
          <table:table-cell table:number-columns-repeated="8"/>
          <table:table-cell office:value-type="float" office:value="94" calcext:value-type="float">
            <text:p>94</text:p>
          </table:table-cell>
          <table:table-cell table:formula="of:=(440 / 32) * POWER(2; ([.L88] - 9)/12)" office:value-type="float" office:value="1864.65504607236" calcext:value-type="float">
            <text:p>1864.65504607236</text:p>
          </table:table-cell>
          <table:table-cell table:formula="of:= (1/  (48000) * [.M88])" office:value-type="float" office:value="0.0388469801265075" calcext:value-type="float">
            <text:p>0.0388469801265075</text:p>
          </table:table-cell>
          <table:table-cell table:formula="of:=INT([.N88]*65535)" office:value-type="float" office:value="2545" calcext:value-type="float">
            <text:p>2545</text:p>
          </table:table-cell>
          <table:table-cell table:formula="of:=([.O88]/65535 - [.N88]) / [.N88]" office:value-type="float" office:value="-0.000328710220807455" calcext:value-type="float">
            <text:p>-0.000328710220807455</text:p>
          </table:table-cell>
        </table:table-row>
        <table:table-row table:style-name="ro1">
          <table:table-cell office:value-type="float" office:value="0.797634363174439" calcext:value-type="float">
            <text:p>0.797634363174439</text:p>
          </table:table-cell>
          <table:table-cell table:formula="of:=INT([.A89]*65535)" office:value-type="float" office:value="52272" calcext:value-type="float">
            <text:p>52272</text:p>
          </table:table-cell>
          <table:table-cell table:formula="of:=([.B89]/65535-[.A89])/[.A89]" office:value-type="percentage" office:value="-0.0000185179964718186" calcext:value-type="percentage">
            <text:p>0.00%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 table:formula="of:=(440 / 32) * POWER(2; ([.L89] - 9)/12)" office:value-type="float" office:value="1975.5332050245" calcext:value-type="float">
            <text:p>1975.5332050245</text:p>
          </table:table-cell>
          <table:table-cell table:formula="of:= (1/  (48000) * [.M89])" office:value-type="float" office:value="0.0411569417713437" calcext:value-type="float">
            <text:p>0.0411569417713437</text:p>
          </table:table-cell>
          <table:table-cell table:formula="of:=INT([.N89]*65535)" office:value-type="float" office:value="2697" calcext:value-type="float">
            <text:p>2697</text:p>
          </table:table-cell>
          <table:table-cell table:formula="of:=([.O89]/65535 - [.N89]) / [.N89]" office:value-type="float" office:value="-0.0000816318173517956" calcext:value-type="float">
            <text:p>-8.16318173517956E-05</text:p>
          </table:table-cell>
        </table:table-row>
        <table:table-row table:style-name="ro1">
          <table:table-cell office:value-type="float" office:value="0.806805491447449" calcext:value-type="float">
            <text:p>0.806805491447449</text:p>
          </table:table-cell>
          <table:table-cell table:formula="of:=INT([.A90]*65535)" office:value-type="float" office:value="52873" calcext:value-type="float">
            <text:p>52873</text:p>
          </table:table-cell>
          <table:table-cell table:formula="of:=([.B90]/65535-[.A90])/[.A90]" office:value-type="percentage" office:value="-0.0000188728306639126" calcext:value-type="percentage">
            <text:p>0.00%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table:formula="of:=(440 / 32) * POWER(2; ([.L90] - 9)/12)" office:value-type="float" office:value="2093.00452240479" calcext:value-type="float">
            <text:p>2093.00452240479</text:p>
          </table:table-cell>
          <table:table-cell table:formula="of:= (1/  (48000) * [.M90])" office:value-type="float" office:value="0.0436042608834331" calcext:value-type="float">
            <text:p>0.0436042608834331</text:p>
          </table:table-cell>
          <table:table-cell table:formula="of:=INT([.N90]*65535)" office:value-type="float" office:value="2857" calcext:value-type="float">
            <text:p>2857</text:p>
          </table:table-cell>
          <table:table-cell table:formula="of:=([.O90]/65535 - [.N90]) / [.N90]" office:value-type="float" office:value="-0.000211798672522332" calcext:value-type="float">
            <text:p>-0.000211798672522332</text:p>
          </table:table-cell>
        </table:table-row>
        <table:table-row table:style-name="ro1">
          <table:table-cell office:value-type="float" office:value="0.815976619720459" calcext:value-type="float">
            <text:p>0.815976619720459</text:p>
          </table:table-cell>
          <table:table-cell table:formula="of:=INT([.A91]*65535)" office:value-type="float" office:value="53475" calcext:value-type="float">
            <text:p>53475</text:p>
          </table:table-cell>
          <table:table-cell table:formula="of:=([.B91]/65535-[.A91])/[.A91]" office:value-type="percentage" office:value="-0.0000005193710304939" calcext:value-type="percentage">
            <text:p>0.00%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table:formula="of:=(440 / 32) * POWER(2; ([.L91] - 9)/12)" office:value-type="float" office:value="2217.46104781498" calcext:value-type="float">
            <text:p>2217.46104781498</text:p>
          </table:table-cell>
          <table:table-cell table:formula="of:= (1/  (48000) * [.M91])" office:value-type="float" office:value="0.046197105162812" calcext:value-type="float">
            <text:p>0.046197105162812</text:p>
          </table:table-cell>
          <table:table-cell table:formula="of:=INT([.N91]*65535)" office:value-type="float" office:value="3027" calcext:value-type="float">
            <text:p>3027</text:p>
          </table:table-cell>
          <table:table-cell table:formula="of:=([.O91]/65535 - [.N91]) / [.N91]" office:value-type="float" office:value="-0.000174164192400844" calcext:value-type="float">
            <text:p>-0.000174164192400844</text:p>
          </table:table-cell>
        </table:table-row>
        <table:table-row table:style-name="ro1">
          <table:table-cell office:value-type="float" office:value="0.825147747993469" calcext:value-type="float">
            <text:p>0.825147747993469</text:p>
          </table:table-cell>
          <table:table-cell table:formula="of:=INT([.A92]*65535)" office:value-type="float" office:value="54076" calcext:value-type="float">
            <text:p>54076</text:p>
          </table:table-cell>
          <table:table-cell table:formula="of:=([.B92]/65535-[.A92])/[.A92]" office:value-type="percentage" office:value="-0.00000106636383086525" calcext:value-type="percentage">
            <text:p>0.00%</text:p>
          </table:table-cell>
          <table:table-cell table:number-columns-repeated="8"/>
          <table:table-cell office:value-type="float" office:value="98" calcext:value-type="float">
            <text:p>98</text:p>
          </table:table-cell>
          <table:table-cell table:formula="of:=(440 / 32) * POWER(2; ([.L92] - 9)/12)" office:value-type="float" office:value="2349.31814333926" calcext:value-type="float">
            <text:p>2349.31814333926</text:p>
          </table:table-cell>
          <table:table-cell table:formula="of:= (1/  (48000) * [.M92])" office:value-type="float" office:value="0.0489441279862346" calcext:value-type="float">
            <text:p>0.0489441279862346</text:p>
          </table:table-cell>
          <table:table-cell table:formula="of:=INT([.N92]*65535)" office:value-type="float" office:value="3207" calcext:value-type="float">
            <text:p>3207</text:p>
          </table:table-cell>
          <table:table-cell table:formula="of:=([.O92]/65535 - [.N92]) / [.N92]" office:value-type="float" office:value="-0.000172538849431657" calcext:value-type="float">
            <text:p>-0.000172538849431657</text:p>
          </table:table-cell>
        </table:table-row>
        <table:table-row table:style-name="ro1">
          <table:table-cell office:value-type="float" office:value="0.83431887626648" calcext:value-type="float">
            <text:p>0.83431887626648</text:p>
          </table:table-cell>
          <table:table-cell table:formula="of:=INT([.A93]*65535)" office:value-type="float" office:value="54677" calcext:value-type="float">
            <text:p>54677</text:p>
          </table:table-cell>
          <table:table-cell table:formula="of:=([.B93]/65535-[.A93])/[.A93]" office:value-type="percentage" office:value="-0.00000160133115432404" calcext:value-type="percentage">
            <text:p>0.00%</text:p>
          </table:table-cell>
          <table:table-cell table:number-columns-repeated="8"/>
          <table:table-cell office:value-type="float" office:value="99" calcext:value-type="float">
            <text:p>99</text:p>
          </table:table-cell>
          <table:table-cell table:formula="of:=(440 / 32) * POWER(2; ([.L93] - 9)/12)" office:value-type="float" office:value="2489.01586977665" calcext:value-type="float">
            <text:p>2489.01586977665</text:p>
          </table:table-cell>
          <table:table-cell table:formula="of:= (1/  (48000) * [.M93])" office:value-type="float" office:value="0.0518544972870135" calcext:value-type="float">
            <text:p>0.0518544972870135</text:p>
          </table:table-cell>
          <table:table-cell table:formula="of:=INT([.N93]*65535)" office:value-type="float" office:value="3398" calcext:value-type="float">
            <text:p>3398</text:p>
          </table:table-cell>
          <table:table-cell table:formula="of:=([.O93]/65535 - [.N93]) / [.N93]" office:value-type="float" office:value="-0.0000837127398035298" calcext:value-type="float">
            <text:p>-8.37127398035298E-05</text:p>
          </table:table-cell>
        </table:table-row>
        <table:table-row table:style-name="ro1">
          <table:table-cell office:value-type="float" office:value="0.84349000453949" calcext:value-type="float">
            <text:p>0.84349000453949</text:p>
          </table:table-cell>
          <table:table-cell table:formula="of:=INT([.A94]*65535)" office:value-type="float" office:value="55278" calcext:value-type="float">
            <text:p>55278</text:p>
          </table:table-cell>
          <table:table-cell table:formula="of:=([.B94]/65535-[.A94])/[.A94]" office:value-type="percentage" office:value="-0.00000212466525423924" calcext:value-type="percentage">
            <text:p>0.00%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formula="of:=(440 / 32) * POWER(2; ([.L94] - 9)/12)" office:value-type="float" office:value="2637.02045530296" calcext:value-type="float">
            <text:p>2637.02045530296</text:p>
          </table:table-cell>
          <table:table-cell table:formula="of:= (1/  (48000) * [.M94])" office:value-type="float" office:value="0.054937926152145" calcext:value-type="float">
            <text:p>0.054937926152145</text:p>
          </table:table-cell>
          <table:table-cell table:formula="of:=INT([.N94]*65535)" office:value-type="float" office:value="3600" calcext:value-type="float">
            <text:p>3600</text:p>
          </table:table-cell>
          <table:table-cell table:formula="of:=([.O94]/65535 - [.N94]) / [.N94]" office:value-type="float" office:value="-0.0000991541621496949" calcext:value-type="float">
            <text:p>-9.91541621496949E-05</text:p>
          </table:table-cell>
        </table:table-row>
        <table:table-row table:style-name="ro1">
          <table:table-cell office:value-type="float" office:value="0.8526611328125" calcext:value-type="float">
            <text:p>0.8526611328125</text:p>
          </table:table-cell>
          <table:table-cell table:formula="of:=INT([.A95]*65535)" office:value-type="float" office:value="55879" calcext:value-type="float">
            <text:p>55879</text:p>
          </table:table-cell>
          <table:table-cell table:formula="of:=([.B95]/65535-[.A95])/[.A95]" office:value-type="percentage" office:value="-0.00000263674150745481" calcext:value-type="percentage">
            <text:p>0.00%</text:p>
          </table:table-cell>
          <table:table-cell table:number-columns-repeated="8"/>
          <table:table-cell office:value-type="float" office:value="101" calcext:value-type="float">
            <text:p>101</text:p>
          </table:table-cell>
          <table:table-cell table:formula="of:=(440 / 32) * POWER(2; ([.L95] - 9)/12)" office:value-type="float" office:value="2793.82585146403" calcext:value-type="float">
            <text:p>2793.82585146403</text:p>
          </table:table-cell>
          <table:table-cell table:formula="of:= (1/  (48000) * [.M95])" office:value-type="float" office:value="0.058204705238834" calcext:value-type="float">
            <text:p>0.058204705238834</text:p>
          </table:table-cell>
          <table:table-cell table:formula="of:=INT([.N95]*65535)" office:value-type="float" office:value="3814" calcext:value-type="float">
            <text:p>3814</text:p>
          </table:table-cell>
          <table:table-cell table:formula="of:=([.O95]/65535 - [.N95]) / [.N95]" office:value-type="float" office:value="-0.000116755592283313" calcext:value-type="float">
            <text:p>-0.000116755592283313</text:p>
          </table:table-cell>
        </table:table-row>
        <table:table-row table:style-name="ro1">
          <table:table-cell office:value-type="float" office:value="0.86183226108551" calcext:value-type="float">
            <text:p>0.86183226108551</text:p>
          </table:table-cell>
          <table:table-cell table:formula="of:=INT([.A96]*65535)" office:value-type="float" office:value="56480" calcext:value-type="float">
            <text:p>56480</text:p>
          </table:table-cell>
          <table:table-cell table:formula="of:=([.B96]/65535-[.A96])/[.A96]" office:value-type="percentage" office:value="-0.00000313791931262808" calcext:value-type="percentage">
            <text:p>0.00%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table:formula="of:=(440 / 32) * POWER(2; ([.L96] - 9)/12)" office:value-type="float" office:value="2959.95538169308" calcext:value-type="float">
            <text:p>2959.95538169308</text:p>
          </table:table-cell>
          <table:table-cell table:formula="of:= (1/  (48000) * [.M96])" office:value-type="float" office:value="0.0616657371186057" calcext:value-type="float">
            <text:p>0.0616657371186057</text:p>
          </table:table-cell>
          <table:table-cell table:formula="of:=INT([.N96]*65535)" office:value-type="float" office:value="4041" calcext:value-type="float">
            <text:p>4041</text:p>
          </table:table-cell>
          <table:table-cell table:formula="of:=([.O96]/65535 - [.N96]) / [.N96]" office:value-type="float" office:value="-0.0000653464021315569" calcext:value-type="float">
            <text:p>-6.53464021315569E-05</text:p>
          </table:table-cell>
        </table:table-row>
        <table:table-row table:style-name="ro1">
          <table:table-cell office:value-type="float" office:value="0.871003389358521" calcext:value-type="float">
            <text:p>0.871003389358521</text:p>
          </table:table-cell>
          <table:table-cell table:formula="of:=INT([.A97]*65535)" office:value-type="float" office:value="57081" calcext:value-type="float">
            <text:p>57081</text:p>
          </table:table-cell>
          <table:table-cell table:formula="of:=([.B97]/65535-[.A97])/[.A97]" office:value-type="percentage" office:value="-0.0000036285429318143" calcext:value-type="percentage">
            <text:p>0.00%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formula="of:=(440 / 32) * POWER(2; ([.L97] - 9)/12)" office:value-type="float" office:value="3135.96348785399" calcext:value-type="float">
            <text:p>3135.96348785399</text:p>
          </table:table-cell>
          <table:table-cell table:formula="of:= (1/  (48000) * [.M97])" office:value-type="float" office:value="0.0653325726636249" calcext:value-type="float">
            <text:p>0.0653325726636249</text:p>
          </table:table-cell>
          <table:table-cell table:formula="of:=INT([.N97]*65535)" office:value-type="float" office:value="4281" calcext:value-type="float">
            <text:p>4281</text:p>
          </table:table-cell>
          <table:table-cell table:formula="of:=([.O97]/65535 - [.N97]) / [.N97]" office:value-type="float" office:value="-0.00013316365042406" calcext:value-type="float">
            <text:p>-0.00013316365042406</text:p>
          </table:table-cell>
        </table:table-row>
        <table:table-row table:style-name="ro1">
          <table:table-cell office:value-type="float" office:value="0.880174517631531" calcext:value-type="float">
            <text:p>0.880174517631531</text:p>
          </table:table-cell>
          <table:table-cell table:formula="of:=INT([.A98]*65535)" office:value-type="float" office:value="57682" calcext:value-type="float">
            <text:p>57682</text:p>
          </table:table-cell>
          <table:table-cell table:formula="of:=([.B98]/65535-[.A98])/[.A98]" office:value-type="percentage" office:value="-0.00000410894227830189" calcext:value-type="percentage">
            <text:p>0.00%</text:p>
          </table:table-cell>
          <table:table-cell table:number-columns-repeated="8"/>
          <table:table-cell office:value-type="float" office:value="104" calcext:value-type="float">
            <text:p>104</text:p>
          </table:table-cell>
          <table:table-cell table:formula="of:=(440 / 32) * POWER(2; ([.L98] - 9)/12)" office:value-type="float" office:value="3322.43758063956" calcext:value-type="float">
            <text:p>3322.43758063956</text:p>
          </table:table-cell>
          <table:table-cell table:formula="of:= (1/  (48000) * [.M98])" office:value-type="float" office:value="0.0692174495966575" calcext:value-type="float">
            <text:p>0.0692174495966575</text:p>
          </table:table-cell>
          <table:table-cell table:formula="of:=INT([.N98]*65535)" office:value-type="float" office:value="4536" calcext:value-type="float">
            <text:p>4536</text:p>
          </table:table-cell>
          <table:table-cell table:formula="of:=([.O98]/65535 - [.N98]) / [.N98]" office:value-type="float" office:value="-0.0000364976354557604" calcext:value-type="float">
            <text:p>-3.64976354557604E-05</text:p>
          </table:table-cell>
        </table:table-row>
        <table:table-row table:style-name="ro1">
          <table:table-cell office:value-type="float" office:value="0.889345645904541" calcext:value-type="float">
            <text:p>0.889345645904541</text:p>
          </table:table-cell>
          <table:table-cell table:formula="of:=INT([.A99]*65535)" office:value-type="float" office:value="58283" calcext:value-type="float">
            <text:p>58283</text:p>
          </table:table-cell>
          <table:table-cell table:formula="of:=([.B99]/65535-[.A99])/[.A99]" office:value-type="percentage" office:value="-0.00000457943365694998" calcext:value-type="percentage">
            <text:p>0.00%</text:p>
          </table:table-cell>
          <table:table-cell table:number-columns-repeated="8"/>
          <table:table-cell office:value-type="float" office:value="105" calcext:value-type="float">
            <text:p>105</text:p>
          </table:table-cell>
          <table:table-cell table:formula="of:=(440 / 32) * POWER(2; ([.L99] - 9)/12)" office:value-type="float" office:value="3520" calcext:value-type="float">
            <text:p>3520</text:p>
          </table:table-cell>
          <table:table-cell table:formula="of:= (1/  (48000) * [.M99])" office:value-type="float" office:value="0.0733333333333333" calcext:value-type="float">
            <text:p>0.0733333333333333</text:p>
          </table:table-cell>
          <table:table-cell table:formula="of:=INT([.N99]*65535)" office:value-type="float" office:value="4805" calcext:value-type="float">
            <text:p>4805</text:p>
          </table:table-cell>
          <table:table-cell table:formula="of:=([.O99]/65535 - [.N99]) / [.N99]" office:value-type="float" office:value="-0.00018726981418669" calcext:value-type="float">
            <text:p>-0.00018726981418669</text:p>
          </table:table-cell>
        </table:table-row>
        <table:table-row table:style-name="ro1">
          <table:table-cell office:value-type="float" office:value="0.898516774177551" calcext:value-type="float">
            <text:p>0.898516774177551</text:p>
          </table:table-cell>
          <table:table-cell table:formula="of:=INT([.A100]*65535)" office:value-type="float" office:value="58884" calcext:value-type="float">
            <text:p>58884</text:p>
          </table:table-cell>
          <table:table-cell table:formula="of:=([.B100]/65535-[.A100])/[.A100]" office:value-type="percentage" office:value="-0.00000504032045844505" calcext:value-type="percentage">
            <text:p>0.00%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 table:formula="of:=(440 / 32) * POWER(2; ([.L100] - 9)/12)" office:value-type="float" office:value="3729.31009214472" calcext:value-type="float">
            <text:p>3729.31009214472</text:p>
          </table:table-cell>
          <table:table-cell table:formula="of:= (1/  (48000) * [.M100])" office:value-type="float" office:value="0.077693960253015" calcext:value-type="float">
            <text:p>0.077693960253015</text:p>
          </table:table-cell>
          <table:table-cell table:formula="of:=INT([.N100]*65535)" office:value-type="float" office:value="5091" calcext:value-type="float">
            <text:p>5091</text:p>
          </table:table-cell>
          <table:table-cell table:formula="of:=([.O100]/65535 - [.N100]) / [.N100]" office:value-type="float" office:value="-0.000132311146195362" calcext:value-type="float">
            <text:p>-0.000132311146195362</text:p>
          </table:table-cell>
        </table:table-row>
        <table:table-row table:style-name="ro1">
          <table:table-cell office:value-type="float" office:value="0.907687902450562" calcext:value-type="float">
            <text:p>0.907687902450562</text:p>
          </table:table-cell>
          <table:table-cell table:formula="of:=INT([.A101]*65535)" office:value-type="float" office:value="59485" calcext:value-type="float">
            <text:p>59485</text:p>
          </table:table-cell>
          <table:table-cell table:formula="of:=([.B101]/65535-[.A101])/[.A101]" office:value-type="percentage" office:value="-0.00000549189381220346" calcext:value-type="percentage">
            <text:p>0.00%</text:p>
          </table:table-cell>
          <table:table-cell table:number-columns-repeated="8"/>
          <table:table-cell office:value-type="float" office:value="107" calcext:value-type="float">
            <text:p>107</text:p>
          </table:table-cell>
          <table:table-cell table:formula="of:=(440 / 32) * POWER(2; ([.L101] - 9)/12)" office:value-type="float" office:value="3951.06641004899" calcext:value-type="float">
            <text:p>3951.06641004899</text:p>
          </table:table-cell>
          <table:table-cell table:formula="of:= (1/  (48000) * [.M101])" office:value-type="float" office:value="0.0823138835426873" calcext:value-type="float">
            <text:p>0.0823138835426873</text:p>
          </table:table-cell>
          <table:table-cell table:formula="of:=INT([.N101]*65535)" office:value-type="float" office:value="5394" calcext:value-type="float">
            <text:p>5394</text:p>
          </table:table-cell>
          <table:table-cell table:formula="of:=([.O101]/65535 - [.N101]) / [.N101]" office:value-type="float" office:value="-0.0000816318173512899" calcext:value-type="float">
            <text:p>-8.16318173512899E-05</text:p>
          </table:table-cell>
        </table:table-row>
        <table:table-row table:style-name="ro1">
          <table:table-cell office:value-type="float" office:value="0.916859030723572" calcext:value-type="float">
            <text:p>0.916859030723572</text:p>
          </table:table-cell>
          <table:table-cell table:formula="of:=INT([.A102]*65535)" office:value-type="float" office:value="60086" calcext:value-type="float">
            <text:p>60086</text:p>
          </table:table-cell>
          <table:table-cell table:formula="of:=([.B102]/65535-[.A102])/[.A102]" office:value-type="percentage" office:value="-0.00000593443319887812" calcext:value-type="percentage">
            <text:p>0.00%</text:p>
          </table:table-cell>
          <table:table-cell table:number-columns-repeated="8"/>
          <table:table-cell office:value-type="float" office:value="108" calcext:value-type="float">
            <text:p>108</text:p>
          </table:table-cell>
          <table:table-cell table:formula="of:=(440 / 32) * POWER(2; ([.L102] - 9)/12)" office:value-type="float" office:value="4186.00904480958" calcext:value-type="float">
            <text:p>4186.00904480958</text:p>
          </table:table-cell>
          <table:table-cell table:formula="of:= (1/  (48000) * [.M102])" office:value-type="float" office:value="0.0872085217668662" calcext:value-type="float">
            <text:p>0.0872085217668662</text:p>
          </table:table-cell>
          <table:table-cell table:formula="of:=INT([.N102]*65535)" office:value-type="float" office:value="5715" calcext:value-type="float">
            <text:p>5715</text:p>
          </table:table-cell>
          <table:table-cell table:formula="of:=([.O102]/65535 - [.N102]) / [.N102]" office:value-type="float" office:value="-0.0000368269887058328" calcext:value-type="float">
            <text:p>-3.68269887058328E-05</text:p>
          </table:table-cell>
        </table:table-row>
        <table:table-row table:style-name="ro1">
          <table:table-cell office:value-type="float" office:value="0.926030158996582" calcext:value-type="float">
            <text:p>0.926030158996582</text:p>
          </table:table-cell>
          <table:table-cell table:formula="of:=INT([.A103]*65535)" office:value-type="float" office:value="60687" calcext:value-type="float">
            <text:p>60687</text:p>
          </table:table-cell>
          <table:table-cell table:formula="of:=([.B103]/65535-[.A103])/[.A103]" office:value-type="percentage" office:value="-0.00000636820702754772" calcext:value-type="percentage">
            <text:p>0.00%</text:p>
          </table:table-cell>
          <table:table-cell table:number-columns-repeated="8"/>
          <table:table-cell office:value-type="float" office:value="109" calcext:value-type="float">
            <text:p>109</text:p>
          </table:table-cell>
          <table:table-cell table:formula="of:=(440 / 32) * POWER(2; ([.L103] - 9)/12)" office:value-type="float" office:value="4434.92209562996" calcext:value-type="float">
            <text:p>4434.92209562996</text:p>
          </table:table-cell>
          <table:table-cell table:formula="of:= (1/  (48000) * [.M103])" office:value-type="float" office:value="0.0923942103256241" calcext:value-type="float">
            <text:p>0.0923942103256241</text:p>
          </table:table-cell>
          <table:table-cell table:formula="of:=INT([.N103]*65535)" office:value-type="float" office:value="6055" calcext:value-type="float">
            <text:p>6055</text:p>
          </table:table-cell>
          <table:table-cell table:formula="of:=([.O103]/65535 - [.N103]) / [.N103]" office:value-type="float" office:value="-0.0000090129146002384" calcext:value-type="float">
            <text:p>-9.0129146002384E-06</text:p>
          </table:table-cell>
        </table:table-row>
        <table:table-row table:style-name="ro1">
          <table:table-cell office:value-type="float" office:value="0.935201287269592" calcext:value-type="float">
            <text:p>0.935201287269592</text:p>
          </table:table-cell>
          <table:table-cell table:formula="of:=INT([.A104]*65535)" office:value-type="float" office:value="61288" calcext:value-type="float">
            <text:p>61288</text:p>
          </table:table-cell>
          <table:table-cell table:formula="of:=([.B104]/65535-[.A104])/[.A104]" office:value-type="percentage" office:value="-0.00000679347317894432" calcext:value-type="percentage">
            <text:p>0.00%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formula="of:=(440 / 32) * POWER(2; ([.L104] - 9)/12)" office:value-type="float" office:value="4698.63628667852" calcext:value-type="float">
            <text:p>4698.63628667852</text:p>
          </table:table-cell>
          <table:table-cell table:formula="of:= (1/  (48000) * [.M104])" office:value-type="float" office:value="0.0978882559724691" calcext:value-type="float">
            <text:p>0.0978882559724691</text:p>
          </table:table-cell>
          <table:table-cell table:formula="of:=INT([.N104]*65535)" office:value-type="float" office:value="6415" calcext:value-type="float">
            <text:p>6415</text:p>
          </table:table-cell>
          <table:table-cell table:formula="of:=([.O104]/65535 - [.N104]) / [.N104]" office:value-type="float" office:value="-0.0000166568006078306" calcext:value-type="float">
            <text:p>-1.66568006078306E-05</text:p>
          </table:table-cell>
        </table:table-row>
        <table:table-row table:style-name="ro1">
          <table:table-cell office:value-type="float" office:value="0.944372415542603" calcext:value-type="float">
            <text:p>0.944372415542603</text:p>
          </table:table-cell>
          <table:table-cell table:formula="of:=INT([.A105]*65535)" office:value-type="float" office:value="61889" calcext:value-type="float">
            <text:p>61889</text:p>
          </table:table-cell>
          <table:table-cell table:formula="of:=([.B105]/65535-[.A105])/[.A105]" office:value-type="percentage" office:value="-0.00000721047951597015" calcext:value-type="percentage">
            <text:p>0.00%</text:p>
          </table:table-cell>
          <table:table-cell table:number-columns-repeated="8"/>
          <table:table-cell office:value-type="float" office:value="111" calcext:value-type="float">
            <text:p>111</text:p>
          </table:table-cell>
          <table:table-cell table:formula="of:=(440 / 32) * POWER(2; ([.L105] - 9)/12)" office:value-type="float" office:value="4978.0317395533" calcext:value-type="float">
            <text:p>4978.0317395533</text:p>
          </table:table-cell>
          <table:table-cell table:formula="of:= (1/  (48000) * [.M105])" office:value-type="float" office:value="0.103708994574027" calcext:value-type="float">
            <text:p>0.103708994574027</text:p>
          </table:table-cell>
          <table:table-cell table:formula="of:=INT([.N105]*65535)" office:value-type="float" office:value="6796" calcext:value-type="float">
            <text:p>6796</text:p>
          </table:table-cell>
          <table:table-cell table:formula="of:=([.O105]/65535 - [.N105]) / [.N105]" office:value-type="float" office:value="-0.0000837127398037974" calcext:value-type="float">
            <text:p>-8.37127398037974E-05</text:p>
          </table:table-cell>
        </table:table-row>
        <table:table-row table:style-name="ro1">
          <table:table-cell office:value-type="float" office:value="0.953543543815613" calcext:value-type="float">
            <text:p>0.953543543815613</text:p>
          </table:table-cell>
          <table:table-cell table:formula="of:=INT([.A106]*65535)" office:value-type="float" office:value="62490" calcext:value-type="float">
            <text:p>62490</text:p>
          </table:table-cell>
          <table:table-cell table:formula="of:=([.B106]/65535-[.A106])/[.A106]" office:value-type="percentage" office:value="-0.00000761946436580153" calcext:value-type="percentage">
            <text:p>0.00%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table:formula="of:=(440 / 32) * POWER(2; ([.L106] - 9)/12)" office:value-type="float" office:value="5274.04091060592" calcext:value-type="float">
            <text:p>5274.04091060592</text:p>
          </table:table-cell>
          <table:table-cell table:formula="of:= (1/  (48000) * [.M106])" office:value-type="float" office:value="0.10987585230429" calcext:value-type="float">
            <text:p>0.10987585230429</text:p>
          </table:table-cell>
          <table:table-cell table:formula="of:=INT([.N106]*65535)" office:value-type="float" office:value="7200" calcext:value-type="float">
            <text:p>7200</text:p>
          </table:table-cell>
          <table:table-cell table:formula="of:=([.O106]/65535 - [.N106]) / [.N106]" office:value-type="float" office:value="-0.0000991541621503264" calcext:value-type="float">
            <text:p>-9.91541621503264E-05</text:p>
          </table:table-cell>
        </table:table-row>
        <table:table-row table:style-name="ro1">
          <table:table-cell office:value-type="float" office:value="0.962714672088623" calcext:value-type="float">
            <text:p>0.962714672088623</text:p>
          </table:table-cell>
          <table:table-cell table:formula="of:=INT([.A107]*65535)" office:value-type="float" office:value="63091" calcext:value-type="float">
            <text:p>63091</text:p>
          </table:table-cell>
          <table:table-cell table:formula="of:=([.B107]/65535-[.A107])/[.A107]" office:value-type="percentage" office:value="-0.00000802065697443673" calcext:value-type="percentage">
            <text:p>0.00%</text:p>
          </table:table-cell>
          <table:table-cell table:number-columns-repeated="8"/>
          <table:table-cell office:value-type="float" office:value="113" calcext:value-type="float">
            <text:p>113</text:p>
          </table:table-cell>
          <table:table-cell table:formula="of:=(440 / 32) * POWER(2; ([.L107] - 9)/12)" office:value-type="float" office:value="5587.65170292806" calcext:value-type="float">
            <text:p>5587.65170292806</text:p>
          </table:table-cell>
          <table:table-cell table:formula="of:= (1/  (48000) * [.M107])" office:value-type="float" office:value="0.116409410477668" calcext:value-type="float">
            <text:p>0.116409410477668</text:p>
          </table:table-cell>
          <table:table-cell table:formula="of:=INT([.N107]*65535)" office:value-type="float" office:value="7628" calcext:value-type="float">
            <text:p>7628</text:p>
          </table:table-cell>
          <table:table-cell table:formula="of:=([.O107]/65535 - [.N107]) / [.N107]" office:value-type="float" office:value="-0.000116755592282598" calcext:value-type="float">
            <text:p>-0.000116755592282598</text:p>
          </table:table-cell>
        </table:table-row>
        <table:table-row table:style-name="ro1">
          <table:table-cell office:value-type="float" office:value="0.971885800361633" calcext:value-type="float">
            <text:p>0.971885800361633</text:p>
          </table:table-cell>
          <table:table-cell table:formula="of:=INT([.A108]*65535)" office:value-type="float" office:value="63692" calcext:value-type="float">
            <text:p>63692</text:p>
          </table:table-cell>
          <table:table-cell table:formula="of:=([.B108]/65535-[.A108])/[.A108]" office:value-type="percentage" office:value="-0.00000841427793447987" calcext:value-type="percentage">
            <text:p>0.00%</text:p>
          </table:table-cell>
          <table:table-cell table:number-columns-repeated="8"/>
          <table:table-cell office:value-type="float" office:value="114" calcext:value-type="float">
            <text:p>114</text:p>
          </table:table-cell>
          <table:table-cell table:formula="of:=(440 / 32) * POWER(2; ([.L108] - 9)/12)" office:value-type="float" office:value="5919.91076338615" calcext:value-type="float">
            <text:p>5919.91076338615</text:p>
          </table:table-cell>
          <table:table-cell table:formula="of:= (1/  (48000) * [.M108])" office:value-type="float" office:value="0.123331474237211" calcext:value-type="float">
            <text:p>0.123331474237211</text:p>
          </table:table-cell>
          <table:table-cell table:formula="of:=INT([.N108]*65535)" office:value-type="float" office:value="8082" calcext:value-type="float">
            <text:p>8082</text:p>
          </table:table-cell>
          <table:table-cell table:formula="of:=([.O108]/65535 - [.N108]) / [.N108]" office:value-type="float" office:value="-0.0000653464021316694" calcext:value-type="float">
            <text:p>-6.53464021316694E-05</text:p>
          </table:table-cell>
        </table:table-row>
        <table:table-row table:style-name="ro1">
          <table:table-cell office:value-type="float" office:value="0.981056928634644" calcext:value-type="float">
            <text:p>0.981056928634644</text:p>
          </table:table-cell>
          <table:table-cell table:formula="of:=INT([.A109]*65535)" office:value-type="float" office:value="64293" calcext:value-type="float">
            <text:p>64293</text:p>
          </table:table-cell>
          <table:table-cell table:formula="of:=([.B109]/65535-[.A109])/[.A109]" office:value-type="percentage" office:value="-0.0000088005395900624" calcext:value-type="percentage">
            <text:p>0.00%</text:p>
          </table:table-cell>
          <table:table-cell table:number-columns-repeated="8"/>
          <table:table-cell office:value-type="float" office:value="115" calcext:value-type="float">
            <text:p>115</text:p>
          </table:table-cell>
          <table:table-cell table:formula="of:=(440 / 32) * POWER(2; ([.L109] - 9)/12)" office:value-type="float" office:value="6271.92697570799" calcext:value-type="float">
            <text:p>6271.92697570799</text:p>
          </table:table-cell>
          <table:table-cell table:formula="of:= (1/  (48000) * [.M109])" office:value-type="float" office:value="0.13066514532725" calcext:value-type="float">
            <text:p>0.13066514532725</text:p>
          </table:table-cell>
          <table:table-cell table:formula="of:=INT([.N109]*65535)" office:value-type="float" office:value="8563" calcext:value-type="float">
            <text:p>8563</text:p>
          </table:table-cell>
          <table:table-cell table:formula="of:=([.O109]/65535 - [.N109]) / [.N109]" office:value-type="float" office:value="-0.0000163840619699465" calcext:value-type="float">
            <text:p>-1.63840619699465E-05</text:p>
          </table:table-cell>
        </table:table-row>
        <table:table-row table:style-name="ro1">
          <table:table-cell office:value-type="float" office:value="0.990228056907654" calcext:value-type="float">
            <text:p>0.990228056907654</text:p>
          </table:table-cell>
          <table:table-cell table:formula="of:=INT([.A110]*65535)" office:value-type="float" office:value="64894" calcext:value-type="float">
            <text:p>64894</text:p>
          </table:table-cell>
          <table:table-cell table:formula="of:=([.B110]/65535-[.A110])/[.A110]" office:value-type="percentage" office:value="-0.00000917964641859052" calcext:value-type="percentage">
            <text:p>0.00%</text:p>
          </table:table-cell>
          <table:table-cell table:number-columns-repeated="8"/>
          <table:table-cell office:value-type="float" office:value="116" calcext:value-type="float">
            <text:p>116</text:p>
          </table:table-cell>
          <table:table-cell table:formula="of:=(440 / 32) * POWER(2; ([.L110] - 9)/12)" office:value-type="float" office:value="6644.87516127912" calcext:value-type="float">
            <text:p>6644.87516127912</text:p>
          </table:table-cell>
          <table:table-cell table:formula="of:= (1/  (48000) * [.M110])" office:value-type="float" office:value="0.138434899193315" calcext:value-type="float">
            <text:p>0.138434899193315</text:p>
          </table:table-cell>
          <table:table-cell table:formula="of:=INT([.N110]*65535)" office:value-type="float" office:value="9072" calcext:value-type="float">
            <text:p>9072</text:p>
          </table:table-cell>
          <table:table-cell table:formula="of:=([.O110]/65535 - [.N110]) / [.N110]" office:value-type="float" office:value="-0.0000364976354553594" calcext:value-type="float">
            <text:p>-3.64976354553594E-05</text:p>
          </table:table-cell>
        </table:table-row>
        <table:table-row table:style-name="ro1">
          <table:table-cell office:value-type="float" office:value="0.999399185180664" calcext:value-type="float">
            <text:p>0.999399185180664</text:p>
          </table:table-cell>
          <table:table-cell table:formula="of:=INT([.A111]*65535)" office:value-type="float" office:value="65495" calcext:value-type="float">
            <text:p>65495</text:p>
          </table:table-cell>
          <table:table-cell table:formula="of:=([.B111]/65535-[.A111])/[.A111]" office:value-type="percentage" office:value="-0.00000955179539214007" calcext:value-type="percentage">
            <text:p>0.00%</text:p>
          </table:table-cell>
          <table:table-cell table:number-columns-repeated="8"/>
          <table:table-cell office:value-type="float" office:value="117" calcext:value-type="float">
            <text:p>117</text:p>
          </table:table-cell>
          <table:table-cell table:formula="of:=(440 / 32) * POWER(2; ([.L111] - 9)/12)" office:value-type="float" office:value="7040" calcext:value-type="float">
            <text:p>7040</text:p>
          </table:table-cell>
          <table:table-cell table:formula="of:= (1/  (48000) * [.M111])" office:value-type="float" office:value="0.146666666666667" calcext:value-type="float">
            <text:p>0.146666666666667</text:p>
          </table:table-cell>
          <table:table-cell table:formula="of:=INT([.N111]*65535)" office:value-type="float" office:value="9611" calcext:value-type="float">
            <text:p>9611</text:p>
          </table:table-cell>
          <table:table-cell table:formula="of:=([.O111]/65535 - [.N111]) / [.N111]" office:value-type="float" office:value="-0.0000832310285273969" calcext:value-type="float">
            <text:p>-8.32310285273969E-05</text:p>
          </table:table-cell>
        </table:table-row>
        <table:table-row table:style-name="ro1">
          <table:table-cell office:value-type="float" office:value="0.00857043266296387" calcext:value-type="float">
            <text:p>0.00857043266296387</text:p>
          </table:table-cell>
          <table:table-cell table:formula="of:=INT([.A112]*65535)" office:value-type="float" office:value="561" calcext:value-type="float">
            <text:p>561</text:p>
          </table:table-cell>
          <table:table-cell table:formula="of:=([.B112]/65535-[.A112])/[.A112]" office:value-type="percentage" office:value="-0.00118096475582991" calcext:value-type="percentage">
            <text:p>-0.12%</text:p>
          </table:table-cell>
          <table:table-cell table:number-columns-repeated="8"/>
          <table:table-cell office:value-type="float" office:value="118" calcext:value-type="float">
            <text:p>118</text:p>
          </table:table-cell>
          <table:table-cell table:formula="of:=(440 / 32) * POWER(2; ([.L112] - 9)/12)" office:value-type="float" office:value="7458.62018428944" calcext:value-type="float">
            <text:p>7458.62018428944</text:p>
          </table:table-cell>
          <table:table-cell table:formula="of:= (1/  (48000) * [.M112])" office:value-type="float" office:value="0.15538792050603" calcext:value-type="float">
            <text:p>0.15538792050603</text:p>
          </table:table-cell>
          <table:table-cell table:formula="of:=INT([.N112]*65535)" office:value-type="float" office:value="10183" calcext:value-type="float">
            <text:p>10183</text:p>
          </table:table-cell>
          <table:table-cell table:formula="of:=([.O112]/65535 - [.N112]) / [.N112]" office:value-type="float" office:value="-0.0000341116088889586" calcext:value-type="float">
            <text:p>-3.41116088889586E-05</text:p>
          </table:table-cell>
        </table:table-row>
        <table:table-row table:style-name="ro1">
          <table:table-cell office:value-type="float" office:value="0.017741596326232" calcext:value-type="float">
            <text:p>0.017741596326232</text:p>
          </table:table-cell>
          <table:table-cell table:formula="of:=INT([.A113]*65535)" office:value-type="float" office:value="1162" calcext:value-type="float">
            <text:p>1162</text:p>
          </table:table-cell>
          <table:table-cell table:formula="of:=([.B113]/65535-[.A113])/[.A113]" office:value-type="percentage" office:value="-0.000598192072210728" calcext:value-type="percentage">
            <text:p>-0.06%</text:p>
          </table:table-cell>
          <table:table-cell table:number-columns-repeated="8"/>
          <table:table-cell office:value-type="float" office:value="119" calcext:value-type="float">
            <text:p>119</text:p>
          </table:table-cell>
          <table:table-cell table:formula="of:=(440 / 32) * POWER(2; ([.L113] - 9)/12)" office:value-type="float" office:value="7902.13282009798" calcext:value-type="float">
            <text:p>7902.13282009798</text:p>
          </table:table-cell>
          <table:table-cell table:formula="of:= (1/  (48000) * [.M113])" office:value-type="float" office:value="0.164627767085375" calcext:value-type="float">
            <text:p>0.164627767085375</text:p>
          </table:table-cell>
          <table:table-cell table:formula="of:=INT([.N113]*65535)" office:value-type="float" office:value="10788" calcext:value-type="float">
            <text:p>10788</text:p>
          </table:table-cell>
          <table:table-cell table:formula="of:=([.O113]/65535 - [.N113]) / [.N113]" office:value-type="float" office:value="-0.0000816318173509527" calcext:value-type="float">
            <text:p>-8.16318173509527E-05</text:p>
          </table:table-cell>
        </table:table-row>
        <table:table-row table:style-name="ro1">
          <table:table-cell office:value-type="float" office:value="0.0269127618521452" calcext:value-type="float">
            <text:p>0.0269127618521452</text:p>
          </table:table-cell>
          <table:table-cell table:formula="of:=INT([.A114]*65535)" office:value-type="float" office:value="1763" calcext:value-type="float">
            <text:p>1763</text:p>
          </table:table-cell>
          <table:table-cell table:formula="of:=([.B114]/65535-[.A114])/[.A114]" office:value-type="percentage" office:value="-0.000412675901879487" calcext:value-type="percentage">
            <text:p>-0.04%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table:formula="of:=(440 / 32) * POWER(2; ([.L114] - 9)/12)" office:value-type="float" office:value="8372.01808961916" calcext:value-type="float">
            <text:p>8372.01808961916</text:p>
          </table:table-cell>
          <table:table-cell table:formula="of:= (1/  (48000) * [.M114])" office:value-type="float" office:value="0.174417043533732" calcext:value-type="float">
            <text:p>0.174417043533732</text:p>
          </table:table-cell>
          <table:table-cell table:formula="of:=INT([.N114]*65535)" office:value-type="float" office:value="11430" calcext:value-type="float">
            <text:p>11430</text:p>
          </table:table-cell>
          <table:table-cell table:formula="of:=([.O114]/65535 - [.N114]) / [.N114]" office:value-type="float" office:value="-0.0000368269887058328" calcext:value-type="float">
            <text:p>-3.68269887058328E-05</text:p>
          </table:table-cell>
        </table:table-row>
        <table:table-row table:style-name="ro1">
          <table:table-cell office:value-type="float" office:value="0.0360839255154133" calcext:value-type="float">
            <text:p>0.0360839255154133</text:p>
          </table:table-cell>
          <table:table-cell table:formula="of:=INT([.A115]*65535)" office:value-type="float" office:value="2364" calcext:value-type="float">
            <text:p>2364</text:p>
          </table:table-cell>
          <table:table-cell table:formula="of:=([.B115]/65535-[.A115])/[.A115]" office:value-type="percentage" office:value="-0.000321410474533668" calcext:value-type="percentage">
            <text:p>-0.03%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formula="of:=(440 / 32) * POWER(2; ([.L115] - 9)/12)" office:value-type="float" office:value="8869.84419125991" calcext:value-type="float">
            <text:p>8869.84419125991</text:p>
          </table:table-cell>
          <table:table-cell table:formula="of:= (1/  (48000) * [.M115])" office:value-type="float" office:value="0.184788420651248" calcext:value-type="float">
            <text:p>0.184788420651248</text:p>
          </table:table-cell>
          <table:table-cell table:formula="of:=INT([.N115]*65535)" office:value-type="float" office:value="12110" calcext:value-type="float">
            <text:p>12110</text:p>
          </table:table-cell>
          <table:table-cell table:formula="of:=([.O115]/65535 - [.N115]) / [.N115]" office:value-type="float" office:value="-0.0000090129146002384" calcext:value-type="float">
            <text:p>-9.0129146002384E-06</text:p>
          </table:table-cell>
        </table:table-row>
        <table:table-row table:style-name="ro1">
          <table:table-cell office:value-type="float" office:value="0.0452573336660862" calcext:value-type="float">
            <text:p>0.0452573336660862</text:p>
          </table:table-cell>
          <table:table-cell table:formula="of:=INT([.A116]*65535)" office:value-type="float" office:value="2965" calcext:value-type="float">
            <text:p>2965</text:p>
          </table:table-cell>
          <table:table-cell table:formula="of:=([.B116]/65535-[.A116])/[.A116]" office:value-type="percentage" office:value="-0.000316716457205887" calcext:value-type="percentage">
            <text:p>-0.03%</text:p>
          </table:table-cell>
          <table:table-cell table:number-columns-repeated="8"/>
          <table:table-cell office:value-type="float" office:value="122" calcext:value-type="float">
            <text:p>122</text:p>
          </table:table-cell>
          <table:table-cell table:formula="of:=(440 / 32) * POWER(2; ([.L116] - 9)/12)" office:value-type="float" office:value="9397.27257335704" calcext:value-type="float">
            <text:p>9397.27257335704</text:p>
          </table:table-cell>
          <table:table-cell table:formula="of:= (1/  (48000) * [.M116])" office:value-type="float" office:value="0.195776511944938" calcext:value-type="float">
            <text:p>0.195776511944938</text:p>
          </table:table-cell>
          <table:table-cell table:formula="of:=INT([.N116]*65535)" office:value-type="float" office:value="12830" calcext:value-type="float">
            <text:p>12830</text:p>
          </table:table-cell>
          <table:table-cell table:formula="of:=([.O116]/65535 - [.N116]) / [.N116]" office:value-type="float" office:value="-0.0000166568006081141" calcext:value-type="float">
            <text:p>-1.66568006081141E-05</text:p>
          </table:table-cell>
        </table:table-row>
        <table:table-row table:style-name="ro1">
          <table:table-cell office:value-type="float" office:value="0.0544307418167591" calcext:value-type="float">
            <text:p>0.0544307418167591</text:p>
          </table:table-cell>
          <table:table-cell table:formula="of:=INT([.A117]*65535)" office:value-type="float" office:value="3567" calcext:value-type="float">
            <text:p>3567</text:p>
          </table:table-cell>
          <table:table-cell table:formula="of:=([.B117]/65535-[.A117])/[.A117]" office:value-type="percentage" office:value="-0.0000332663341070735" calcext:value-type="percentage">
            <text:p>0.00%</text:p>
          </table:table-cell>
          <table:table-cell table:number-columns-repeated="8"/>
          <table:table-cell office:value-type="float" office:value="123" calcext:value-type="float">
            <text:p>123</text:p>
          </table:table-cell>
          <table:table-cell table:formula="of:=(440 / 32) * POWER(2; ([.L117] - 9)/12)" office:value-type="float" office:value="9956.06347910659" calcext:value-type="float">
            <text:p>9956.06347910659</text:p>
          </table:table-cell>
          <table:table-cell table:formula="of:= (1/  (48000) * [.M117])" office:value-type="float" office:value="0.207417989148054" calcext:value-type="float">
            <text:p>0.207417989148054</text:p>
          </table:table-cell>
          <table:table-cell table:formula="of:=INT([.N117]*65535)" office:value-type="float" office:value="13593" calcext:value-type="float">
            <text:p>13593</text:p>
          </table:table-cell>
          <table:table-cell table:formula="of:=([.O117]/65535 - [.N117]) / [.N117]" office:value-type="float" office:value="-0.0000101462089574297" calcext:value-type="float">
            <text:p>-1.01462089574297E-05</text:p>
          </table:table-cell>
        </table:table-row>
        <table:table-row table:style-name="ro1">
          <table:table-cell office:value-type="float" office:value="0.0636041536927223" calcext:value-type="float">
            <text:p>0.0636041536927223</text:p>
          </table:table-cell>
          <table:table-cell table:formula="of:=INT([.A118]*65535)" office:value-type="float" office:value="4168" calcext:value-type="float">
            <text:p>4168</text:p>
          </table:table-cell>
          <table:table-cell table:formula="of:=([.B118]/65535-[.A118])/[.A118]" office:value-type="percentage" office:value="-0.000071542926482791" calcext:value-type="percentage">
            <text:p>-0.01%</text:p>
          </table:table-cell>
          <table:table-cell table:number-columns-repeated="8"/>
          <table:table-cell office:value-type="float" office:value="124" calcext:value-type="float">
            <text:p>124</text:p>
          </table:table-cell>
          <table:table-cell table:formula="of:=(440 / 32) * POWER(2; ([.L118] - 9)/12)" office:value-type="float" office:value="10548.0818212118" calcext:value-type="float">
            <text:p>10548.0818212118</text:p>
          </table:table-cell>
          <table:table-cell table:formula="of:= (1/  (48000) * [.M118])" office:value-type="float" office:value="0.21975170460858" calcext:value-type="float">
            <text:p>0.21975170460858</text:p>
          </table:table-cell>
          <table:table-cell table:formula="of:=INT([.N118]*65535)" office:value-type="float" office:value="14401" calcext:value-type="float">
            <text:p>14401</text:p>
          </table:table-cell>
          <table:table-cell table:formula="of:=([.O118]/65535 - [.N118]) / [.N118]" office:value-type="float" office:value="-0.0000297166034115871" calcext:value-type="float">
            <text:p>-2.97166034115871E-05</text:p>
          </table:table-cell>
        </table:table-row>
        <table:table-row table:style-name="ro1">
          <table:table-cell office:value-type="float" office:value="0.0727775618433952" calcext:value-type="float">
            <text:p>0.0727775618433952</text:p>
          </table:table-cell>
          <table:table-cell table:formula="of:=INT([.A119]*65535)" office:value-type="float" office:value="4769" calcext:value-type="float">
            <text:p>4769</text:p>
          </table:table-cell>
          <table:table-cell table:formula="of:=([.B119]/65535-[.A119])/[.A119]" office:value-type="percentage" office:value="-0.000100119018354472" calcext:value-type="percentage">
            <text:p>-0.01%</text:p>
          </table:table-cell>
          <table:table-cell table:number-columns-repeated="8"/>
          <table:table-cell office:value-type="float" office:value="125" calcext:value-type="float">
            <text:p>125</text:p>
          </table:table-cell>
          <table:table-cell table:formula="of:=(440 / 32) * POWER(2; ([.L119] - 9)/12)" office:value-type="float" office:value="11175.3034058561" calcext:value-type="float">
            <text:p>11175.3034058561</text:p>
          </table:table-cell>
          <table:table-cell table:formula="of:= (1/  (48000) * [.M119])" office:value-type="float" office:value="0.232818820955336" calcext:value-type="float">
            <text:p>0.232818820955336</text:p>
          </table:table-cell>
          <table:table-cell table:formula="of:=INT([.N119]*65535)" office:value-type="float" office:value="15257" calcext:value-type="float">
            <text:p>15257</text:p>
          </table:table-cell>
          <table:table-cell table:formula="of:=([.O119]/65535 - [.N119]) / [.N119]" office:value-type="float" office:value="-0.0000512152642540141" calcext:value-type="float">
            <text:p>-5.12152642540141E-05</text:p>
          </table:table-cell>
        </table:table-row>
        <table:table-row table:style-name="ro1">
          <table:table-cell office:value-type="float" office:value="0.0819509699940682" calcext:value-type="float">
            <text:p>0.0819509699940682</text:p>
          </table:table-cell>
          <table:table-cell table:formula="of:=INT([.A120]*65535)" office:value-type="float" office:value="5370" calcext:value-type="float">
            <text:p>5370</text:p>
          </table:table-cell>
          <table:table-cell table:formula="of:=([.B120]/65535-[.A120])/[.A120]" office:value-type="percentage" office:value="-0.00012229762270155" calcext:value-type="percentage">
            <text:p>-0.01%</text:p>
          </table:table-cell>
          <table:table-cell table:number-columns-repeated="8"/>
          <table:table-cell office:value-type="float" office:value="126" calcext:value-type="float">
            <text:p>126</text:p>
          </table:table-cell>
          <table:table-cell table:formula="of:=(440 / 32) * POWER(2; ([.L120] - 9)/12)" office:value-type="float" office:value="11839.8215267723" calcext:value-type="float">
            <text:p>11839.8215267723</text:p>
          </table:table-cell>
          <table:table-cell table:formula="of:= (1/  (48000) * [.M120])" office:value-type="float" office:value="0.246662948474423" calcext:value-type="float">
            <text:p>0.246662948474423</text:p>
          </table:table-cell>
          <table:table-cell table:formula="of:=INT([.N120]*65535)" office:value-type="float" office:value="16165" calcext:value-type="float">
            <text:p>16165</text:p>
          </table:table-cell>
          <table:table-cell table:formula="of:=([.O120]/65535 - [.N120]) / [.N120]" office:value-type="float" office:value="-0.00000348457006041946" calcext:value-type="float">
            <text:p>-3.48457006041946E-06</text:p>
          </table:table-cell>
        </table:table-row>
        <table:table-row table:style-name="ro1">
          <table:table-cell office:value-type="float" office:value="0.0911243781447411" calcext:value-type="float">
            <text:p>0.0911243781447411</text:p>
          </table:table-cell>
          <table:table-cell table:formula="of:=INT([.A121]*65535)" office:value-type="float" office:value="5971" calcext:value-type="float">
            <text:p>5971</text:p>
          </table:table-cell>
          <table:table-cell table:formula="of:=([.B121]/65535-[.A121])/[.A121]" office:value-type="percentage" office:value="-0.000140010827250456" calcext:value-type="percentage">
            <text:p>-0.01%</text:p>
          </table:table-cell>
          <table:table-cell table:number-columns-repeated="8"/>
          <table:table-cell office:value-type="float" office:value="127" calcext:value-type="float">
            <text:p>127</text:p>
          </table:table-cell>
          <table:table-cell table:formula="of:=(440 / 32) * POWER(2; ([.L121] - 9)/12)" office:value-type="float" office:value="12543.853951416" calcext:value-type="float">
            <text:p>12543.853951416</text:p>
          </table:table-cell>
          <table:table-cell table:formula="of:= (1/  (48000) * [.M121])" office:value-type="float" office:value="0.2613302906545" calcext:value-type="float">
            <text:p>0.2613302906545</text:p>
          </table:table-cell>
          <table:table-cell table:formula="of:=INT([.N121]*65535)" office:value-type="float" office:value="17126" calcext:value-type="float">
            <text:p>17126</text:p>
          </table:table-cell>
          <table:table-cell table:formula="of:=([.O121]/65535 - [.N121]) / [.N121]" office:value-type="float" office:value="-0.0000163840619699465" calcext:value-type="float">
            <text:p>-1.63840619699465E-05</text:p>
          </table:table-cell>
        </table:table-row>
        <table:table-row table:style-name="ro1">
          <table:table-cell office:value-type="float" office:value="0.100297786295414" calcext:value-type="float">
            <text:p>0.100297786295414</text:p>
          </table:table-cell>
          <table:table-cell table:formula="of:=INT([.A122]*65535)" office:value-type="float" office:value="6573" calcext:value-type="float">
            <text:p>6573</text:p>
          </table:table-cell>
          <table:table-cell table:formula="of:=([.B122]/65535-[.A122])/[.A122]" office:value-type="percentage" office:value="-0.0000023466961443494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09471194446087" calcext:value-type="float">
            <text:p>0.109471194446087</text:p>
          </table:table-cell>
          <table:table-cell table:formula="of:=INT([.A123]*65535)" office:value-type="float" office:value="7174" calcext:value-type="float">
            <text:p>7174</text:p>
          </table:table-cell>
          <table:table-cell table:formula="of:=([.B123]/65535-[.A123])/[.A123]" office:value-type="percentage" office:value="-0.000027142840651268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1864460259676" calcext:value-type="float">
            <text:p>0.11864460259676</text:p>
          </table:table-cell>
          <table:table-cell table:formula="of:=INT([.A124]*65535)" office:value-type="float" office:value="7775" calcext:value-type="float">
            <text:p>7775</text:p>
          </table:table-cell>
          <table:table-cell table:formula="of:=([.B124]/65535-[.A124])/[.A124]" office:value-type="percentage" office:value="-0.000048104589844005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27818018198013" calcext:value-type="float">
            <text:p>0.127818018198013</text:p>
          </table:table-cell>
          <table:table-cell table:formula="of:=INT([.A125]*65535)" office:value-type="float" office:value="8376" calcext:value-type="float">
            <text:p>8376</text:p>
          </table:table-cell>
          <table:table-cell table:formula="of:=([.B125]/65535-[.A125])/[.A125]" office:value-type="percentage" office:value="-0.0000661158059186552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136991441249847" calcext:value-type="float">
            <text:p>0.136991441249847</text:p>
          </table:table-cell>
          <table:table-cell table:formula="of:=INT([.A126]*65535)" office:value-type="float" office:value="8977" calcext:value-type="float">
            <text:p>8977</text:p>
          </table:table-cell>
          <table:table-cell table:formula="of:=([.B126]/65535-[.A126])/[.A126]" office:value-type="percentage" office:value="-0.0000817692193134256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146164864301682" calcext:value-type="float">
            <text:p>0.146164864301682</text:p>
          </table:table-cell>
          <table:table-cell table:formula="of:=INT([.A127]*65535)" office:value-type="float" office:value="9578" calcext:value-type="float">
            <text:p>9578</text:p>
          </table:table-cell>
          <table:table-cell table:formula="of:=([.B127]/65535-[.A127])/[.A127]" office:value-type="percentage" office:value="-0.0000954577913771737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155338287353516" calcext:value-type="float">
            <text:p>0.155338287353516</text:p>
          </table:table-cell>
          <table:table-cell table:formula="of:=INT([.A128]*65535)" office:value-type="float" office:value="10180" calcext:value-type="float">
            <text:p>10180</text:p>
          </table:table-cell>
          <table:table-cell table:formula="of:=([.B128]/65535-[.A128])/[.A128]" office:value-type="percentage" office:value="-0.0000092987065240458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6451171040535" calcext:value-type="float">
            <text:p>0.16451171040535</text:p>
          </table:table-cell>
          <table:table-cell table:formula="of:=INT([.A129]*65535)" office:value-type="float" office:value="10781" calcext:value-type="float">
            <text:p>10781</text:p>
          </table:table-cell>
          <table:table-cell table:formula="of:=([.B129]/65535-[.A129])/[.A129]" office:value-type="percentage" office:value="-0.000025501753372285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--- 127 ---</text:p>
          </table:table-cell>
          <table:table-cell table:number-columns-repeated="15"/>
        </table:table-row>
        <table:table-row table:style-name="ro1">
          <table:table-cell office:value-type="float" office:value="0.173685133457184" calcext:value-type="float">
            <text:p>0.173685133457184</text:p>
          </table:table-cell>
          <table:table-cell table:formula="of:=INT([.A131]*65535)" office:value-type="float" office:value="11382" calcext:value-type="float">
            <text:p>11382</text:p>
          </table:table-cell>
          <table:table-cell table:formula="of:=([.B131]/65535-[.A131])/[.A131]" office:value-type="percentage" office:value="-0.0000399932270938099" calcext:value-type="percentage">
            <text:p>0.00%</text:p>
          </table:table-cell>
          <table:table-cell table:formula="of:=[.A131]" office:value-type="float" office:value="0.173685133457184" calcext:value-type="float">
            <text:p>0.173685133457184</text:p>
          </table:table-cell>
          <table:table-cell table:formula="of:=[.D131]*48000" office:value-type="float" office:value="8336.88640594483" calcext:value-type="float">
            <text:p>8336.88640594483</text:p>
          </table:table-cell>
          <table:table-cell table:formula="of:=INT([.D131]*65535)/65535*48000" office:value-type="float" office:value="8336.55298695354" calcext:value-type="float">
            <text:p>8336.55298695354</text:p>
          </table:table-cell>
          <table:table-cell table:style-name="ce2" table:formula="of:=([.F131]-[.E131])/[.E131]" office:value-type="float" office:value="-0.0000399932270937255" calcext:value-type="float">
            <text:p>-3.99932270937255E-05</text:p>
          </table:table-cell>
          <table:table-cell table:number-columns-repeated="9"/>
        </table:table-row>
        <table:table-row table:style-name="ro1">
          <table:table-cell office:value-type="float" office:value="0.435015380382538" calcext:value-type="float">
            <text:p>0.435015380382538</text:p>
          </table:table-cell>
          <table:table-cell table:formula="of:=INT([.A132]*65535)" office:value-type="float" office:value="28508" calcext:value-type="float">
            <text:p>28508</text:p>
          </table:table-cell>
          <table:table-cell table:formula="of:=([.B132]/65535-[.A132])/[.A132]" office:value-type="percentage" office:value="-0.000025709784114774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96345627307892" calcext:value-type="float">
            <text:p>0.696345627307892</text:p>
          </table:table-cell>
          <table:table-cell table:formula="of:=INT([.A133]*65535)" office:value-type="float" office:value="45635" calcext:value-type="float">
            <text:p>45635</text:p>
          </table:table-cell>
          <table:table-cell table:formula="of:=([.B133]/65535-[.A133])/[.A133]" office:value-type="percentage" office:value="-0.0000002341540526369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57675874233246" calcext:value-type="float">
            <text:p>0.957675874233246</text:p>
          </table:table-cell>
          <table:table-cell table:formula="of:=INT([.A134]*65535)" office:value-type="float" office:value="62761" calcext:value-type="float">
            <text:p>62761</text:p>
          </table:table-cell>
          <table:table-cell table:formula="of:=([.B134]/65535-[.A134])/[.A134]" office:value-type="percentage" office:value="-0.0000045954741056913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219006061553955" calcext:value-type="float">
            <text:p>0.219006061553955</text:p>
          </table:table-cell>
          <table:table-cell table:formula="of:=INT([.A135]*65535)" office:value-type="float" office:value="14352" calcext:value-type="float">
            <text:p>14352</text:p>
          </table:table-cell>
          <table:table-cell table:formula="of:=([.B135]/65535-[.A135])/[.A135]" office:value-type="percentage" office:value="-0.000039173767644418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480336308479309" calcext:value-type="float">
            <text:p>0.480336308479309</text:p>
          </table:table-cell>
          <table:table-cell table:formula="of:=INT([.A136]*65535)" office:value-type="float" office:value="31478" calcext:value-type="float">
            <text:p>31478</text:p>
          </table:table-cell>
          <table:table-cell table:formula="of:=([.B136]/65535-[.A136])/[.A136]" office:value-type="percentage" office:value="-0.000026683835622756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41666555404663" calcext:value-type="float">
            <text:p>0.741666555404663</text:p>
          </table:table-cell>
          <table:table-cell table:formula="of:=INT([.A137]*65535)" office:value-type="float" office:value="48605" calcext:value-type="float">
            <text:p>48605</text:p>
          </table:table-cell>
          <table:table-cell table:formula="of:=([.B137]/65535-[.A137])/[.A137]" office:value-type="percentage" office:value="-0.0000024217294421436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0299680233001709" calcext:value-type="float">
            <text:p>0.00299680233001709</text:p>
          </table:table-cell>
          <table:table-cell table:formula="of:=INT([.A138]*65535)" office:value-type="float" office:value="196" calcext:value-type="float">
            <text:p>196</text:p>
          </table:table-cell>
          <table:table-cell table:formula="of:=([.B138]/65535-[.A138])/[.A138]" office:value-type="percentage" office:value="-0.00201349224943927" calcext:value-type="percentage">
            <text:p>-0.20%</text:p>
          </table:table-cell>
          <table:table-cell table:number-columns-repeated="13"/>
        </table:table-row>
        <table:table-row table:style-name="ro1">
          <table:table-cell office:value-type="float" office:value="0.264327049255371" calcext:value-type="float">
            <text:p>0.264327049255371</text:p>
          </table:table-cell>
          <table:table-cell table:formula="of:=INT([.A139]*65535)" office:value-type="float" office:value="17322" calcext:value-type="float">
            <text:p>17322</text:p>
          </table:table-cell>
          <table:table-cell table:formula="of:=([.B139]/65535-[.A139])/[.A139]" office:value-type="percentage" office:value="-0.000038860800756518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25657296180725" calcext:value-type="float">
            <text:p>0.525657296180725</text:p>
          </table:table-cell>
          <table:table-cell table:formula="of:=INT([.A140]*65535)" office:value-type="float" office:value="34448" calcext:value-type="float">
            <text:p>34448</text:p>
          </table:table-cell>
          <table:table-cell table:formula="of:=([.B140]/65535-[.A140])/[.A140]" office:value-type="percentage" office:value="-0.000027603313855178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86987543106079" calcext:value-type="float">
            <text:p>0.786987543106079</text:p>
          </table:table-cell>
          <table:table-cell table:formula="of:=INT([.A141]*65535)" office:value-type="float" office:value="51575" calcext:value-type="float">
            <text:p>51575</text:p>
          </table:table-cell>
          <table:table-cell table:formula="of:=([.B141]/65535-[.A141])/[.A141]" office:value-type="percentage" office:value="-0.0000044330866374328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483177900314331" calcext:value-type="float">
            <text:p>0.0483177900314331</text:p>
          </table:table-cell>
          <table:table-cell table:formula="of:=INT([.A142]*65535)" office:value-type="float" office:value="3166" calcext:value-type="float">
            <text:p>3166</text:p>
          </table:table-cell>
          <table:table-cell table:formula="of:=([.B142]/65535-[.A142])/[.A142]" office:value-type="percentage" office:value="-0.00015991431907804" calcext:value-type="percentage">
            <text:p>-0.02%</text:p>
          </table:table-cell>
          <table:table-cell table:number-columns-repeated="13"/>
        </table:table-row>
        <table:table-row table:style-name="ro1">
          <table:table-cell office:value-type="float" office:value="0.309648036956787" calcext:value-type="float">
            <text:p>0.309648036956787</text:p>
          </table:table-cell>
          <table:table-cell table:formula="of:=INT([.A143]*65535)" office:value-type="float" office:value="20292" calcext:value-type="float">
            <text:p>20292</text:p>
          </table:table-cell>
          <table:table-cell table:formula="of:=([.B143]/65535-[.A143])/[.A143]" office:value-type="percentage" office:value="-0.000038639447357383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70978283882141" calcext:value-type="float">
            <text:p>0.570978283882141</text:p>
          </table:table-cell>
          <table:table-cell table:formula="of:=INT([.A144]*65535)" office:value-type="float" office:value="37419" calcext:value-type="float">
            <text:p>37419</text:p>
          </table:table-cell>
          <table:table-cell table:formula="of:=([.B144]/65535-[.A144])/[.A144]" office:value-type="percentage" office:value="-0.0000016524790598381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32308530807495" calcext:value-type="float">
            <text:p>0.832308530807495</text:p>
          </table:table-cell>
          <table:table-cell table:formula="of:=INT([.A145]*65535)" office:value-type="float" office:value="54545" calcext:value-type="float">
            <text:p>54545</text:p>
          </table:table-cell>
          <table:table-cell table:formula="of:=([.B145]/65535-[.A145])/[.A145]" office:value-type="percentage" office:value="-0.0000062253983912968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936387777328491" calcext:value-type="float">
            <text:p>0.0936387777328491</text:p>
          </table:table-cell>
          <table:table-cell table:formula="of:=INT([.A146]*65535)" office:value-type="float" office:value="6136" calcext:value-type="float">
            <text:p>6136</text:p>
          </table:table-cell>
          <table:table-cell table:formula="of:=([.B146]/65535-[.A146])/[.A146]" office:value-type="percentage" office:value="-0.000100592670557386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354969024658203" calcext:value-type="float">
            <text:p>0.354969024658203</text:p>
          </table:table-cell>
          <table:table-cell table:formula="of:=INT([.A147]*65535)" office:value-type="float" office:value="23262" calcext:value-type="float">
            <text:p>23262</text:p>
          </table:table-cell>
          <table:table-cell table:formula="of:=([.B147]/65535-[.A147])/[.A147]" office:value-type="percentage" office:value="-0.000038474616944666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16299271583557" calcext:value-type="float">
            <text:p>0.616299271583557</text:p>
          </table:table-cell>
          <table:table-cell table:formula="of:=INT([.A148]*65535)" office:value-type="float" office:value="40389" calcext:value-type="float">
            <text:p>40389</text:p>
          </table:table-cell>
          <table:table-cell table:formula="of:=([.B148]/65535-[.A148])/[.A148]" office:value-type="percentage" office:value="-0.000004277463899228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77629518508911" calcext:value-type="float">
            <text:p>0.877629518508911</text:p>
          </table:table-cell>
          <table:table-cell table:formula="of:=INT([.A149]*65535)" office:value-type="float" office:value="57515" calcext:value-type="float">
            <text:p>57515</text:p>
          </table:table-cell>
          <table:table-cell table:formula="of:=([.B149]/65535-[.A149])/[.A149]" office:value-type="percentage" office:value="-0.0000078325993730517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38959765434265" calcext:value-type="float">
            <text:p>0.138959765434265</text:p>
          </table:table-cell>
          <table:table-cell table:formula="of:=INT([.A150]*65535)" office:value-type="float" office:value="9106" calcext:value-type="float">
            <text:p>9106</text:p>
          </table:table-cell>
          <table:table-cell table:formula="of:=([.B150]/65535-[.A150])/[.A150]" office:value-type="percentage" office:value="-0.0000799659017326909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400290012359619" calcext:value-type="float">
            <text:p>0.400290012359619</text:p>
          </table:table-cell>
          <table:table-cell table:formula="of:=INT([.A151]*65535)" office:value-type="float" office:value="26233" calcext:value-type="float">
            <text:p>26233</text:p>
          </table:table-cell>
          <table:table-cell table:formula="of:=([.B151]/65535-[.A151])/[.A151]" office:value-type="percentage" office:value="-0.0000002271942318803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1620259284973" calcext:value-type="float">
            <text:p>0.661620259284973</text:p>
          </table:table-cell>
          <table:table-cell table:formula="of:=INT([.A152]*65535)" office:value-type="float" office:value="43359" calcext:value-type="float">
            <text:p>43359</text:p>
          </table:table-cell>
          <table:table-cell table:formula="of:=([.B152]/65535-[.A152])/[.A152]" office:value-type="percentage" office:value="-0.0000065428258162632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22950506210327" calcext:value-type="float">
            <text:p>0.922950506210327</text:p>
          </table:table-cell>
          <table:table-cell table:formula="of:=INT([.A153]*65535)" office:value-type="float" office:value="60485" calcext:value-type="float">
            <text:p>60485</text:p>
          </table:table-cell>
          <table:table-cell table:formula="of:=([.B153]/65535-[.A153])/[.A153]" office:value-type="percentage" office:value="-0.0000092819588768656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84280753135681" calcext:value-type="float">
            <text:p>0.184280753135681</text:p>
          </table:table-cell>
          <table:table-cell table:formula="of:=INT([.A154]*65535)" office:value-type="float" office:value="12076" calcext:value-type="float">
            <text:p>12076</text:p>
          </table:table-cell>
          <table:table-cell table:formula="of:=([.B154]/65535-[.A154])/[.A154]" office:value-type="percentage" office:value="-0.0000694847994555564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445611000061035" calcext:value-type="float">
            <text:p>0.445611000061035</text:p>
          </table:table-cell>
          <table:table-cell table:formula="of:=INT([.A155]*65535)" office:value-type="float" office:value="29203" calcext:value-type="float">
            <text:p>29203</text:p>
          </table:table-cell>
          <table:table-cell table:formula="of:=([.B155]/65535-[.A155])/[.A155]" office:value-type="percentage" office:value="-0.0000040026206922194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06941246986389" calcext:value-type="float">
            <text:p>0.706941246986389</text:p>
          </table:table-cell>
          <table:table-cell table:formula="of:=INT([.A156]*65535)" office:value-type="float" office:value="46329" calcext:value-type="float">
            <text:p>46329</text:p>
          </table:table-cell>
          <table:table-cell table:formula="of:=([.B156]/65535-[.A156])/[.A156]" office:value-type="percentage" office:value="-0.00000851772953730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68271493911743" calcext:value-type="float">
            <text:p>0.968271493911743</text:p>
          </table:table-cell>
          <table:table-cell table:formula="of:=INT([.A157]*65535)" office:value-type="float" office:value="63455" calcext:value-type="float">
            <text:p>63455</text:p>
          </table:table-cell>
          <table:table-cell table:formula="of:=([.B157]/65535-[.A157])/[.A157]" office:value-type="percentage" office:value="-0.000010595640722905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229601740837097" calcext:value-type="float">
            <text:p>0.229601740837097</text:p>
          </table:table-cell>
          <table:table-cell table:formula="of:=INT([.A158]*65535)" office:value-type="float" office:value="15046" calcext:value-type="float">
            <text:p>15046</text:p>
          </table:table-cell>
          <table:table-cell table:formula="of:=([.B158]/65535-[.A158])/[.A158]" office:value-type="percentage" office:value="-0.0000631414176127821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490931987762451" calcext:value-type="float">
            <text:p>0.490931987762451</text:p>
          </table:table-cell>
          <table:table-cell table:formula="of:=INT([.A159]*65535)" office:value-type="float" office:value="32173" calcext:value-type="float">
            <text:p>32173</text:p>
          </table:table-cell>
          <table:table-cell table:formula="of:=([.B159]/65535-[.A159])/[.A159]" office:value-type="percentage" office:value="-0.0000070809809176662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52262234687805" calcext:value-type="float">
            <text:p>0.752262234687805</text:p>
          </table:table-cell>
          <table:table-cell table:formula="of:=INT([.A160]*65535)" office:value-type="float" office:value="49299" calcext:value-type="float">
            <text:p>49299</text:p>
          </table:table-cell>
          <table:table-cell table:formula="of:=([.B160]/65535-[.A160])/[.A160]" office:value-type="percentage" office:value="-0.000010254672124394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135924816131592" calcext:value-type="float">
            <text:p>0.0135924816131592</text:p>
          </table:table-cell>
          <table:table-cell table:formula="of:=INT([.A161]*65535)" office:value-type="float" office:value="890" calcext:value-type="float">
            <text:p>890</text:p>
          </table:table-cell>
          <table:table-cell table:formula="of:=([.B161]/65535-[.A161])/[.A161]" office:value-type="percentage" office:value="-0.00087931883518554" calcext:value-type="percentage">
            <text:p>-0.09%</text:p>
          </table:table-cell>
          <table:table-cell table:number-columns-repeated="13"/>
        </table:table-row>
        <table:table-row table:style-name="ro1">
          <table:table-cell office:value-type="float" office:value="0.274922728538513" calcext:value-type="float">
            <text:p>0.274922728538513</text:p>
          </table:table-cell>
          <table:table-cell table:formula="of:=INT([.A162]*65535)" office:value-type="float" office:value="18017" calcext:value-type="float">
            <text:p>18017</text:p>
          </table:table-cell>
          <table:table-cell table:formula="of:=([.B162]/65535-[.A162])/[.A162]" office:value-type="percentage" office:value="-0.0000033864996854919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36252975463867" calcext:value-type="float">
            <text:p>0.536252975463867</text:p>
          </table:table-cell>
          <table:table-cell table:formula="of:=INT([.A163]*65535)" office:value-type="float" office:value="35143" calcext:value-type="float">
            <text:p>35143</text:p>
          </table:table-cell>
          <table:table-cell table:formula="of:=([.B163]/65535-[.A163])/[.A163]" office:value-type="percentage" office:value="-0.0000096390108798634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97583222389221" calcext:value-type="float">
            <text:p>0.797583222389221</text:p>
          </table:table-cell>
          <table:table-cell table:formula="of:=INT([.A164]*65535)" office:value-type="float" office:value="52269" calcext:value-type="float">
            <text:p>52269</text:p>
          </table:table-cell>
          <table:table-cell table:formula="of:=([.B164]/65535-[.A164])/[.A164]" office:value-type="percentage" office:value="-0.000011794218498842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589134693145752" calcext:value-type="float">
            <text:p>0.0589134693145752</text:p>
          </table:table-cell>
          <table:table-cell table:formula="of:=INT([.A165]*65535)" office:value-type="float" office:value="3860" calcext:value-type="float">
            <text:p>3860</text:p>
          </table:table-cell>
          <table:table-cell table:formula="of:=([.B165]/65535-[.A165])/[.A165]" office:value-type="percentage" office:value="-0.000231607363914532" calcext:value-type="percentage">
            <text:p>-0.02%</text:p>
          </table:table-cell>
          <table:table-cell table:number-columns-repeated="13"/>
        </table:table-row>
        <table:table-row table:style-name="ro1">
          <table:table-cell office:value-type="float" office:value="0.320243716239929" calcext:value-type="float">
            <text:p>0.320243716239929</text:p>
          </table:table-cell>
          <table:table-cell table:formula="of:=INT([.A166]*65535)" office:value-type="float" office:value="20987" calcext:value-type="float">
            <text:p>20987</text:p>
          </table:table-cell>
          <table:table-cell table:formula="of:=([.B166]/65535-[.A166])/[.A166]" office:value-type="percentage" office:value="-0.0000081928038814587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81573963165283" calcext:value-type="float">
            <text:p>0.581573963165283</text:p>
          </table:table-cell>
          <table:table-cell table:formula="of:=INT([.A167]*65535)" office:value-type="float" office:value="38113" calcext:value-type="float">
            <text:p>38113</text:p>
          </table:table-cell>
          <table:table-cell table:formula="of:=([.B167]/65535-[.A167])/[.A167]" office:value-type="percentage" office:value="-0.000011798355715741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42904210090637" calcext:value-type="float">
            <text:p>0.842904210090637</text:p>
          </table:table-cell>
          <table:table-cell table:formula="of:=INT([.A168]*65535)" office:value-type="float" office:value="55239" calcext:value-type="float">
            <text:p>55239</text:p>
          </table:table-cell>
          <table:table-cell table:formula="of:=([.B168]/65535-[.A168])/[.A168]" office:value-type="percentage" office:value="-0.000013168209258758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04234457015991" calcext:value-type="float">
            <text:p>0.104234457015991</text:p>
          </table:table-cell>
          <table:table-cell table:formula="of:=INT([.A169]*65535)" office:value-type="float" office:value="6831" calcext:value-type="float">
            <text:p>6831</text:p>
          </table:table-cell>
          <table:table-cell table:formula="of:=([.B169]/65535-[.A169])/[.A169]" office:value-type="percentage" office:value="-0.0000007525309786712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365628838539124" calcext:value-type="float">
            <text:p>0.365628838539124</text:p>
          </table:table-cell>
          <table:table-cell table:formula="of:=INT([.A170]*65535)" office:value-type="float" office:value="23961" calcext:value-type="float">
            <text:p>23961</text:p>
          </table:table-cell>
          <table:table-cell table:formula="of:=([.B170]/65535-[.A170])/[.A170]" office:value-type="percentage" office:value="-0.000020279779927157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27023220062256" calcext:value-type="float">
            <text:p>0.627023220062256</text:p>
          </table:table-cell>
          <table:table-cell table:formula="of:=INT([.A171]*65535)" office:value-type="float" office:value="41091" calcext:value-type="float">
            <text:p>41091</text:p>
          </table:table-cell>
          <table:table-cell table:formula="of:=([.B171]/65535-[.A171])/[.A171]" office:value-type="percentage" office:value="-0.000023525931147709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88417601585388" calcext:value-type="float">
            <text:p>0.888417601585388</text:p>
          </table:table-cell>
          <table:table-cell table:formula="of:=INT([.A172]*65535)" office:value-type="float" office:value="58222" calcext:value-type="float">
            <text:p>58222</text:p>
          </table:table-cell>
          <table:table-cell table:formula="of:=([.B172]/65535-[.A172])/[.A172]" office:value-type="percentage" office:value="-0.0000076863807256606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49811983108521" calcext:value-type="float">
            <text:p>0.149811983108521</text:p>
          </table:table-cell>
          <table:table-cell table:formula="of:=INT([.A173]*65535)" office:value-type="float" office:value="9817" calcext:value-type="float">
            <text:p>9817</text:p>
          </table:table-cell>
          <table:table-cell table:formula="of:=([.B173]/65535-[.A173])/[.A173]" office:value-type="percentage" office:value="-0.00009455284122018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411206364631653" calcext:value-type="float">
            <text:p>0.411206364631653</text:p>
          </table:table-cell>
          <table:table-cell table:formula="of:=INT([.A174]*65535)" office:value-type="float" office:value="26948" calcext:value-type="float">
            <text:p>26948</text:p>
          </table:table-cell>
          <table:table-cell table:formula="of:=([.B174]/65535-[.A174])/[.A174]" office:value-type="percentage" office:value="-0.000015181086711213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72600746154785" calcext:value-type="float">
            <text:p>0.672600746154785</text:p>
          </table:table-cell>
          <table:table-cell table:formula="of:=INT([.A175]*65535)" office:value-type="float" office:value="44078" calcext:value-type="float">
            <text:p>44078</text:p>
          </table:table-cell>
          <table:table-cell table:formula="of:=([.B175]/65535-[.A175])/[.A175]" office:value-type="percentage" office:value="-0.000020188785513330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33995127677918" calcext:value-type="float">
            <text:p>0.933995127677918</text:p>
          </table:table-cell>
          <table:table-cell table:formula="of:=INT([.A176]*65535)" office:value-type="float" office:value="61209" calcext:value-type="float">
            <text:p>61209</text:p>
          </table:table-cell>
          <table:table-cell table:formula="of:=([.B176]/65535-[.A176])/[.A176]" office:value-type="percentage" office:value="-0.000006056137616318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9538950920105" calcext:value-type="float">
            <text:p>0.19538950920105</text:p>
          </table:table-cell>
          <table:table-cell table:formula="of:=INT([.A177]*65535)" office:value-type="float" office:value="12804" calcext:value-type="float">
            <text:p>12804</text:p>
          </table:table-cell>
          <table:table-cell table:formula="of:=([.B177]/65535-[.A177])/[.A177]" office:value-type="percentage" office:value="-0.0000664971000845879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456783890724182" calcext:value-type="float">
            <text:p>0.456783890724182</text:p>
          </table:table-cell>
          <table:table-cell table:formula="of:=INT([.A178]*65535)" office:value-type="float" office:value="29935" calcext:value-type="float">
            <text:p>29935</text:p>
          </table:table-cell>
          <table:table-cell table:formula="of:=([.B178]/65535-[.A178])/[.A178]" office:value-type="percentage" office:value="-0.000011099880441751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18178272247315" calcext:value-type="float">
            <text:p>0.718178272247315</text:p>
          </table:table-cell>
          <table:table-cell table:formula="of:=INT([.A179]*65535)" office:value-type="float" office:value="47065" calcext:value-type="float">
            <text:p>47065</text:p>
          </table:table-cell>
          <table:table-cell table:formula="of:=([.B179]/65535-[.A179])/[.A179]" office:value-type="percentage" office:value="-0.000017275208366493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79572653770447" calcext:value-type="float">
            <text:p>0.979572653770447</text:p>
          </table:table-cell>
          <table:table-cell table:formula="of:=INT([.A180]*65535)" office:value-type="float" office:value="64196" calcext:value-type="float">
            <text:p>64196</text:p>
          </table:table-cell>
          <table:table-cell table:formula="of:=([.B180]/65535-[.A180])/[.A180]" office:value-type="percentage" office:value="-0.0000045775983088798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240967035293579" calcext:value-type="float">
            <text:p>0.240967035293579</text:p>
          </table:table-cell>
          <table:table-cell table:formula="of:=INT([.A181]*65535)" office:value-type="float" office:value="15791" calcext:value-type="float">
            <text:p>15791</text:p>
          </table:table-cell>
          <table:table-cell table:formula="of:=([.B181]/65535-[.A181])/[.A181]" office:value-type="percentage" office:value="-0.000049054522464036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02361416816711" calcext:value-type="float">
            <text:p>0.502361416816711</text:p>
          </table:table-cell>
          <table:table-cell table:formula="of:=INT([.A182]*65535)" office:value-type="float" office:value="32922" calcext:value-type="float">
            <text:p>32922</text:p>
          </table:table-cell>
          <table:table-cell table:formula="of:=([.B182]/65535-[.A182])/[.A182]" office:value-type="percentage" office:value="-0.000007759221829846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63755798339844" calcext:value-type="float">
            <text:p>0.763755798339844</text:p>
          </table:table-cell>
          <table:table-cell table:formula="of:=INT([.A183]*65535)" office:value-type="float" office:value="50052" calcext:value-type="float">
            <text:p>50052</text:p>
          </table:table-cell>
          <table:table-cell table:formula="of:=([.B183]/65535-[.A183])/[.A183]" office:value-type="percentage" office:value="-0.000014709369695021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251501798629761" calcext:value-type="float">
            <text:p>0.0251501798629761</text:p>
          </table:table-cell>
          <table:table-cell table:formula="of:=INT([.A184]*65535)" office:value-type="float" office:value="1648" calcext:value-type="float">
            <text:p>1648</text:p>
          </table:table-cell>
          <table:table-cell table:formula="of:=([.B184]/65535-[.A184])/[.A184]" office:value-type="percentage" office:value="-0.000131680061073663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286544561386108" calcext:value-type="float">
            <text:p>0.286544561386108</text:p>
          </table:table-cell>
          <table:table-cell table:formula="of:=INT([.A185]*65535)" office:value-type="float" office:value="18778" calcext:value-type="float">
            <text:p>18778</text:p>
          </table:table-cell>
          <table:table-cell table:formula="of:=([.B185]/65535-[.A185])/[.A185]" office:value-type="percentage" office:value="-0.000037160746975969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47938942909241" calcext:value-type="float">
            <text:p>0.547938942909241</text:p>
          </table:table-cell>
          <table:table-cell table:formula="of:=INT([.A186]*65535)" office:value-type="float" office:value="35909" calcext:value-type="float">
            <text:p>35909</text:p>
          </table:table-cell>
          <table:table-cell table:formula="of:=([.B186]/65535-[.A186])/[.A186]" office:value-type="percentage" office:value="-0.000004974314755564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09333324432373" calcext:value-type="float">
            <text:p>0.809333324432373</text:p>
          </table:table-cell>
          <table:table-cell table:formula="of:=INT([.A187]*65535)" office:value-type="float" office:value="53039" calcext:value-type="float">
            <text:p>53039</text:p>
          </table:table-cell>
          <table:table-cell table:formula="of:=([.B187]/65535-[.A187])/[.A187]" office:value-type="percentage" office:value="-0.000012432520925267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707277059555054" calcext:value-type="float">
            <text:p>0.0707277059555054</text:p>
          </table:table-cell>
          <table:table-cell table:formula="of:=INT([.A188]*65535)" office:value-type="float" office:value="4635" calcext:value-type="float">
            <text:p>4635</text:p>
          </table:table-cell>
          <table:table-cell table:formula="of:=([.B188]/65535-[.A188])/[.A188]" office:value-type="percentage" office:value="-0.000030249310203891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332122087478638" calcext:value-type="float">
            <text:p>0.332122087478638</text:p>
          </table:table-cell>
          <table:table-cell table:formula="of:=INT([.A189]*65535)" office:value-type="float" office:value="21765" calcext:value-type="float">
            <text:p>21765</text:p>
          </table:table-cell>
          <table:table-cell table:formula="of:=([.B189]/65535-[.A189])/[.A189]" office:value-type="percentage" office:value="-0.000028531366618907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9351646900177" calcext:value-type="float">
            <text:p>0.59351646900177</text:p>
          </table:table-cell>
          <table:table-cell table:formula="of:=INT([.A190]*65535)" office:value-type="float" office:value="38896" calcext:value-type="float">
            <text:p>38896</text:p>
          </table:table-cell>
          <table:table-cell table:formula="of:=([.B190]/65535-[.A190])/[.A190]" office:value-type="percentage" office:value="-0.0000026171268147123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54910850524902" calcext:value-type="float">
            <text:p>0.854910850524902</text:p>
          </table:table-cell>
          <table:table-cell table:formula="of:=INT([.A191]*65535)" office:value-type="float" office:value="56026" calcext:value-type="float">
            <text:p>56026</text:p>
          </table:table-cell>
          <table:table-cell table:formula="of:=([.B191]/65535-[.A191])/[.A191]" office:value-type="percentage" office:value="-0.000010398441642423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16305232048035" calcext:value-type="float">
            <text:p>0.116305232048035</text:p>
          </table:table-cell>
          <table:table-cell table:formula="of:=INT([.A192]*65535)" office:value-type="float" office:value="7622" calcext:value-type="float">
            <text:p>7622</text:p>
          </table:table-cell>
          <table:table-cell table:formula="of:=([.B192]/65535-[.A192])/[.A192]" office:value-type="percentage" office:value="-0.000008315631184491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377699613571167" calcext:value-type="float">
            <text:p>0.377699613571167</text:p>
          </table:table-cell>
          <table:table-cell table:formula="of:=INT([.A193]*65535)" office:value-type="float" office:value="24752" calcext:value-type="float">
            <text:p>24752</text:p>
          </table:table-cell>
          <table:table-cell table:formula="of:=([.B193]/65535-[.A193])/[.A193]" office:value-type="percentage" office:value="-0.000021984624391482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9093995094299" calcext:value-type="float">
            <text:p>0.639093995094299</text:p>
          </table:table-cell>
          <table:table-cell table:formula="of:=INT([.A194]*65535)" office:value-type="float" office:value="41883" calcext:value-type="float">
            <text:p>41883</text:p>
          </table:table-cell>
          <table:table-cell table:formula="of:=([.B194]/65535-[.A194])/[.A194]" office:value-type="percentage" office:value="-0.0000005961485572677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00488376617432" calcext:value-type="float">
            <text:p>0.900488376617432</text:p>
          </table:table-cell>
          <table:table-cell table:formula="of:=INT([.A195]*65535)" office:value-type="float" office:value="59013" calcext:value-type="float">
            <text:p>59013</text:p>
          </table:table-cell>
          <table:table-cell table:formula="of:=([.B195]/65535-[.A195])/[.A195]" office:value-type="percentage" office:value="-0.0000085702690740688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61882758140564" calcext:value-type="float">
            <text:p>0.161882758140564</text:p>
          </table:table-cell>
          <table:table-cell table:formula="of:=INT([.A196]*65535)" office:value-type="float" office:value="10608" calcext:value-type="float">
            <text:p>10608</text:p>
          </table:table-cell>
          <table:table-cell table:formula="of:=([.B196]/65535-[.A196])/[.A196]" office:value-type="percentage" office:value="-0.0000929923642346373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423277139663696" calcext:value-type="float">
            <text:p>0.423277139663696</text:p>
          </table:table-cell>
          <table:table-cell table:formula="of:=INT([.A197]*65535)" office:value-type="float" office:value="27739" calcext:value-type="float">
            <text:p>27739</text:p>
          </table:table-cell>
          <table:table-cell table:formula="of:=([.B197]/65535-[.A197])/[.A197]" office:value-type="percentage" office:value="-0.00001684775898815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84671521186829" calcext:value-type="float">
            <text:p>0.684671521186829</text:p>
          </table:table-cell>
          <table:table-cell table:formula="of:=INT([.A198]*65535)" office:value-type="float" office:value="44869" calcext:value-type="float">
            <text:p>44869</text:p>
          </table:table-cell>
          <table:table-cell table:formula="of:=([.B198]/65535-[.A198])/[.A198]" office:value-type="percentage" office:value="-0.000021130868612406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46065902709961" calcext:value-type="float">
            <text:p>0.946065902709961</text:p>
          </table:table-cell>
          <table:table-cell table:formula="of:=INT([.A199]*65535)" office:value-type="float" office:value="62000" calcext:value-type="float">
            <text:p>62000</text:p>
          </table:table-cell>
          <table:table-cell table:formula="of:=([.B199]/65535-[.A199])/[.A199]" office:value-type="percentage" office:value="-0.0000069182440293753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207460284233093" calcext:value-type="float">
            <text:p>0.207460284233093</text:p>
          </table:table-cell>
          <table:table-cell table:formula="of:=INT([.A200]*65535)" office:value-type="float" office:value="13595" calcext:value-type="float">
            <text:p>13595</text:p>
          </table:table-cell>
          <table:table-cell table:formula="of:=([.B200]/65535-[.A200])/[.A200]" office:value-type="percentage" office:value="-0.0000669118311329353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468854665756226" calcext:value-type="float">
            <text:p>0.468854665756226</text:p>
          </table:table-cell>
          <table:table-cell table:formula="of:=INT([.A201]*65535)" office:value-type="float" office:value="30726" calcext:value-type="float">
            <text:p>30726</text:p>
          </table:table-cell>
          <table:table-cell table:formula="of:=([.B201]/65535-[.A201])/[.A201]" office:value-type="percentage" office:value="-0.00001270960655093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30249047279358" calcext:value-type="float">
            <text:p>0.730249047279358</text:p>
          </table:table-cell>
          <table:table-cell table:formula="of:=INT([.A202]*65535)" office:value-type="float" office:value="47856" calcext:value-type="float">
            <text:p>47856</text:p>
          </table:table-cell>
          <table:table-cell table:formula="of:=([.B202]/65535-[.A202])/[.A202]" office:value-type="percentage" office:value="-0.000018206653063807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9164342880249" calcext:value-type="float">
            <text:p>0.99164342880249</text:p>
          </table:table-cell>
          <table:table-cell table:formula="of:=INT([.A203]*65535)" office:value-type="float" office:value="64987" calcext:value-type="float">
            <text:p>64987</text:p>
          </table:table-cell>
          <table:table-cell table:formula="of:=([.B203]/65535-[.A203])/[.A203]" office:value-type="percentage" office:value="-0.0000054180784380651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253037810325623" calcext:value-type="float">
            <text:p>0.253037810325623</text:p>
          </table:table-cell>
          <table:table-cell table:formula="of:=INT([.A204]*65535)" office:value-type="float" office:value="16582" calcext:value-type="float">
            <text:p>16582</text:p>
          </table:table-cell>
          <table:table-cell table:formula="of:=([.B204]/65535-[.A204])/[.A204]" office:value-type="percentage" office:value="-0.0000502266225990053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514432191848755" calcext:value-type="float">
            <text:p>0.514432191848755</text:p>
          </table:table-cell>
          <table:table-cell table:formula="of:=INT([.A205]*65535)" office:value-type="float" office:value="33713" calcext:value-type="float">
            <text:p>33713</text:p>
          </table:table-cell>
          <table:table-cell table:formula="of:=([.B205]/65535-[.A205])/[.A205]" office:value-type="percentage" office:value="-0.0000093047159651209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75826573371887" calcext:value-type="float">
            <text:p>0.775826573371887</text:p>
          </table:table-cell>
          <table:table-cell table:formula="of:=INT([.A206]*65535)" office:value-type="float" office:value="50843" calcext:value-type="float">
            <text:p>50843</text:p>
          </table:table-cell>
          <table:table-cell table:formula="of:=([.B206]/65535-[.A206])/[.A206]" office:value-type="percentage" office:value="-0.000015626015616256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372209548950195" calcext:value-type="float">
            <text:p>0.0372209548950195</text:p>
          </table:table-cell>
          <table:table-cell table:formula="of:=INT([.A207]*65535)" office:value-type="float" office:value="2439" calcext:value-type="float">
            <text:p>2439</text:p>
          </table:table-cell>
          <table:table-cell table:formula="of:=([.B207]/65535-[.A207])/[.A207]" office:value-type="percentage" office:value="-0.000112852799956538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298679441213608" calcext:value-type="float">
            <text:p>0.298679441213608</text:p>
          </table:table-cell>
          <table:table-cell table:formula="of:=INT([.A208]*65535)" office:value-type="float" office:value="19573" calcext:value-type="float">
            <text:p>19573</text:p>
          </table:table-cell>
          <table:table-cell table:formula="of:=([.B208]/65535-[.A208])/[.A208]" office:value-type="percentage" office:value="-0.000048900685997620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60137927532196" calcext:value-type="float">
            <text:p>0.560137927532196</text:p>
          </table:table-cell>
          <table:table-cell table:formula="of:=INT([.A209]*65535)" office:value-type="float" office:value="36708" calcext:value-type="float">
            <text:p>36708</text:p>
          </table:table-cell>
          <table:table-cell table:formula="of:=([.B209]/65535-[.A209])/[.A209]" office:value-type="percentage" office:value="-0.000017409548228147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21596384048462" calcext:value-type="float">
            <text:p>0.821596384048462</text:p>
          </table:table-cell>
          <table:table-cell table:formula="of:=INT([.A210]*65535)" office:value-type="float" office:value="53843" calcext:value-type="float">
            <text:p>53843</text:p>
          </table:table-cell>
          <table:table-cell table:formula="of:=([.B210]/65535-[.A210])/[.A210]" office:value-type="percentage" office:value="-0.000005925129091393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830549001693726" calcext:value-type="float">
            <text:p>0.0830549001693726</text:p>
          </table:table-cell>
          <table:table-cell table:formula="of:=INT([.A211]*65535)" office:value-type="float" office:value="5443" calcext:value-type="float">
            <text:p>5443</text:p>
          </table:table-cell>
          <table:table-cell table:formula="of:=([.B211]/65535-[.A211])/[.A211]" office:value-type="percentage" office:value="-0.0000005295973368084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344513386487961" calcext:value-type="float">
            <text:p>0.344513386487961</text:p>
          </table:table-cell>
          <table:table-cell table:formula="of:=INT([.A212]*65535)" office:value-type="float" office:value="22577" calcext:value-type="float">
            <text:p>22577</text:p>
          </table:table-cell>
          <table:table-cell table:formula="of:=([.B212]/65535-[.A212])/[.A212]" office:value-type="percentage" office:value="-0.000030330102270406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05971872806549" calcext:value-type="float">
            <text:p>0.605971872806549</text:p>
          </table:table-cell>
          <table:table-cell table:formula="of:=INT([.A213]*65535)" office:value-type="float" office:value="39712" calcext:value-type="float">
            <text:p>39712</text:p>
          </table:table-cell>
          <table:table-cell table:formula="of:=([.B213]/65535-[.A213])/[.A213]" office:value-type="percentage" office:value="-0.0000092335060287542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67430329322815" calcext:value-type="float">
            <text:p>0.867430329322815</text:p>
          </table:table-cell>
          <table:table-cell table:formula="of:=INT([.A214]*65535)" office:value-type="float" office:value="56847" calcext:value-type="float">
            <text:p>56847</text:p>
          </table:table-cell>
          <table:table-cell table:formula="of:=([.B214]/65535-[.A214])/[.A214]" office:value-type="percentage" office:value="-0.0000008203094696749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28888845443726" calcext:value-type="float">
            <text:p>0.128888845443726</text:p>
          </table:table-cell>
          <table:table-cell table:formula="of:=INT([.A215]*65535)" office:value-type="float" office:value="8446" calcext:value-type="float">
            <text:p>8446</text:p>
          </table:table-cell>
          <table:table-cell table:formula="of:=([.B215]/65535-[.A215])/[.A215]" office:value-type="percentage" office:value="-0.0000864815274684746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390347331762314" calcext:value-type="float">
            <text:p>0.390347331762314</text:p>
          </table:table-cell>
          <table:table-cell table:formula="of:=INT([.A216]*65535)" office:value-type="float" office:value="25581" calcext:value-type="float">
            <text:p>25581</text:p>
          </table:table-cell>
          <table:table-cell table:formula="of:=([.B216]/65535-[.A216])/[.A216]" office:value-type="percentage" office:value="-0.000016120573680540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1805818080902" calcext:value-type="float">
            <text:p>0.651805818080902</text:p>
          </table:table-cell>
          <table:table-cell table:formula="of:=INT([.A217]*65535)" office:value-type="float" office:value="42716" calcext:value-type="float">
            <text:p>42716</text:p>
          </table:table-cell>
          <table:table-cell table:formula="of:=([.B217]/65535-[.A217])/[.A217]" office:value-type="percentage" office:value="-0.000002207316316948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13264274597168" calcext:value-type="float">
            <text:p>0.913264274597168</text:p>
          </table:table-cell>
          <table:table-cell table:formula="of:=INT([.A218]*65535)" office:value-type="float" office:value="59850" calcext:value-type="float">
            <text:p>59850</text:p>
          </table:table-cell>
          <table:table-cell table:formula="of:=([.B218]/65535-[.A218])/[.A218]" office:value-type="percentage" office:value="-0.000012936102085414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74722790718079" calcext:value-type="float">
            <text:p>0.174722790718079</text:p>
          </table:table-cell>
          <table:table-cell table:formula="of:=INT([.A219]*65535)" office:value-type="float" office:value="11450" calcext:value-type="float">
            <text:p>11450</text:p>
          </table:table-cell>
          <table:table-cell table:formula="of:=([.B219]/65535-[.A219])/[.A219]" office:value-type="percentage" office:value="-0.000040006234309025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436181277036667" calcext:value-type="float">
            <text:p>0.436181277036667</text:p>
          </table:table-cell>
          <table:table-cell table:formula="of:=INT([.A220]*65535)" office:value-type="float" office:value="28585" calcext:value-type="float">
            <text:p>28585</text:p>
          </table:table-cell>
          <table:table-cell table:formula="of:=([.B220]/65535-[.A220])/[.A220]" office:value-type="percentage" office:value="-0.000004897320706110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97639763355255" calcext:value-type="float">
            <text:p>0.697639763355255</text:p>
          </table:table-cell>
          <table:table-cell table:formula="of:=INT([.A221]*65535)" office:value-type="float" office:value="45719" calcext:value-type="float">
            <text:p>45719</text:p>
          </table:table-cell>
          <table:table-cell table:formula="of:=([.B221]/65535-[.A221])/[.A221]" office:value-type="percentage" office:value="-0.00001797669922244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59098219871521" calcext:value-type="float">
            <text:p>0.959098219871521</text:p>
          </table:table-cell>
          <table:table-cell table:formula="of:=INT([.A222]*65535)" office:value-type="float" office:value="62854" calcext:value-type="float">
            <text:p>62854</text:p>
          </table:table-cell>
          <table:table-cell table:formula="of:=([.B222]/65535-[.A222])/[.A222]" office:value-type="percentage" office:value="-0.000007984142192542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220556735992432" calcext:value-type="float">
            <text:p>0.220556735992432</text:p>
          </table:table-cell>
          <table:table-cell table:formula="of:=INT([.A223]*65535)" office:value-type="float" office:value="14454" calcext:value-type="float">
            <text:p>14454</text:p>
          </table:table-cell>
          <table:table-cell table:formula="of:=([.B223]/65535-[.A223])/[.A223]" office:value-type="percentage" office:value="-0.000012847023550730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48201522231102" calcext:value-type="float">
            <text:p>0.48201522231102</text:p>
          </table:table-cell>
          <table:table-cell table:formula="of:=INT([.A224]*65535)" office:value-type="float" office:value="31588" calcext:value-type="float">
            <text:p>31588</text:p>
          </table:table-cell>
          <table:table-cell table:formula="of:=([.B224]/65535-[.A224])/[.A224]" office:value-type="percentage" office:value="-0.000027465186908093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43473708629608" calcext:value-type="float">
            <text:p>0.743473708629608</text:p>
          </table:table-cell>
          <table:table-cell table:formula="of:=INT([.A225]*65535)" office:value-type="float" office:value="48723" calcext:value-type="float">
            <text:p>48723</text:p>
          </table:table-cell>
          <table:table-cell table:formula="of:=([.B225]/65535-[.A225])/[.A225]" office:value-type="percentage" office:value="-0.000011277812209161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0493216514587402" calcext:value-type="float">
            <text:p>0.00493216514587402</text:p>
          </table:table-cell>
          <table:table-cell table:formula="of:=INT([.A226]*65535)" office:value-type="float" office:value="323" calcext:value-type="float">
            <text:p>323</text:p>
          </table:table-cell>
          <table:table-cell table:formula="of:=([.B226]/65535-[.A226])/[.A226]" office:value-type="percentage" office:value="-0.000709845095922665" calcext:value-type="percentage">
            <text:p>-0.07%</text:p>
          </table:table-cell>
          <table:table-cell table:number-columns-repeated="13"/>
        </table:table-row>
        <table:table-row table:style-name="ro1">
          <table:table-cell office:value-type="float" office:value="0.266390651464462" calcext:value-type="float">
            <text:p>0.266390651464462</text:p>
          </table:table-cell>
          <table:table-cell table:formula="of:=INT([.A227]*65535)" office:value-type="float" office:value="17457" calcext:value-type="float">
            <text:p>17457</text:p>
          </table:table-cell>
          <table:table-cell table:formula="of:=([.B227]/65535-[.A227])/[.A227]" office:value-type="percentage" office:value="-0.0000522023342651101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527849137783051" calcext:value-type="float">
            <text:p>0.527849137783051</text:p>
          </table:table-cell>
          <table:table-cell table:formula="of:=INT([.A228]*65535)" office:value-type="float" office:value="34592" calcext:value-type="float">
            <text:p>34592</text:p>
          </table:table-cell>
          <table:table-cell table:formula="of:=([.B228]/65535-[.A228])/[.A228]" office:value-type="percentage" office:value="-0.000017149469194783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89307594299316" calcext:value-type="float">
            <text:p>0.789307594299316</text:p>
          </table:table-cell>
          <table:table-cell table:formula="of:=INT([.A229]*65535)" office:value-type="float" office:value="51727" calcext:value-type="float">
            <text:p>51727</text:p>
          </table:table-cell>
          <table:table-cell table:formula="of:=([.B229]/65535-[.A229])/[.A229]" office:value-type="percentage" office:value="-0.0000052813997112584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507661104202271" calcext:value-type="float">
            <text:p>0.0507661104202271</text:p>
          </table:table-cell>
          <table:table-cell table:formula="of:=INT([.A230]*65535)" office:value-type="float" office:value="3326" calcext:value-type="float">
            <text:p>3326</text:p>
          </table:table-cell>
          <table:table-cell table:formula="of:=([.B230]/65535-[.A230])/[.A230]" office:value-type="percentage" office:value="-0.000287664185691353" calcext:value-type="percentage">
            <text:p>-0.03%</text:p>
          </table:table-cell>
          <table:table-cell table:number-columns-repeated="13"/>
        </table:table-row>
        <table:table-row table:style-name="ro1">
          <table:table-cell office:value-type="float" office:value="0.312224596738815" calcext:value-type="float">
            <text:p>0.312224596738815</text:p>
          </table:table-cell>
          <table:table-cell table:formula="of:=INT([.A231]*65535)" office:value-type="float" office:value="20461" calcext:value-type="float">
            <text:p>20461</text:p>
          </table:table-cell>
          <table:table-cell table:formula="of:=([.B231]/65535-[.A231])/[.A231]" office:value-type="percentage" office:value="-0.000031226593329470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73683083057404" calcext:value-type="float">
            <text:p>0.573683083057404</text:p>
          </table:table-cell>
          <table:table-cell table:formula="of:=INT([.A232]*65535)" office:value-type="float" office:value="37596" calcext:value-type="float">
            <text:p>37596</text:p>
          </table:table-cell>
          <table:table-cell table:formula="of:=([.B232]/65535-[.A232])/[.A232]" office:value-type="percentage" office:value="-0.0000085340309824715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35141539573669" calcext:value-type="float">
            <text:p>0.835141539573669</text:p>
          </table:table-cell>
          <table:table-cell table:formula="of:=INT([.A233]*65535)" office:value-type="float" office:value="54731" calcext:value-type="float">
            <text:p>54731</text:p>
          </table:table-cell>
          <table:table-cell table:formula="of:=([.B233]/65535-[.A233])/[.A233]" office:value-type="percentage" office:value="-0.0000000145431366638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966000556945801" calcext:value-type="float">
            <text:p>0.0966000556945801</text:p>
          </table:table-cell>
          <table:table-cell table:formula="of:=INT([.A234]*65535)" office:value-type="float" office:value="6330" calcext:value-type="float">
            <text:p>6330</text:p>
          </table:table-cell>
          <table:table-cell table:formula="of:=([.B234]/65535-[.A234])/[.A234]" office:value-type="percentage" office:value="-0.000108147851640532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358058542013168" calcext:value-type="float">
            <text:p>0.358058542013168</text:p>
          </table:table-cell>
          <table:table-cell table:formula="of:=INT([.A235]*65535)" office:value-type="float" office:value="23465" calcext:value-type="float">
            <text:p>23465</text:p>
          </table:table-cell>
          <table:table-cell table:formula="of:=([.B235]/65535-[.A235])/[.A235]" office:value-type="percentage" office:value="-0.000015620929346765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19517028331757" calcext:value-type="float">
            <text:p>0.619517028331757</text:p>
          </table:table-cell>
          <table:table-cell table:formula="of:=INT([.A236]*65535)" office:value-type="float" office:value="40600" calcext:value-type="float">
            <text:p>40600</text:p>
          </table:table-cell>
          <table:table-cell table:formula="of:=([.B236]/65535-[.A236])/[.A236]" office:value-type="percentage" office:value="-0.0000011933907351017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80975484848023" calcext:value-type="float">
            <text:p>0.880975484848023</text:p>
          </table:table-cell>
          <table:table-cell table:formula="of:=INT([.A237]*65535)" office:value-type="float" office:value="57734" calcext:value-type="float">
            <text:p>57734</text:p>
          </table:table-cell>
          <table:table-cell table:formula="of:=([.B237]/65535-[.A237])/[.A237]" office:value-type="percentage" office:value="-0.000012616314917305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42434000968933" calcext:value-type="float">
            <text:p>0.142434000968933</text:p>
          </table:table-cell>
          <table:table-cell table:formula="of:=INT([.A238]*65535)" office:value-type="float" office:value="9334" calcext:value-type="float">
            <text:p>9334</text:p>
          </table:table-cell>
          <table:table-cell table:formula="of:=([.B238]/65535-[.A238])/[.A238]" office:value-type="percentage" office:value="-0.000044164912351814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403892487287521" calcext:value-type="float">
            <text:p>0.403892487287521</text:p>
          </table:table-cell>
          <table:table-cell table:formula="of:=INT([.A239]*65535)" office:value-type="float" office:value="26469" calcext:value-type="float">
            <text:p>26469</text:p>
          </table:table-cell>
          <table:table-cell table:formula="of:=([.B239]/65535-[.A239])/[.A239]" office:value-type="percentage" office:value="-0.0000035571443118812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535097360611" calcext:value-type="float">
            <text:p>0.66535097360611</text:p>
          </table:table-cell>
          <table:table-cell table:formula="of:=INT([.A240]*65535)" office:value-type="float" office:value="43603" calcext:value-type="float">
            <text:p>43603</text:p>
          </table:table-cell>
          <table:table-cell table:formula="of:=([.B240]/65535-[.A240])/[.A240]" office:value-type="percentage" office:value="-0.00001779789152692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26809430122376" calcext:value-type="float">
            <text:p>0.926809430122376</text:p>
          </table:table-cell>
          <table:table-cell table:formula="of:=INT([.A241]*65535)" office:value-type="float" office:value="60738" calcext:value-type="float">
            <text:p>60738</text:p>
          </table:table-cell>
          <table:table-cell table:formula="of:=([.B241]/65535-[.A241])/[.A241]" office:value-type="percentage" office:value="-0.0000075076500109269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88267946243286" calcext:value-type="float">
            <text:p>0.188267946243286</text:p>
          </table:table-cell>
          <table:table-cell table:formula="of:=INT([.A242]*65535)" office:value-type="float" office:value="12338" calcext:value-type="float">
            <text:p>12338</text:p>
          </table:table-cell>
          <table:table-cell table:formula="of:=([.B242]/65535-[.A242])/[.A242]" office:value-type="percentage" office:value="-0.00001133534352643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449726432561874" calcext:value-type="float">
            <text:p>0.449726432561874</text:p>
          </table:table-cell>
          <table:table-cell table:formula="of:=INT([.A243]*65535)" office:value-type="float" office:value="29472" calcext:value-type="float">
            <text:p>29472</text:p>
          </table:table-cell>
          <table:table-cell table:formula="of:=([.B243]/65535-[.A243])/[.A243]" office:value-type="percentage" office:value="-0.000027881888920794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11184918880463" calcext:value-type="float">
            <text:p>0.711184918880463</text:p>
          </table:table-cell>
          <table:table-cell table:formula="of:=INT([.A244]*65535)" office:value-type="float" office:value="46607" calcext:value-type="float">
            <text:p>46607</text:p>
          </table:table-cell>
          <table:table-cell table:formula="of:=([.B244]/65535-[.A244])/[.A244]" office:value-type="percentage" office:value="-0.000010806389348903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972707390785217" calcext:value-type="float">
            <text:p>0.972707390785217</text:p>
          </table:table-cell>
          <table:table-cell table:formula="of:=INT([.A245]*65535)" office:value-type="float" office:value="63746" calcext:value-type="float">
            <text:p>63746</text:p>
          </table:table-cell>
          <table:table-cell table:formula="of:=([.B245]/65535-[.A245])/[.A245]" office:value-type="percentage" office:value="-0.0000059431628277554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234229922294617" calcext:value-type="float">
            <text:p>0.234229922294617</text:p>
          </table:table-cell>
          <table:table-cell table:formula="of:=INT([.A246]*65535)" office:value-type="float" office:value="15350" calcext:value-type="float">
            <text:p>15350</text:p>
          </table:table-cell>
          <table:table-cell table:formula="of:=([.B246]/65535-[.A246])/[.A246]" office:value-type="percentage" office:value="-0.000016804771517081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495752424001694" calcext:value-type="float">
            <text:p>0.495752424001694</text:p>
          </table:table-cell>
          <table:table-cell table:formula="of:=INT([.A247]*65535)" office:value-type="float" office:value="32489" calcext:value-type="float">
            <text:p>32489</text:p>
          </table:table-cell>
          <table:table-cell table:formula="of:=([.B247]/65535-[.A247])/[.A247]" office:value-type="percentage" office:value="-0.0000041585271676995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757274925708771" calcext:value-type="float">
            <text:p>0.757274925708771</text:p>
          </table:table-cell>
          <table:table-cell table:formula="of:=INT([.A248]*65535)" office:value-type="float" office:value="49628" calcext:value-type="float">
            <text:p>49628</text:p>
          </table:table-cell>
          <table:table-cell table:formula="of:=([.B248]/65535-[.A248])/[.A248]" office:value-type="percentage" office:value="-0.0000002469638362628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187975168228149" calcext:value-type="float">
            <text:p>0.0187975168228149</text:p>
          </table:table-cell>
          <table:table-cell table:formula="of:=INT([.A249]*65535)" office:value-type="float" office:value="1231" calcext:value-type="float">
            <text:p>1231</text:p>
          </table:table-cell>
          <table:table-cell table:formula="of:=([.B249]/65535-[.A249])/[.A249]" office:value-type="percentage" office:value="-0.000726737904288856" calcext:value-type="percentage">
            <text:p>-0.07%</text:p>
          </table:table-cell>
          <table:table-cell table:number-columns-repeated="13"/>
        </table:table-row>
        <table:table-row table:style-name="ro1">
          <table:table-cell office:value-type="float" office:value="0.280320018529892" calcext:value-type="float">
            <text:p>0.280320018529892</text:p>
          </table:table-cell>
          <table:table-cell table:formula="of:=INT([.A250]*65535)" office:value-type="float" office:value="18370" calcext:value-type="float">
            <text:p>18370</text:p>
          </table:table-cell>
          <table:table-cell table:formula="of:=([.B250]/65535-[.A250])/[.A250]" office:value-type="percentage" office:value="-0.000042045829051056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41842520236969" calcext:value-type="float">
            <text:p>0.541842520236969</text:p>
          </table:table-cell>
          <table:table-cell table:formula="of:=INT([.A251]*65535)" office:value-type="float" office:value="35509" calcext:value-type="float">
            <text:p>35509</text:p>
          </table:table-cell>
          <table:table-cell table:formula="of:=([.B251]/65535-[.A251])/[.A251]" office:value-type="percentage" office:value="-0.000018292597582516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03364992141724" calcext:value-type="float">
            <text:p>0.803364992141724</text:p>
          </table:table-cell>
          <table:table-cell table:formula="of:=INT([.A252]*65535)" office:value-type="float" office:value="52648" calcext:value-type="float">
            <text:p>52648</text:p>
          </table:table-cell>
          <table:table-cell table:formula="of:=([.B252]/65535-[.A252])/[.A252]" office:value-type="percentage" office:value="-0.0000099672309955161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0648875236511231" calcext:value-type="float">
            <text:p>0.0648875236511231</text:p>
          </table:table-cell>
          <table:table-cell table:formula="of:=INT([.A253]*65535)" office:value-type="float" office:value="4252" calcext:value-type="float">
            <text:p>4252</text:p>
          </table:table-cell>
          <table:table-cell table:formula="of:=([.B253]/65535-[.A253])/[.A253]" office:value-type="percentage" office:value="-0.0000949727470413255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3264100253582" calcext:value-type="float">
            <text:p>0.3264100253582</text:p>
          </table:table-cell>
          <table:table-cell table:formula="of:=INT([.A254]*65535)" office:value-type="float" office:value="21391" calcext:value-type="float">
            <text:p>21391</text:p>
          </table:table-cell>
          <table:table-cell table:formula="of:=([.B254]/65535-[.A254])/[.A254]" office:value-type="percentage" office:value="-0.000013136747139441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587932527065277" calcext:value-type="float">
            <text:p>0.587932527065277</text:p>
          </table:table-cell>
          <table:table-cell table:formula="of:=INT([.A255]*65535)" office:value-type="float" office:value="38530" calcext:value-type="float">
            <text:p>38530</text:p>
          </table:table-cell>
          <table:table-cell table:formula="of:=([.B255]/65535-[.A255])/[.A255]" office:value-type="percentage" office:value="-0.0000041048682507756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849454998970032" calcext:value-type="float">
            <text:p>0.849454998970032</text:p>
          </table:table-cell>
          <table:table-cell table:formula="of:=INT([.A256]*65535)" office:value-type="float" office:value="55669" calcext:value-type="float">
            <text:p>55669</text:p>
          </table:table-cell>
          <table:table-cell table:formula="of:=([.B256]/65535-[.A256])/[.A256]" office:value-type="percentage" office:value="-0.0000005992110697715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110977530479431" calcext:value-type="float">
            <text:p>0.110977530479431</text:p>
          </table:table-cell>
          <table:table-cell table:formula="of:=INT([.A257]*65535)" office:value-type="float" office:value="7272" calcext:value-type="float">
            <text:p>7272</text:p>
          </table:table-cell>
          <table:table-cell table:formula="of:=([.B257]/65535-[.A257])/[.A257]" office:value-type="percentage" office:value="-0.000125460051189006" calcext:value-type="percentage">
            <text:p>-0.01%</text:p>
          </table:table-cell>
          <table:table-cell table:number-columns-repeated="13"/>
        </table:table-row>
        <table:table-row table:style-name="ro1">
          <table:table-cell office:value-type="float" office:value="0.372500032186508" calcext:value-type="float">
            <text:p>0.372500032186508</text:p>
          </table:table-cell>
          <table:table-cell table:formula="of:=INT([.A258]*65535)" office:value-type="float" office:value="24411" calcext:value-type="float">
            <text:p>24411</text:p>
          </table:table-cell>
          <table:table-cell table:formula="of:=([.B258]/65535-[.A258])/[.A258]" office:value-type="percentage" office:value="-0.000032345409961697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--- 9 ---</text:p>
          </table:table-cell>
          <table:table-cell table:number-columns-repeated="15"/>
        </table:table-row>
        <table:table-row table:style-name="ro1">
          <table:table-cell office:value-type="float" office:value="0.634022533893585" calcext:value-type="float">
            <text:p>0.634022533893585</text:p>
          </table:table-cell>
          <table:table-cell table:formula="of:=INT([.A260]*65535)" office:value-type="float" office:value="41550" calcext:value-type="float">
            <text:p>41550</text:p>
          </table:table-cell>
          <table:table-cell table:formula="of:=([.B260]/65535-[.A260])/[.A260]" office:value-type="percentage" office:value="-0.0000160468836753058" calcext:value-type="percentage">
            <text:p>0.00%</text:p>
          </table:table-cell>
          <table:table-cell table:formula="of:=[.A260]" office:value-type="float" office:value="0.634022533893585" calcext:value-type="float">
            <text:p>0.634022533893585</text:p>
          </table:table-cell>
          <table:table-cell table:formula="of:=[.D260]*48000" office:value-type="float" office:value="30433.0816268921" calcext:value-type="float">
            <text:p>30433.0816268921</text:p>
          </table:table-cell>
          <table:table-cell table:formula="of:=INT([.D260]*65535)/65535*48000" office:value-type="float" office:value="30432.5932707713" calcext:value-type="float">
            <text:p>30432.5932707713</text:p>
          </table:table-cell>
          <table:table-cell table:style-name="ce2" table:formula="of:=([.F260]-[.E260])/[.E260]" office:value-type="float" office:value="-0.0000160468836752516" calcext:value-type="float">
            <text:p>-1.60468836752516E-05</text:p>
          </table:table-cell>
          <table:table-cell table:number-columns-repeated="9"/>
        </table:table-row>
        <table:table-row table:style-name="ro1">
          <table:table-cell office:value-type="float" office:value="0.634308993816376" calcext:value-type="float">
            <text:p>0.634308993816376</text:p>
          </table:table-cell>
          <table:table-cell table:formula="of:=INT([.A261]*65535)" office:value-type="float" office:value="41569" calcext:value-type="float">
            <text:p>41569</text:p>
          </table:table-cell>
          <table:table-cell table:formula="of:=([.B261]/65535-[.A261])/[.A261]" office:value-type="percentage" office:value="-0.000010582527865200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4595453739166" calcext:value-type="float">
            <text:p>0.634595453739166</text:p>
          </table:table-cell>
          <table:table-cell table:formula="of:=INT([.A262]*65535)" office:value-type="float" office:value="41588" calcext:value-type="float">
            <text:p>41588</text:p>
          </table:table-cell>
          <table:table-cell table:formula="of:=([.B262]/65535-[.A262])/[.A262]" office:value-type="percentage" office:value="-0.0000051231053363990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4881913661957" calcext:value-type="float">
            <text:p>0.634881913661957</text:p>
          </table:table-cell>
          <table:table-cell table:formula="of:=INT([.A263]*65535)" office:value-type="float" office:value="41606" calcext:value-type="float">
            <text:p>41606</text:p>
          </table:table-cell>
          <table:table-cell table:formula="of:=([.B263]/65535-[.A263])/[.A263]" office:value-type="percentage" office:value="-0.000023703034661515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5168373584747" calcext:value-type="float">
            <text:p>0.635168373584747</text:p>
          </table:table-cell>
          <table:table-cell table:formula="of:=INT([.A264]*65535)" office:value-type="float" office:value="41625" calcext:value-type="float">
            <text:p>41625</text:p>
          </table:table-cell>
          <table:table-cell table:formula="of:=([.B264]/65535-[.A264])/[.A264]" office:value-type="percentage" office:value="-0.000018242619186782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5454833507538" calcext:value-type="float">
            <text:p>0.635454833507538</text:p>
          </table:table-cell>
          <table:table-cell table:formula="of:=INT([.A265]*65535)" office:value-type="float" office:value="41644" calcext:value-type="float">
            <text:p>41644</text:p>
          </table:table-cell>
          <table:table-cell table:formula="of:=([.B265]/65535-[.A265])/[.A265]" office:value-type="percentage" office:value="-0.000012787126769088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5741293430328" calcext:value-type="float">
            <text:p>0.635741293430328</text:p>
          </table:table-cell>
          <table:table-cell table:formula="of:=INT([.A266]*65535)" office:value-type="float" office:value="41663" calcext:value-type="float">
            <text:p>41663</text:p>
          </table:table-cell>
          <table:table-cell table:formula="of:=([.B266]/65535-[.A266])/[.A266]" office:value-type="percentage" office:value="-0.0000073365507535632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6027753353119" calcext:value-type="float">
            <text:p>0.636027753353119</text:p>
          </table:table-cell>
          <table:table-cell table:formula="of:=INT([.A267]*65535)" office:value-type="float" office:value="41682" calcext:value-type="float">
            <text:p>41682</text:p>
          </table:table-cell>
          <table:table-cell table:formula="of:=([.B267]/65535-[.A267])/[.A267]" office:value-type="percentage" office:value="-0.0000018908844973250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6314213275909" calcext:value-type="float">
            <text:p>0.636314213275909</text:p>
          </table:table-cell>
          <table:table-cell table:formula="of:=INT([.A268]*65535)" office:value-type="float" office:value="41700" calcext:value-type="float">
            <text:p>41700</text:p>
          </table:table-cell>
          <table:table-cell table:formula="of:=([.B268]/65535-[.A268])/[.A268]" office:value-type="percentage" office:value="-0.000020430446778405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66006731987" calcext:value-type="float">
            <text:p>0.6366006731987</text:p>
          </table:table-cell>
          <table:table-cell table:formula="of:=INT([.A269]*65535)" office:value-type="float" office:value="41719" calcext:value-type="float">
            <text:p>41719</text:p>
          </table:table-cell>
          <table:table-cell table:formula="of:=([.B269]/65535-[.A269])/[.A269]" office:value-type="percentage" office:value="-0.000014983789404501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6887133121491" calcext:value-type="float">
            <text:p>0.636887133121491</text:p>
          </table:table-cell>
          <table:table-cell table:formula="of:=INT([.A270]*65535)" office:value-type="float" office:value="41738" calcext:value-type="float">
            <text:p>41738</text:p>
          </table:table-cell>
          <table:table-cell table:formula="of:=([.B270]/65535-[.A270])/[.A270]" office:value-type="percentage" office:value="-0.0000095420316398668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7173593044281" calcext:value-type="float">
            <text:p>0.637173593044281</text:p>
          </table:table-cell>
          <table:table-cell table:formula="of:=INT([.A271]*65535)" office:value-type="float" office:value="41757" calcext:value-type="float">
            <text:p>41757</text:p>
          </table:table-cell>
          <table:table-cell table:formula="of:=([.B271]/65535-[.A271])/[.A271]" office:value-type="percentage" office:value="-0.0000041051668762172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7460052967072" calcext:value-type="float">
            <text:p>0.637460052967072</text:p>
          </table:table-cell>
          <table:table-cell table:formula="of:=INT([.A272]*65535)" office:value-type="float" office:value="41775" calcext:value-type="float">
            <text:p>41775</text:p>
          </table:table-cell>
          <table:table-cell table:formula="of:=([.B272]/65535-[.A272])/[.A272]" office:value-type="percentage" office:value="-0.000022610409093827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7746512889862" calcext:value-type="float">
            <text:p>0.637746512889862</text:p>
          </table:table-cell>
          <table:table-cell table:formula="of:=INT([.A273]*65535)" office:value-type="float" office:value="41794" calcext:value-type="float">
            <text:p>41794</text:p>
          </table:table-cell>
          <table:table-cell table:formula="of:=([.B273]/65535-[.A273])/[.A273]" office:value-type="percentage" office:value="-0.000017172558548738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8032972812653" calcext:value-type="float">
            <text:p>0.638032972812653</text:p>
          </table:table-cell>
          <table:table-cell table:formula="of:=INT([.A274]*65535)" office:value-type="float" office:value="41813" calcext:value-type="float">
            <text:p>41813</text:p>
          </table:table-cell>
          <table:table-cell table:formula="of:=([.B274]/65535-[.A274])/[.A274]" office:value-type="percentage" office:value="-0.000011739590905673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8319432735443" calcext:value-type="float">
            <text:p>0.638319432735443</text:p>
          </table:table-cell>
          <table:table-cell table:formula="of:=INT([.A275]*65535)" office:value-type="float" office:value="41832" calcext:value-type="float">
            <text:p>41832</text:p>
          </table:table-cell>
          <table:table-cell table:formula="of:=([.B275]/65535-[.A275])/[.A275]" office:value-type="percentage" office:value="-0.0000063114995907029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8605892658234" calcext:value-type="float">
            <text:p>0.638605892658234</text:p>
          </table:table-cell>
          <table:table-cell table:formula="of:=INT([.A276]*65535)" office:value-type="float" office:value="41851" calcext:value-type="float">
            <text:p>41851</text:p>
          </table:table-cell>
          <table:table-cell table:formula="of:=([.B276]/65535-[.A276])/[.A276]" office:value-type="percentage" office:value="-0.0000008882780416926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8892352581024" calcext:value-type="float">
            <text:p>0.638892352581024</text:p>
          </table:table-cell>
          <table:table-cell table:formula="of:=INT([.A277]*65535)" office:value-type="float" office:value="41869" calcext:value-type="float">
            <text:p>41869</text:p>
          </table:table-cell>
          <table:table-cell table:formula="of:=([.B277]/65535-[.A277])/[.A277]" office:value-type="percentage" office:value="-0.0000193534766722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9178812503815" calcext:value-type="float">
            <text:p>0.639178812503815</text:p>
          </table:table-cell>
          <table:table-cell table:formula="of:=INT([.A278]*65535)" office:value-type="float" office:value="41888" calcext:value-type="float">
            <text:p>41888</text:p>
          </table:table-cell>
          <table:table-cell table:formula="of:=([.B278]/65535-[.A278])/[.A278]" office:value-type="percentage" office:value="-0.000013929271153648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9465272426605" calcext:value-type="float">
            <text:p>0.639465272426605</text:p>
          </table:table-cell>
          <table:table-cell table:formula="of:=INT([.A279]*65535)" office:value-type="float" office:value="41907" calcext:value-type="float">
            <text:p>41907</text:p>
          </table:table-cell>
          <table:table-cell table:formula="of:=([.B279]/65535-[.A279])/[.A279]" office:value-type="percentage" office:value="-0.0000085099253751170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39751732349396" calcext:value-type="float">
            <text:p>0.639751732349396</text:p>
          </table:table-cell>
          <table:table-cell table:formula="of:=INT([.A280]*65535)" office:value-type="float" office:value="41926" calcext:value-type="float">
            <text:p>41926</text:p>
          </table:table-cell>
          <table:table-cell table:formula="of:=([.B280]/65535-[.A280])/[.A280]" office:value-type="percentage" office:value="-0.0000030954328085260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0038192272186" calcext:value-type="float">
            <text:p>0.640038192272186</text:p>
          </table:table-cell>
          <table:table-cell table:formula="of:=INT([.A281]*65535)" office:value-type="float" office:value="41944" calcext:value-type="float">
            <text:p>41944</text:p>
          </table:table-cell>
          <table:table-cell table:formula="of:=([.B281]/65535-[.A281])/[.A281]" office:value-type="percentage" office:value="-0.000021526585941232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0324652194977" calcext:value-type="float">
            <text:p>0.640324652194977</text:p>
          </table:table-cell>
          <table:table-cell table:formula="of:=INT([.A282]*65535)" office:value-type="float" office:value="41963" calcext:value-type="float">
            <text:p>41963</text:p>
          </table:table-cell>
          <table:table-cell table:formula="of:=([.B282]/65535-[.A282])/[.A282]" office:value-type="percentage" office:value="-0.000016111114681515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0611112117767" calcext:value-type="float">
            <text:p>0.640611112117767</text:p>
          </table:table-cell>
          <table:table-cell table:formula="of:=INT([.A283]*65535)" office:value-type="float" office:value="41982" calcext:value-type="float">
            <text:p>41982</text:p>
          </table:table-cell>
          <table:table-cell table:formula="of:=([.B283]/65535-[.A283])/[.A283]" office:value-type="percentage" office:value="-0.000010700486658044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0897572040558" calcext:value-type="float">
            <text:p>0.640897572040558</text:p>
          </table:table-cell>
          <table:table-cell table:formula="of:=INT([.A284]*65535)" office:value-type="float" office:value="42001" calcext:value-type="float">
            <text:p>42001</text:p>
          </table:table-cell>
          <table:table-cell table:formula="of:=([.B284]/65535-[.A284])/[.A284]" office:value-type="percentage" office:value="-0.0000052946953763490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1184031963348" calcext:value-type="float">
            <text:p>0.641184031963348</text:p>
          </table:table-cell>
          <table:table-cell table:formula="of:=INT([.A285]*65535)" office:value-type="float" office:value="42019" calcext:value-type="float">
            <text:p>42019</text:p>
          </table:table-cell>
          <table:table-cell table:formula="of:=([.B285]/65535-[.A285])/[.A285]" office:value-type="percentage" office:value="-0.000023691928220473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1470491886139" calcext:value-type="float">
            <text:p>0.641470491886139</text:p>
          </table:table-cell>
          <table:table-cell table:formula="of:=INT([.A286]*65535)" office:value-type="float" office:value="42038" calcext:value-type="float">
            <text:p>42038</text:p>
          </table:table-cell>
          <table:table-cell table:formula="of:=([.B286]/65535-[.A286])/[.A286]" office:value-type="percentage" office:value="-0.000018285163484601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1756951808929" calcext:value-type="float">
            <text:p>0.641756951808929</text:p>
          </table:table-cell>
          <table:table-cell table:formula="of:=INT([.A287]*65535)" office:value-type="float" office:value="42057" calcext:value-type="float">
            <text:p>42057</text:p>
          </table:table-cell>
          <table:table-cell table:formula="of:=([.B287]/65535-[.A287])/[.A287]" office:value-type="percentage" office:value="-0.000012883225564876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204341173172" calcext:value-type="float">
            <text:p>0.64204341173172</text:p>
          </table:table-cell>
          <table:table-cell table:formula="of:=INT([.A288]*65535)" office:value-type="float" office:value="42076" calcext:value-type="float">
            <text:p>42076</text:p>
          </table:table-cell>
          <table:table-cell table:formula="of:=([.B288]/65535-[.A288])/[.A288]" office:value-type="percentage" office:value="-0.0000074861080005702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2329871654511" calcext:value-type="float">
            <text:p>0.642329871654511</text:p>
          </table:table-cell>
          <table:table-cell table:formula="of:=INT([.A289]*65535)" office:value-type="float" office:value="42095" calcext:value-type="float">
            <text:p>42095</text:p>
          </table:table-cell>
          <table:table-cell table:formula="of:=([.B289]/65535-[.A289])/[.A289]" office:value-type="percentage" office:value="-0.0000020938043424796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2616331577301" calcext:value-type="float">
            <text:p>0.642616331577301</text:p>
          </table:table-cell>
          <table:table-cell table:formula="of:=INT([.A290]*65535)" office:value-type="float" office:value="42113" calcext:value-type="float">
            <text:p>42113</text:p>
          </table:table-cell>
          <table:table-cell table:formula="of:=([.B290]/65535-[.A290])/[.A290]" office:value-type="percentage" office:value="-0.000020451459259227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2902791500092" calcext:value-type="float">
            <text:p>0.642902791500092</text:p>
          </table:table-cell>
          <table:table-cell table:formula="of:=INT([.A291]*65535)" office:value-type="float" office:value="42132" calcext:value-type="float">
            <text:p>42132</text:p>
          </table:table-cell>
          <table:table-cell table:formula="of:=([.B291]/65535-[.A291])/[.A291]" office:value-type="percentage" office:value="-0.000015058183921203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3189251422882" calcext:value-type="float">
            <text:p>0.643189251422882</text:p>
          </table:table-cell>
          <table:table-cell table:formula="of:=INT([.A292]*65535)" office:value-type="float" office:value="42151" calcext:value-type="float">
            <text:p>42151</text:p>
          </table:table-cell>
          <table:table-cell table:formula="of:=([.B292]/65535-[.A292])/[.A292]" office:value-type="percentage" office:value="-0.0000096697126349689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3475711345673" calcext:value-type="float">
            <text:p>0.643475711345673</text:p>
          </table:table-cell>
          <table:table-cell table:formula="of:=INT([.A293]*65535)" office:value-type="float" office:value="42170" calcext:value-type="float">
            <text:p>42170</text:p>
          </table:table-cell>
          <table:table-cell table:formula="of:=([.B293]/65535-[.A293])/[.A293]" office:value-type="percentage" office:value="-0.0000042860389845777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3762171268463" calcext:value-type="float">
            <text:p>0.643762171268463</text:p>
          </table:table-cell>
          <table:table-cell table:formula="of:=INT([.A294]*65535)" office:value-type="float" office:value="42188" calcext:value-type="float">
            <text:p>42188</text:p>
          </table:table-cell>
          <table:table-cell table:formula="of:=([.B294]/65535-[.A294])/[.A294]" office:value-type="percentage" office:value="-0.000022610043404335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4048631191254" calcext:value-type="float">
            <text:p>0.644048631191254</text:p>
          </table:table-cell>
          <table:table-cell table:formula="of:=INT([.A295]*65535)" office:value-type="float" office:value="42207" calcext:value-type="float">
            <text:p>42207</text:p>
          </table:table-cell>
          <table:table-cell table:formula="of:=([.B295]/65535-[.A295])/[.A295]" office:value-type="percentage" office:value="-0.000017225403254449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4335091114044" calcext:value-type="float">
            <text:p>0.644335091114044</text:p>
          </table:table-cell>
          <table:table-cell table:formula="of:=INT([.A296]*65535)" office:value-type="float" office:value="42226" calcext:value-type="float">
            <text:p>42226</text:p>
          </table:table-cell>
          <table:table-cell table:formula="of:=([.B296]/65535-[.A296])/[.A296]" office:value-type="percentage" office:value="-0.000011845550935066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4621551036835" calcext:value-type="float">
            <text:p>0.644621551036835</text:p>
          </table:table-cell>
          <table:table-cell table:formula="of:=INT([.A297]*65535)" office:value-type="float" office:value="42245" calcext:value-type="float">
            <text:p>42245</text:p>
          </table:table-cell>
          <table:table-cell table:formula="of:=([.B297]/65535-[.A297])/[.A297]" office:value-type="percentage" office:value="-0.0000064704800632703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4908010959625" calcext:value-type="float">
            <text:p>0.644908010959625</text:p>
          </table:table-cell>
          <table:table-cell table:formula="of:=INT([.A298]*65535)" office:value-type="float" office:value="42264" calcext:value-type="float">
            <text:p>42264</text:p>
          </table:table-cell>
          <table:table-cell table:formula="of:=([.B298]/65535-[.A298])/[.A298]" office:value-type="percentage" office:value="-0.0000011001842674877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5194530487061" calcext:value-type="float">
            <text:p>0.645194530487061</text:p>
          </table:table-cell>
          <table:table-cell table:formula="of:=INT([.A299]*65535)" office:value-type="float" office:value="42282" calcext:value-type="float">
            <text:p>42282</text:p>
          </table:table-cell>
          <table:table-cell table:formula="of:=([.B299]/65535-[.A299])/[.A299]" office:value-type="percentage" office:value="-0.000019477305446027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5481050014496" calcext:value-type="float">
            <text:p>0.645481050014496</text:p>
          </table:table-cell>
          <table:table-cell table:formula="of:=INT([.A300]*65535)" office:value-type="float" office:value="42301" calcext:value-type="float">
            <text:p>42301</text:p>
          </table:table-cell>
          <table:table-cell table:formula="of:=([.B300]/65535-[.A300])/[.A300]" office:value-type="percentage" office:value="-0.000014198344537409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5767569541931" calcext:value-type="float">
            <text:p>0.645767569541931</text:p>
          </table:table-cell>
          <table:table-cell table:formula="of:=INT([.A301]*65535)" office:value-type="float" office:value="42320" calcext:value-type="float">
            <text:p>42320</text:p>
          </table:table-cell>
          <table:table-cell table:formula="of:=([.B301]/65535-[.A301])/[.A301]" office:value-type="percentage" office:value="-0.0000089240680553748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6054089069367" calcext:value-type="float">
            <text:p>0.646054089069367</text:p>
          </table:table-cell>
          <table:table-cell table:formula="of:=INT([.A302]*65535)" office:value-type="float" office:value="42339" calcext:value-type="float">
            <text:p>42339</text:p>
          </table:table-cell>
          <table:table-cell table:formula="of:=([.B302]/65535-[.A302])/[.A302]" office:value-type="percentage" office:value="-0.0000036544697674136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6340608596802" calcext:value-type="float">
            <text:p>0.646340608596802</text:p>
          </table:table-cell>
          <table:table-cell table:formula="of:=INT([.A303]*65535)" office:value-type="float" office:value="42357" calcext:value-type="float">
            <text:p>42357</text:p>
          </table:table-cell>
          <table:table-cell table:formula="of:=([.B303]/65535-[.A303])/[.A303]" office:value-type="percentage" office:value="-0.000021997872704073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6627128124237" calcext:value-type="float">
            <text:p>0.646627128124237</text:p>
          </table:table-cell>
          <table:table-cell table:formula="of:=INT([.A304]*65535)" office:value-type="float" office:value="42376" calcext:value-type="float">
            <text:p>42376</text:p>
          </table:table-cell>
          <table:table-cell table:formula="of:=([.B304]/65535-[.A304])/[.A304]" office:value-type="percentage" office:value="-0.000016727151335011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6913647651672" calcext:value-type="float">
            <text:p>0.646913647651672</text:p>
          </table:table-cell>
          <table:table-cell table:formula="of:=INT([.A305]*65535)" office:value-type="float" office:value="42395" calcext:value-type="float">
            <text:p>42395</text:p>
          </table:table-cell>
          <table:table-cell table:formula="of:=([.B305]/65535-[.A305])/[.A305]" office:value-type="percentage" office:value="-0.000011461098794938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7200167179108" calcext:value-type="float">
            <text:p>0.647200167179108</text:p>
          </table:table-cell>
          <table:table-cell table:formula="of:=INT([.A306]*65535)" office:value-type="float" office:value="42414" calcext:value-type="float">
            <text:p>42414</text:p>
          </table:table-cell>
          <table:table-cell table:formula="of:=([.B306]/65535-[.A306])/[.A306]" office:value-type="percentage" office:value="-0.0000061997088830957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7486686706543" calcext:value-type="float">
            <text:p>0.647486686706543</text:p>
          </table:table-cell>
          <table:table-cell table:formula="of:=INT([.A307]*65535)" office:value-type="float" office:value="42433" calcext:value-type="float">
            <text:p>42433</text:p>
          </table:table-cell>
          <table:table-cell table:formula="of:=([.B307]/65535-[.A307])/[.A307]" office:value-type="percentage" office:value="-0.0000009429754097010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7773206233978" calcext:value-type="float">
            <text:p>0.647773206233978</text:p>
          </table:table-cell>
          <table:table-cell table:formula="of:=INT([.A308]*65535)" office:value-type="float" office:value="42451" calcext:value-type="float">
            <text:p>42451</text:p>
          </table:table-cell>
          <table:table-cell table:formula="of:=([.B308]/65535-[.A308])/[.A308]" office:value-type="percentage" office:value="-0.000019247009907874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8059725761414" calcext:value-type="float">
            <text:p>0.648059725761414</text:p>
          </table:table-cell>
          <table:table-cell table:formula="of:=INT([.A309]*65535)" office:value-type="float" office:value="42470" calcext:value-type="float">
            <text:p>42470</text:p>
          </table:table-cell>
          <table:table-cell table:formula="of:=([.B309]/65535-[.A309])/[.A309]" office:value-type="percentage" office:value="-0.000013989156178254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8346245288849" calcext:value-type="float">
            <text:p>0.648346245288849</text:p>
          </table:table-cell>
          <table:table-cell table:formula="of:=INT([.A310]*65535)" office:value-type="float" office:value="42489" calcext:value-type="float">
            <text:p>42489</text:p>
          </table:table-cell>
          <table:table-cell table:formula="of:=([.B310]/65535-[.A310])/[.A310]" office:value-type="percentage" office:value="-0.0000087359495882656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8632764816284" calcext:value-type="float">
            <text:p>0.648632764816284</text:p>
          </table:table-cell>
          <table:table-cell table:formula="of:=INT([.A311]*65535)" office:value-type="float" office:value="42508" calcext:value-type="float">
            <text:p>42508</text:p>
          </table:table-cell>
          <table:table-cell table:formula="of:=([.B311]/65535-[.A311])/[.A311]" office:value-type="percentage" office:value="-0.0000034873839795884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891928434372" calcext:value-type="float">
            <text:p>0.64891928434372</text:p>
          </table:table-cell>
          <table:table-cell table:formula="of:=INT([.A312]*65535)" office:value-type="float" office:value="42526" calcext:value-type="float">
            <text:p>42526</text:p>
          </table:table-cell>
          <table:table-cell table:formula="of:=([.B312]/65535-[.A312])/[.A312]" office:value-type="percentage" office:value="-0.000021757967667279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9205803871155" calcext:value-type="float">
            <text:p>0.649205803871155</text:p>
          </table:table-cell>
          <table:table-cell table:formula="of:=INT([.A313]*65535)" office:value-type="float" office:value="42545" calcext:value-type="float">
            <text:p>42545</text:p>
          </table:table-cell>
          <table:table-cell table:formula="of:=([.B313]/65535-[.A313])/[.A313]" office:value-type="percentage" office:value="-0.00001650828772877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949232339859" calcext:value-type="float">
            <text:p>0.64949232339859</text:p>
          </table:table-cell>
          <table:table-cell table:formula="of:=INT([.A314]*65535)" office:value-type="float" office:value="42564" calcext:value-type="float">
            <text:p>42564</text:p>
          </table:table-cell>
          <table:table-cell table:formula="of:=([.B314]/65535-[.A314])/[.A314]" office:value-type="percentage" office:value="-0.000011263239518042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49778842926025" calcext:value-type="float">
            <text:p>0.649778842926025</text:p>
          </table:table-cell>
          <table:table-cell table:formula="of:=INT([.A315]*65535)" office:value-type="float" office:value="42583" calcext:value-type="float">
            <text:p>42583</text:p>
          </table:table-cell>
          <table:table-cell table:formula="of:=([.B315]/65535-[.A315])/[.A315]" office:value-type="percentage" office:value="-0.0000060228169080066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0065362453461" calcext:value-type="float">
            <text:p>0.650065362453461</text:p>
          </table:table-cell>
          <table:table-cell table:formula="of:=INT([.A316]*65535)" office:value-type="float" office:value="42602" calcext:value-type="float">
            <text:p>42602</text:p>
          </table:table-cell>
          <table:table-cell table:formula="of:=([.B316]/65535-[.A316])/[.A316]" office:value-type="percentage" office:value="-0.000000787013782399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0351881980896" calcext:value-type="float">
            <text:p>0.650351881980896</text:p>
          </table:table-cell>
          <table:table-cell table:formula="of:=INT([.A317]*65535)" office:value-type="float" office:value="42620" calcext:value-type="float">
            <text:p>42620</text:p>
          </table:table-cell>
          <table:table-cell table:formula="of:=([.B317]/65535-[.A317])/[.A317]" office:value-type="percentage" office:value="-0.000019018540634965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0638401508331" calcext:value-type="float">
            <text:p>0.650638401508331</text:p>
          </table:table-cell>
          <table:table-cell table:formula="of:=INT([.A318]*65535)" office:value-type="float" office:value="42639" calcext:value-type="float">
            <text:p>42639</text:p>
          </table:table-cell>
          <table:table-cell table:formula="of:=([.B318]/65535-[.A318])/[.A318]" office:value-type="percentage" office:value="-0.000013781625971913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0924921035767" calcext:value-type="float">
            <text:p>0.650924921035767</text:p>
          </table:table-cell>
          <table:table-cell table:formula="of:=INT([.A319]*65535)" office:value-type="float" office:value="42658" calcext:value-type="float">
            <text:p>42658</text:p>
          </table:table-cell>
          <table:table-cell table:formula="of:=([.B319]/65535-[.A319])/[.A319]" office:value-type="percentage" office:value="-0.0000085493216049680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1211440563202" calcext:value-type="float">
            <text:p>0.651211440563202</text:p>
          </table:table-cell>
          <table:table-cell table:formula="of:=INT([.A320]*65535)" office:value-type="float" office:value="42677" calcext:value-type="float">
            <text:p>42677</text:p>
          </table:table-cell>
          <table:table-cell table:formula="of:=([.B320]/65535-[.A320])/[.A320]" office:value-type="percentage" office:value="-0.0000033216214488250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1497960090637" calcext:value-type="float">
            <text:p>0.651497960090637</text:p>
          </table:table-cell>
          <table:table-cell table:formula="of:=INT([.A321]*65535)" office:value-type="float" office:value="42695" calcext:value-type="float">
            <text:p>42695</text:p>
          </table:table-cell>
          <table:table-cell table:formula="of:=([.B321]/65535-[.A321])/[.A321]" office:value-type="percentage" office:value="-0.00002151996175323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1784479618073" calcext:value-type="float">
            <text:p>0.651784479618073</text:p>
          </table:table-cell>
          <table:table-cell table:formula="of:=INT([.A322]*65535)" office:value-type="float" office:value="42714" calcext:value-type="float">
            <text:p>42714</text:p>
          </table:table-cell>
          <table:table-cell table:formula="of:=([.B322]/65535-[.A322])/[.A322]" office:value-type="percentage" office:value="-0.000016291155916687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2070999145508" calcext:value-type="float">
            <text:p>0.652070999145508</text:p>
          </table:table-cell>
          <table:table-cell table:formula="of:=INT([.A323]*65535)" office:value-type="float" office:value="42733" calcext:value-type="float">
            <text:p>42733</text:p>
          </table:table-cell>
          <table:table-cell table:formula="of:=([.B323]/65535-[.A323])/[.A323]" office:value-type="percentage" office:value="-0.000011066945147174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2357518672943" calcext:value-type="float">
            <text:p>0.652357518672943</text:p>
          </table:table-cell>
          <table:table-cell table:formula="of:=INT([.A324]*65535)" office:value-type="float" office:value="42752" calcext:value-type="float">
            <text:p>42752</text:p>
          </table:table-cell>
          <table:table-cell table:formula="of:=([.B324]/65535-[.A324])/[.A324]" office:value-type="percentage" office:value="-0.0000058473233901527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2644038200378" calcext:value-type="float">
            <text:p>0.652644038200378</text:p>
          </table:table-cell>
          <table:table-cell table:formula="of:=INT([.A325]*65535)" office:value-type="float" office:value="42771" calcext:value-type="float">
            <text:p>42771</text:p>
          </table:table-cell>
          <table:table-cell table:formula="of:=([.B325]/65535-[.A325])/[.A325]" office:value-type="percentage" office:value="-0.0000006322846017071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2930557727814" calcext:value-type="float">
            <text:p>0.652930557727814</text:p>
          </table:table-cell>
          <table:table-cell table:formula="of:=INT([.A326]*65535)" office:value-type="float" office:value="42789" calcext:value-type="float">
            <text:p>42789</text:p>
          </table:table-cell>
          <table:table-cell table:formula="of:=([.B326]/65535-[.A326])/[.A326]" office:value-type="percentage" office:value="-0.000018791875989411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3217077255249" calcext:value-type="float">
            <text:p>0.653217077255249</text:p>
          </table:table-cell>
          <table:table-cell table:formula="of:=INT([.A327]*65535)" office:value-type="float" office:value="42808" calcext:value-type="float">
            <text:p>42808</text:p>
          </table:table-cell>
          <table:table-cell table:formula="of:=([.B327]/65535-[.A327])/[.A327]" office:value-type="percentage" office:value="-0.000013575734280940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3503596782684" calcext:value-type="float">
            <text:p>0.653503596782684</text:p>
          </table:table-cell>
          <table:table-cell table:formula="of:=INT([.A328]*65535)" office:value-type="float" office:value="42827" calcext:value-type="float">
            <text:p>42827</text:p>
          </table:table-cell>
          <table:table-cell table:formula="of:=([.B328]/65535-[.A328])/[.A328]" office:value-type="percentage" office:value="-0.0000083641664614730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379011631012" calcext:value-type="float">
            <text:p>0.65379011631012</text:p>
          </table:table-cell>
          <table:table-cell table:formula="of:=INT([.A329]*65535)" office:value-type="float" office:value="42846" calcext:value-type="float">
            <text:p>42846</text:p>
          </table:table-cell>
          <table:table-cell table:formula="of:=([.B329]/65535-[.A329])/[.A329]" office:value-type="percentage" office:value="-0.0000031571665175714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4076635837555" calcext:value-type="float">
            <text:p>0.654076635837555</text:p>
          </table:table-cell>
          <table:table-cell table:formula="of:=INT([.A330]*65535)" office:value-type="float" office:value="42864" calcext:value-type="float">
            <text:p>42864</text:p>
          </table:table-cell>
          <table:table-cell table:formula="of:=([.B330]/65535-[.A330])/[.A330]" office:value-type="percentage" office:value="-0.000021283832500262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436315536499" calcext:value-type="float">
            <text:p>0.65436315536499</text:p>
          </table:table-cell>
          <table:table-cell table:formula="of:=INT([.A331]*65535)" office:value-type="float" office:value="42883" calcext:value-type="float">
            <text:p>42883</text:p>
          </table:table-cell>
          <table:table-cell table:formula="of:=([.B331]/65535-[.A331])/[.A331]" office:value-type="percentage" office:value="-0.00001607573542508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4649674892426" calcext:value-type="float">
            <text:p>0.654649674892426</text:p>
          </table:table-cell>
          <table:table-cell table:formula="of:=INT([.A332]*65535)" office:value-type="float" office:value="42902" calcext:value-type="float">
            <text:p>42902</text:p>
          </table:table-cell>
          <table:table-cell table:formula="of:=([.B332]/65535-[.A332])/[.A332]" office:value-type="percentage" office:value="-0.000010872197189763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4936194419861" calcext:value-type="float">
            <text:p>0.654936194419861</text:p>
          </table:table-cell>
          <table:table-cell table:formula="of:=INT([.A333]*65535)" office:value-type="float" office:value="42921" calcext:value-type="float">
            <text:p>42921</text:p>
          </table:table-cell>
          <table:table-cell table:formula="of:=([.B333]/65535-[.A333])/[.A333]" office:value-type="percentage" office:value="-0.0000056732118111262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5222713947296" calcext:value-type="float">
            <text:p>0.655222713947296</text:p>
          </table:table-cell>
          <table:table-cell table:formula="of:=INT([.A334]*65535)" office:value-type="float" office:value="42940" calcext:value-type="float">
            <text:p>42940</text:p>
          </table:table-cell>
          <table:table-cell table:formula="of:=([.B334]/65535-[.A334])/[.A334]" office:value-type="percentage" office:value="-0.0000004787733164784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5509233474731" calcext:value-type="float">
            <text:p>0.655509233474731</text:p>
          </table:table-cell>
          <table:table-cell table:formula="of:=INT([.A335]*65535)" office:value-type="float" office:value="42958" calcext:value-type="float">
            <text:p>42958</text:p>
          </table:table-cell>
          <table:table-cell table:formula="of:=([.B335]/65535-[.A335])/[.A335]" office:value-type="percentage" office:value="-0.000018566994673807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5795753002167" calcext:value-type="float">
            <text:p>0.655795753002167</text:p>
          </table:table-cell>
          <table:table-cell table:formula="of:=INT([.A336]*65535)" office:value-type="float" office:value="42977" calcext:value-type="float">
            <text:p>42977</text:p>
          </table:table-cell>
          <table:table-cell table:formula="of:=([.B336]/65535-[.A336])/[.A336]" office:value-type="percentage" office:value="-0.000013371461776757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6082332134247" calcext:value-type="float">
            <text:p>0.656082332134247</text:p>
          </table:table-cell>
          <table:table-cell table:formula="of:=INT([.A337]*65535)" office:value-type="float" office:value="42996" calcext:value-type="float">
            <text:p>42996</text:p>
          </table:table-cell>
          <table:table-cell table:formula="of:=([.B337]/65535-[.A337])/[.A337]" office:value-type="percentage" office:value="-0.0000082713153847971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6368911266327" calcext:value-type="float">
            <text:p>0.656368911266327</text:p>
          </table:table-cell>
          <table:table-cell table:formula="of:=INT([.A338]*65535)" office:value-type="float" office:value="43015" calcext:value-type="float">
            <text:p>43015</text:p>
          </table:table-cell>
          <table:table-cell table:formula="of:=([.B338]/65535-[.A338])/[.A338]" office:value-type="percentage" office:value="-0.0000031756225722229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6655490398407" calcext:value-type="float">
            <text:p>0.656655490398407</text:p>
          </table:table-cell>
          <table:table-cell table:formula="of:=INT([.A339]*65535)" office:value-type="float" office:value="43033" calcext:value-type="float">
            <text:p>43033</text:p>
          </table:table-cell>
          <table:table-cell table:formula="of:=([.B339]/65535-[.A339])/[.A339]" office:value-type="percentage" office:value="-0.000021321862185864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6942069530487" calcext:value-type="float">
            <text:p>0.656942069530487</text:p>
          </table:table-cell>
          <table:table-cell table:formula="of:=INT([.A340]*65535)" office:value-type="float" office:value="43052" calcext:value-type="float">
            <text:p>43052</text:p>
          </table:table-cell>
          <table:table-cell table:formula="of:=([.B340]/65535-[.A340])/[.A340]" office:value-type="percentage" office:value="-0.000016224922115782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7228648662567" calcext:value-type="float">
            <text:p>0.657228648662567</text:p>
          </table:table-cell>
          <table:table-cell table:formula="of:=INT([.A341]*65535)" office:value-type="float" office:value="43071" calcext:value-type="float">
            <text:p>43071</text:p>
          </table:table-cell>
          <table:table-cell table:formula="of:=([.B341]/65535-[.A341])/[.A341]" office:value-type="percentage" office:value="-0.000011132427003067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7515227794647" calcext:value-type="float">
            <text:p>0.657515227794647</text:p>
          </table:table-cell>
          <table:table-cell table:formula="of:=INT([.A342]*65535)" office:value-type="float" office:value="43090" calcext:value-type="float">
            <text:p>43090</text:p>
          </table:table-cell>
          <table:table-cell table:formula="of:=([.B342]/65535-[.A342])/[.A342]" office:value-type="percentage" office:value="-0.000006044371035690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7801806926727" calcext:value-type="float">
            <text:p>0.657801806926727</text:p>
          </table:table-cell>
          <table:table-cell table:formula="of:=INT([.A343]*65535)" office:value-type="float" office:value="43109" calcext:value-type="float">
            <text:p>43109</text:p>
          </table:table-cell>
          <table:table-cell table:formula="of:=([.B343]/65535-[.A343])/[.A343]" office:value-type="percentage" office:value="-0.0000009607484117555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8088386058807" calcext:value-type="float">
            <text:p>0.658088386058807</text:p>
          </table:table-cell>
          <table:table-cell table:formula="of:=INT([.A344]*65535)" office:value-type="float" office:value="43127" calcext:value-type="float">
            <text:p>43127</text:p>
          </table:table-cell>
          <table:table-cell table:formula="of:=([.B344]/65535-[.A344])/[.A344]" office:value-type="percentage" office:value="-0.000019068441635857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8374965190888" calcext:value-type="float">
            <text:p>0.658374965190888</text:p>
          </table:table-cell>
          <table:table-cell table:formula="of:=INT([.A345]*65535)" office:value-type="float" office:value="43146" calcext:value-type="float">
            <text:p>43146</text:p>
          </table:table-cell>
          <table:table-cell table:formula="of:=([.B345]/65535-[.A345])/[.A345]" office:value-type="percentage" office:value="-0.000013983575485705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8661544322968" calcext:value-type="float">
            <text:p>0.658661544322968</text:p>
          </table:table-cell>
          <table:table-cell table:formula="of:=INT([.A346]*65535)" office:value-type="float" office:value="43165" calcext:value-type="float">
            <text:p>43165</text:p>
          </table:table-cell>
          <table:table-cell table:formula="of:=([.B346]/65535-[.A346])/[.A346]" office:value-type="percentage" office:value="-0.0000089031341165063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8948123455048" calcext:value-type="float">
            <text:p>0.658948123455048</text:p>
          </table:table-cell>
          <table:table-cell table:formula="of:=INT([.A347]*65535)" office:value-type="float" office:value="43184" calcext:value-type="float">
            <text:p>43184</text:p>
          </table:table-cell>
          <table:table-cell table:formula="of:=([.B347]/65535-[.A347])/[.A347]" office:value-type="percentage" office:value="-0.0000038271117551968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9234702587128" calcext:value-type="float">
            <text:p>0.659234702587128</text:p>
          </table:table-cell>
          <table:table-cell table:formula="of:=INT([.A348]*65535)" office:value-type="float" office:value="43202" calcext:value-type="float">
            <text:p>43202</text:p>
          </table:table-cell>
          <table:table-cell table:formula="of:=([.B348]/65535-[.A348])/[.A348]" office:value-type="percentage" office:value="-0.000021902072194045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9521281719208" calcext:value-type="float">
            <text:p>0.659521281719208</text:p>
          </table:table-cell>
          <table:table-cell table:formula="of:=INT([.A349]*65535)" office:value-type="float" office:value="43221" calcext:value-type="float">
            <text:p>43221</text:p>
          </table:table-cell>
          <table:table-cell table:formula="of:=([.B349]/65535-[.A349])/[.A349]" office:value-type="percentage" office:value="-0.000016824812783607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59807860851288" calcext:value-type="float">
            <text:p>0.659807860851288</text:p>
          </table:table-cell>
          <table:table-cell table:formula="of:=INT([.A350]*65535)" office:value-type="float" office:value="43240" calcext:value-type="float">
            <text:p>43240</text:p>
          </table:table-cell>
          <table:table-cell table:formula="of:=([.B350]/65535-[.A350])/[.A350]" office:value-type="percentage" office:value="-0.000011751963858953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0094439983368" calcext:value-type="float">
            <text:p>0.660094439983368</text:p>
          </table:table-cell>
          <table:table-cell table:formula="of:=INT([.A351]*65535)" office:value-type="float" office:value="43259" calcext:value-type="float">
            <text:p>43259</text:p>
          </table:table-cell>
          <table:table-cell table:formula="of:=([.B351]/65535-[.A351])/[.A351]" office:value-type="percentage" office:value="-0.0000066835196756631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0381019115448" calcext:value-type="float">
            <text:p>0.660381019115448</text:p>
          </table:table-cell>
          <table:table-cell table:formula="of:=INT([.A352]*65535)" office:value-type="float" office:value="43278" calcext:value-type="float">
            <text:p>43278</text:p>
          </table:table-cell>
          <table:table-cell table:formula="of:=([.B352]/65535-[.A352])/[.A352]" office:value-type="percentage" office:value="-0.000001619474499288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0667598247528" calcext:value-type="float">
            <text:p>0.660667598247528</text:p>
          </table:table-cell>
          <table:table-cell table:formula="of:=INT([.A353]*65535)" office:value-type="float" office:value="43296" calcext:value-type="float">
            <text:p>43296</text:p>
          </table:table-cell>
          <table:table-cell table:formula="of:=([.B353]/65535-[.A353])/[.A353]" office:value-type="percentage" office:value="-0.000019656190487110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0954177379608" calcext:value-type="float">
            <text:p>0.660954177379608</text:p>
          </table:table-cell>
          <table:table-cell table:formula="of:=INT([.A354]*65535)" office:value-type="float" office:value="43315" calcext:value-type="float">
            <text:p>43315</text:p>
          </table:table-cell>
          <table:table-cell table:formula="of:=([.B354]/65535-[.A354])/[.A354]" office:value-type="percentage" office:value="-0.000014590911946265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1240756511688" calcext:value-type="float">
            <text:p>0.661240756511688</text:p>
          </table:table-cell>
          <table:table-cell table:formula="of:=INT([.A355]*65535)" office:value-type="float" office:value="43334" calcext:value-type="float">
            <text:p>43334</text:p>
          </table:table-cell>
          <table:table-cell table:formula="of:=([.B355]/65535-[.A355])/[.A355]" office:value-type="percentage" office:value="-0.0000095300239488462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1527335643768" calcext:value-type="float">
            <text:p>0.661527335643768</text:p>
          </table:table-cell>
          <table:table-cell table:formula="of:=INT([.A356]*65535)" office:value-type="float" office:value="43353" calcext:value-type="float">
            <text:p>43353</text:p>
          </table:table-cell>
          <table:table-cell table:formula="of:=([.B356]/65535-[.A356])/[.A356]" office:value-type="percentage" office:value="-0.0000044735207887922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1813914775848" calcext:value-type="float">
            <text:p>0.661813914775848</text:p>
          </table:table-cell>
          <table:table-cell table:formula="of:=INT([.A357]*65535)" office:value-type="float" office:value="43371" calcext:value-type="float">
            <text:p>43371</text:p>
          </table:table-cell>
          <table:table-cell table:formula="of:=([.B357]/65535-[.A357])/[.A357]" office:value-type="percentage" office:value="-0.000022477759829118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2100493907929" calcext:value-type="float">
            <text:p>0.662100493907929</text:p>
          </table:table-cell>
          <table:table-cell table:formula="of:=INT([.A358]*65535)" office:value-type="float" office:value="43390" calcext:value-type="float">
            <text:p>43390</text:p>
          </table:table-cell>
          <table:table-cell table:formula="of:=([.B358]/65535-[.A358])/[.A358]" office:value-type="percentage" office:value="-0.000017420029703755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2387073040009" calcext:value-type="float">
            <text:p>0.662387073040009</text:p>
          </table:table-cell>
          <table:table-cell table:formula="of:=INT([.A359]*65535)" office:value-type="float" office:value="43409" calcext:value-type="float">
            <text:p>43409</text:p>
          </table:table-cell>
          <table:table-cell table:formula="of:=([.B359]/65535-[.A359])/[.A359]" office:value-type="percentage" office:value="-0.000012366675992029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2673652172089" calcext:value-type="float">
            <text:p>0.662673652172089</text:p>
          </table:table-cell>
          <table:table-cell table:formula="of:=INT([.A360]*65535)" office:value-type="float" office:value="43428" calcext:value-type="float">
            <text:p>43428</text:p>
          </table:table-cell>
          <table:table-cell table:formula="of:=([.B360]/65535-[.A360])/[.A360]" office:value-type="percentage" office:value="-0.0000073176930160826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2960231304169" calcext:value-type="float">
            <text:p>0.662960231304169</text:p>
          </table:table-cell>
          <table:table-cell table:formula="of:=INT([.A361]*65535)" office:value-type="float" office:value="43447" calcext:value-type="float">
            <text:p>43447</text:p>
          </table:table-cell>
          <table:table-cell table:formula="of:=([.B361]/65535-[.A361])/[.A361]" office:value-type="percentage" office:value="-0.0000022730751078754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3246810436249" calcext:value-type="float">
            <text:p>0.663246810436249</text:p>
          </table:table-cell>
          <table:table-cell table:formula="of:=INT([.A362]*65535)" office:value-type="float" office:value="43465" calcext:value-type="float">
            <text:p>43465</text:p>
          </table:table-cell>
          <table:table-cell table:formula="of:=([.B362]/65535-[.A362])/[.A362]" office:value-type="percentage" office:value="-0.000020239368101903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3533389568329" calcext:value-type="float">
            <text:p>0.663533389568329</text:p>
          </table:table-cell>
          <table:table-cell table:formula="of:=INT([.A363]*65535)" office:value-type="float" office:value="43484" calcext:value-type="float">
            <text:p>43484</text:p>
          </table:table-cell>
          <table:table-cell table:formula="of:=([.B363]/65535-[.A363])/[.A363]" office:value-type="percentage" office:value="-0.000015193526867183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3819968700409" calcext:value-type="float">
            <text:p>0.663819968700409</text:p>
          </table:table-cell>
          <table:table-cell table:formula="of:=INT([.A364]*65535)" office:value-type="float" office:value="43503" calcext:value-type="float">
            <text:p>43503</text:p>
          </table:table-cell>
          <table:table-cell table:formula="of:=([.B364]/65535-[.A364])/[.A364]" office:value-type="percentage" office:value="-0.000010152042334189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4106547832489" calcext:value-type="float">
            <text:p>0.664106547832489</text:p>
          </table:table-cell>
          <table:table-cell table:formula="of:=INT([.A365]*65535)" office:value-type="float" office:value="43522" calcext:value-type="float">
            <text:p>43522</text:p>
          </table:table-cell>
          <table:table-cell table:formula="of:=([.B365]/65535-[.A365])/[.A365]" office:value-type="percentage" office:value="-0.0000051149088628329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4393126964569" calcext:value-type="float">
            <text:p>0.664393126964569</text:p>
          </table:table-cell>
          <table:table-cell table:formula="of:=INT([.A366]*65535)" office:value-type="float" office:value="43541" calcext:value-type="float">
            <text:p>43541</text:p>
          </table:table-cell>
          <table:table-cell table:formula="of:=([.B366]/65535-[.A366])/[.A366]" office:value-type="percentage" office:value="-0.0000000821208227577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4679706096649" calcext:value-type="float">
            <text:p>0.664679706096649</text:p>
          </table:table-cell>
          <table:table-cell table:formula="of:=INT([.A367]*65535)" office:value-type="float" office:value="43559" calcext:value-type="float">
            <text:p>43559</text:p>
          </table:table-cell>
          <table:table-cell table:formula="of:=([.B367]/65535-[.A367])/[.A367]" office:value-type="percentage" office:value="-0.000018010627284028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4966285228729" calcext:value-type="float">
            <text:p>0.664966285228729</text:p>
          </table:table-cell>
          <table:table-cell table:formula="of:=INT([.A368]*65535)" office:value-type="float" office:value="43578" calcext:value-type="float">
            <text:p>43578</text:p>
          </table:table-cell>
          <table:table-cell table:formula="of:=([.B368]/65535-[.A368])/[.A368]" office:value-type="percentage" office:value="-0.0000129766195434155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5252864360809" calcext:value-type="float">
            <text:p>0.665252864360809</text:p>
          </table:table-cell>
          <table:table-cell table:formula="of:=INT([.A369]*65535)" office:value-type="float" office:value="43597" calcext:value-type="float">
            <text:p>43597</text:p>
          </table:table-cell>
          <table:table-cell table:formula="of:=([.B369]/65535-[.A369])/[.A369]" office:value-type="percentage" office:value="-0.0000079469489252606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5539443492889" calcext:value-type="float">
            <text:p>0.665539443492889</text:p>
          </table:table-cell>
          <table:table-cell table:formula="of:=INT([.A370]*65535)" office:value-type="float" office:value="43616" calcext:value-type="float">
            <text:p>43616</text:p>
          </table:table-cell>
          <table:table-cell table:formula="of:=([.B370]/65535-[.A370])/[.A370]" office:value-type="percentage" office:value="-0.000002921609826911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582602262497" calcext:value-type="float">
            <text:p>0.66582602262497</text:p>
          </table:table-cell>
          <table:table-cell table:formula="of:=INT([.A371]*65535)" office:value-type="float" office:value="43634" calcext:value-type="float">
            <text:p>43634</text:p>
          </table:table-cell>
          <table:table-cell table:formula="of:=([.B371]/65535-[.A371])/[.A371]" office:value-type="percentage" office:value="-0.000020818027603070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611260175705" calcext:value-type="float">
            <text:p>0.66611260175705</text:p>
          </table:table-cell>
          <table:table-cell table:formula="of:=INT([.A372]*65535)" office:value-type="float" office:value="43653" calcext:value-type="float">
            <text:p>43653</text:p>
          </table:table-cell>
          <table:table-cell table:formula="of:=([.B372]/65535-[.A372])/[.A372]" office:value-type="percentage" office:value="-0.000015791475094376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639918088913" calcext:value-type="float">
            <text:p>0.66639918088913</text:p>
          </table:table-cell>
          <table:table-cell table:formula="of:=INT([.A373]*65535)" office:value-type="float" office:value="43672" calcext:value-type="float">
            <text:p>43672</text:p>
          </table:table-cell>
          <table:table-cell table:formula="of:=([.B373]/65535-[.A373])/[.A373]" office:value-type="percentage" office:value="-0.000010769245835459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6685879230499" calcext:value-type="float">
            <text:p>0.666685879230499</text:p>
          </table:table-cell>
          <table:table-cell table:formula="of:=INT([.A374]*65535)" office:value-type="float" office:value="43691" calcext:value-type="float">
            <text:p>43691</text:p>
          </table:table-cell>
          <table:table-cell table:formula="of:=([.B374]/65535-[.A374])/[.A374]" office:value-type="percentage" office:value="-0.0000059301420040646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6972577571869" calcext:value-type="float">
            <text:p>0.666972577571869</text:p>
          </table:table-cell>
          <table:table-cell table:formula="of:=INT([.A375]*65535)" office:value-type="float" office:value="43710" calcext:value-type="float">
            <text:p>43710</text:p>
          </table:table-cell>
          <table:table-cell table:formula="of:=([.B375]/65535-[.A375])/[.A375]" office:value-type="percentage" office:value="-0.00000109519835282998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7259275913239" calcext:value-type="float">
            <text:p>0.667259275913239</text:p>
          </table:table-cell>
          <table:table-cell table:formula="of:=INT([.A376]*65535)" office:value-type="float" office:value="43728" calcext:value-type="float">
            <text:p>43728</text:p>
          </table:table-cell>
          <table:table-cell table:formula="of:=([.B376]/65535-[.A376])/[.A376]" office:value-type="percentage" office:value="-0.000019132614499755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7545974254608" calcext:value-type="float">
            <text:p>0.667545974254608</text:p>
          </table:table-cell>
          <table:table-cell table:formula="of:=INT([.A377]*65535)" office:value-type="float" office:value="43747" calcext:value-type="float">
            <text:p>43747</text:p>
          </table:table-cell>
          <table:table-cell table:formula="of:=([.B377]/65535-[.A377])/[.A377]" office:value-type="percentage" office:value="-0.000014296153670146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7832672595978" calcext:value-type="float">
            <text:p>0.667832672595978</text:p>
          </table:table-cell>
          <table:table-cell table:formula="of:=INT([.A378]*65535)" office:value-type="float" office:value="43766" calcext:value-type="float">
            <text:p>43766</text:p>
          </table:table-cell>
          <table:table-cell table:formula="of:=([.B378]/65535-[.A378])/[.A378]" office:value-type="percentage" office:value="-0.0000094638453935799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8119370937347" calcext:value-type="float">
            <text:p>0.668119370937347</text:p>
          </table:table-cell>
          <table:table-cell table:formula="of:=INT([.A379]*65535)" office:value-type="float" office:value="43785" calcext:value-type="float">
            <text:p>43785</text:p>
          </table:table-cell>
          <table:table-cell table:formula="of:=([.B379]/65535-[.A379])/[.A379]" office:value-type="percentage" office:value="-0.000004635684324318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8406069278717" calcext:value-type="float">
            <text:p>0.668406069278717</text:p>
          </table:table-cell>
          <table:table-cell table:formula="of:=INT([.A380]*65535)" office:value-type="float" office:value="43803" calcext:value-type="float">
            <text:p>43803</text:p>
          </table:table-cell>
          <table:table-cell table:formula="of:=([.B380]/65535-[.A380])/[.A380]" office:value-type="percentage" office:value="-0.000022640634816575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8692767620087" calcext:value-type="float">
            <text:p>0.668692767620087</text:p>
          </table:table-cell>
          <table:table-cell table:formula="of:=INT([.A381]*65535)" office:value-type="float" office:value="43822" calcext:value-type="float">
            <text:p>43822</text:p>
          </table:table-cell>
          <table:table-cell table:formula="of:=([.B381]/65535-[.A381])/[.A381]" office:value-type="percentage" office:value="-0.0000178109643663536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8979465961456" calcext:value-type="float">
            <text:p>0.668979465961456</text:p>
          </table:table-cell>
          <table:table-cell table:formula="of:=INT([.A382]*65535)" office:value-type="float" office:value="43841" calcext:value-type="float">
            <text:p>43841</text:p>
          </table:table-cell>
          <table:table-cell table:formula="of:=([.B382]/65535-[.A382])/[.A382]" office:value-type="percentage" office:value="-0.000012985433530508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9266164302826" calcext:value-type="float">
            <text:p>0.669266164302826</text:p>
          </table:table-cell>
          <table:table-cell table:formula="of:=INT([.A383]*65535)" office:value-type="float" office:value="43860" calcext:value-type="float">
            <text:p>43860</text:p>
          </table:table-cell>
          <table:table-cell table:formula="of:=([.B383]/65535-[.A383])/[.A383]" office:value-type="percentage" office:value="-0.0000081640369890914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9552862644196" calcext:value-type="float">
            <text:p>0.669552862644196</text:p>
          </table:table-cell>
          <table:table-cell table:formula="of:=INT([.A384]*65535)" office:value-type="float" office:value="43879" calcext:value-type="float">
            <text:p>43879</text:p>
          </table:table-cell>
          <table:table-cell table:formula="of:=([.B384]/65535-[.A384])/[.A384]" office:value-type="percentage" office:value="-0.00000334676943126492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69839560985565" calcext:value-type="float">
            <text:p>0.669839560985565</text:p>
          </table:table-cell>
          <table:table-cell table:formula="of:=INT([.A385]*65535)" office:value-type="float" office:value="43897" calcext:value-type="float">
            <text:p>43897</text:p>
          </table:table-cell>
          <table:table-cell table:formula="of:=([.B385]/65535-[.A385])/[.A385]" office:value-type="percentage" office:value="-0.0000213137400565021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70126259326935" calcext:value-type="float">
            <text:p>0.670126259326935</text:p>
          </table:table-cell>
          <table:table-cell table:formula="of:=INT([.A386]*65535)" office:value-type="float" office:value="43916" calcext:value-type="float">
            <text:p>43916</text:p>
          </table:table-cell>
          <table:table-cell table:formula="of:=([.B386]/65535-[.A386])/[.A386]" office:value-type="percentage" office:value="-0.0000164949686136877" calcext:value-type="percentage">
            <text:p>0.00%</text:p>
          </table:table-cell>
          <table:table-cell table:number-columns-repeated="13"/>
        </table:table-row>
        <table:table-row table:style-name="ro1">
          <table:table-cell office:value-type="float" office:value="0.670412957668304" calcext:value-type="float">
            <text:p>0.670412957668304</text:p>
          </table:table-cell>
          <table:table-cell table:formula="of:=INT([.A387]*65535)" office:value-type="float" office:value="43935" calcext:value-type="float">
            <text:p>43935</text:p>
          </table:table-cell>
          <table:table-cell table:formula="of:=([.B387]/65535-[.A387])/[.A387]" office:value-type="percentage" office:value="-0.0000116803186120367" calcext:value-type="percentage">
            <text:p>0.00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MIN([.C3:.C387])" office:value-type="percentage" office:value="-0.00201349224943927" calcext:value-type="percentage">
            <text:p>-0.20%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1:01:35.683000000</meta:creation-date>
    <dc:date>2023-10-15T10:41:02.848000000</dc:date>
    <meta:editing-duration>PT2H30S</meta:editing-duration>
    <meta:editing-cycles>2</meta:editing-cycles>
    <meta:generator>LibreOffice/7.4.3.2$Windows_X86_64 LibreOffice_project/1048a8393ae2eeec98dff31b5c133c5f1d08b890</meta:generator>
    <meta:document-statistic meta:table-count="1" meta:cell-count="1765" meta:object-count="0"/>
  </office:meta>
</office:document-meta>
</file>